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5.906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5.165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3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ro3" style:family="table-row">
      <style:table-row-properties style:row-height="1.168cm" fo:break-before="auto" style:use-optimal-row-height="true"/>
    </style:style>
    <style:style style:name="ro4" style:family="table-row">
      <style:table-row-properties style:row-height="3.792cm" fo:break-before="auto" style:use-optimal-row-height="true"/>
    </style:style>
    <style:style style:name="ro5" style:family="table-row">
      <style:table-row-properties style:row-height="1.543cm" fo:break-before="auto" style:use-optimal-row-height="true"/>
    </style:style>
    <style:style style:name="ro6" style:family="table-row">
      <style:table-row-properties style:row-height="1.917cm" fo:break-before="auto" style:use-optimal-row-height="true"/>
    </style:style>
    <style:style style:name="ro7" style:family="table-row">
      <style:table-row-properties style:row-height="2.667cm" fo:break-before="auto" style:use-optimal-row-height="true"/>
    </style:style>
    <style:style style:name="ro8" style:family="table-row">
      <style:table-row-properties style:row-height="2.293cm" fo:break-before="auto" style:use-optimal-row-height="true"/>
    </style:style>
    <style:style style:name="ro9" style:family="table-row">
      <style:table-row-properties style:row-height="1.159cm" fo:break-before="auto" style:use-optimal-row-height="true"/>
    </style:style>
    <style:style style:name="ro10" style:family="table-row">
      <style:table-row-properties style:row-height="1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d281e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b47804"/>
    </style:style>
    <style:style style:name="ce15" style:family="table-cell" style:parent-style-name="Default">
      <style:table-cell-properties fo:background-color="#158466"/>
    </style:style>
    <style:style style:name="ce17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c9211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d28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a9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47804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158466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921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47804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1" table:default-cell-style-name="ce12"/>
        <table:table-column table:style-name="co1" table:number-columns-repeated="1018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2" office:value-type="string" calcext:value-type="string">
            <text:p>Given up</text:p>
          </table:table-cell>
          <table:table-cell table:style-name="ce4" office:value-type="string" calcext:value-type="string">
            <text:p>cif_foun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Thermodynamically stabl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3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EYRUU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OCUNAC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MIL-101-SO3H (Cr) <text:a xlink:href="javascript:void(0);" xlink:type="simple">(51, 301)</text:a></text:p>
          </table:table-cell>
          <table:table-cell table:style-name="ce9" office:value-type="string" calcext:value-type="string">
            <text:p>Cr3F(H2O)2O(BDC-SO3H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WEVYE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EDYE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DOG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FAWCEN01</text:p>
          </table:table-cell>
          <table:table-cell office:value-type="string" calcext:value-type="string">
            <text:p>FAWCEN02</text:p>
          </table:table-cell>
          <table:table-cell office:value-type="string" calcext:value-type="string">
            <text:p>FAWCEN03</text:p>
          </table:table-cell>
          <table:table-cell office:value-type="string" calcext:value-type="string">
            <text:p>FAWCEN04</text:p>
          </table:table-cell>
          <table:table-cell office:value-type="string" calcext:value-type="string">
            <text:p>FEHHEI</text:p>
          </table:table-cell>
          <table:table-cell office:value-type="string" calcext:value-type="string">
            <text:p>GAZBOB</text:p>
          </table:table-cell>
          <table:table-cell office:value-type="string" calcext:value-type="string">
            <text:p>KAMZUV</text:p>
          </table:table-cell>
          <table:table-cell office:value-type="string" calcext:value-type="string">
            <text:p>LENVOR</text:p>
          </table:table-cell>
          <table:table-cell office:value-type="string" calcext:value-type="string">
            <text:p>NIFFIU</text:p>
          </table:table-cell>
          <table:table-cell office:value-type="string" calcext:value-type="string">
            <text:p>NIFNOI</text:p>
          </table:table-cell>
          <table:table-cell office:value-type="string" calcext:value-type="string">
            <text:p>NIFNUO</text:p>
          </table:table-cell>
          <table:table-cell office:value-type="string" calcext:value-type="string">
            <text:p>NIFPAW</text:p>
          </table:table-cell>
          <table:table-cell office:value-type="string" calcext:value-type="string">
            <text:p>NIFPEA</text:p>
          </table:table-cell>
          <table:table-cell office:value-type="string" calcext:value-type="string">
            <text:p>NIFPIE</text:p>
          </table:table-cell>
          <table:table-cell office:value-type="string" calcext:value-type="string">
            <text:p>NIFPOK</text:p>
          </table:table-cell>
          <table:table-cell office:value-type="string" calcext:value-type="string">
            <text:p>NIFPUQ</text:p>
          </table:table-cell>
          <table:table-cell office:value-type="string" calcext:value-type="string">
            <text:p>NIFQAX</text:p>
          </table:table-cell>
          <table:table-cell office:value-type="string" calcext:value-type="string">
            <text:p>NIFQEB</text:p>
          </table:table-cell>
          <table:table-cell office:value-type="string" calcext:value-type="string">
            <text:p>NIFQIF</text:p>
          </table:table-cell>
          <table:table-cell office:value-type="string" calcext:value-type="string">
            <text:p>NIFQOL</text:p>
          </table:table-cell>
          <table:table-cell office:value-type="string" calcext:value-type="string">
            <text:p>NIFQUR</text:p>
          </table:table-cell>
          <table:table-cell office:value-type="string" calcext:value-type="string">
            <text:p>NIFRAY</text:p>
          </table:table-cell>
          <table:table-cell office:value-type="string" calcext:value-type="string">
            <text:p>NIFREC</text:p>
          </table:table-cell>
          <table:table-cell office:value-type="string" calcext:value-type="string">
            <text:p>NIFRIG</text:p>
          </table:table-cell>
          <table:table-cell office:value-type="string" calcext:value-type="string">
            <text:p>NIFROM</text:p>
          </table:table-cell>
          <table:table-cell office:value-type="string" calcext:value-type="string">
            <text:p>NIFRUS</text:p>
          </table:table-cell>
          <table:table-cell office:value-type="string" calcext:value-type="string">
            <text:p>NIFSAZ</text:p>
          </table:table-cell>
          <table:table-cell office:value-type="string" calcext:value-type="string">
            <text:p>NIFSED</text:p>
          </table:table-cell>
          <table:table-cell office:value-type="string" calcext:value-type="string">
            <text:p>NIFSIH</text:p>
          </table:table-cell>
          <table:table-cell office:value-type="string" calcext:value-type="string">
            <text:p>NIFSON</text:p>
          </table:table-cell>
          <table:table-cell office:value-type="string" calcext:value-type="string">
            <text:p>NIFSUT</text:p>
          </table:table-cell>
          <table:table-cell office:value-type="string" calcext:value-type="string">
            <text:p>NIFTAA</text:p>
          </table:table-cell>
          <table:table-cell office:value-type="string" calcext:value-type="string">
            <text:p>OFERUN</text:p>
          </table:table-cell>
          <table:table-cell office:value-type="string" calcext:value-type="string">
            <text:p>OFERUN03</text:p>
          </table:table-cell>
          <table:table-cell office:value-type="string" calcext:value-type="string">
            <text:p>OFERUN07</text:p>
          </table:table-cell>
          <table:table-cell office:value-type="string" calcext:value-type="string">
            <text:p>OFERUN09</text:p>
          </table:table-cell>
          <table:table-cell office:value-type="string" calcext:value-type="string">
            <text:p>OFERUN11</text:p>
          </table:table-cell>
          <table:table-cell office:value-type="string" calcext:value-type="string">
            <text:p>PEVFON</text:p>
          </table:table-cell>
          <table:table-cell office:value-type="string" calcext:value-type="string">
            <text:p>RIRDIH</text:p>
          </table:table-cell>
          <table:table-cell office:value-type="string" calcext:value-type="string">
            <text:p>TUDHUW</text:p>
          </table:table-cell>
          <table:table-cell office:value-type="string" calcext:value-type="string">
            <text:p>TUDJAE</text:p>
          </table:table-cell>
          <table:table-cell office:value-type="string" calcext:value-type="string">
            <text:p>TUDJEI</text:p>
          </table:table-cell>
          <table:table-cell office:value-type="string" calcext:value-type="string">
            <text:p>TUDJIM</text:p>
          </table:table-cell>
          <table:table-cell office:value-type="string" calcext:value-type="string">
            <text:p>TUDJOS</text:p>
          </table:table-cell>
          <table:table-cell office:value-type="string" calcext:value-type="string">
            <text:p>TUDJUY</text:p>
          </table:table-cell>
          <table:table-cell office:value-type="string" calcext:value-type="string">
            <text:p>TUDKAF</text:p>
          </table:table-cell>
          <table:table-cell office:value-type="string" calcext:value-type="string">
            <text:p>TUDKEJ</text:p>
          </table:table-cell>
          <table:table-cell office:value-type="string" calcext:value-type="string">
            <text:p>UZEWOM</text:p>
          </table:table-cell>
          <table:table-cell office:value-type="string" calcext:value-type="string">
            <text:p>UZEWUS</text:p>
          </table:table-cell>
          <table:table-cell office:value-type="string" calcext:value-type="string">
            <text:p>VELVOY</text:p>
          </table:table-cell>
          <table:table-cell office:value-type="string" calcext:value-type="string">
            <text:p>VELVOY01</text:p>
          </table:table-cell>
          <table:table-cell office:value-type="string" calcext:value-type="string">
            <text:p>XIZCOA</text:p>
          </table:table-cell>
          <table:table-cell office:value-type="string" calcext:value-type="string">
            <text:p>XIZCUG</text:p>
          </table:table-cell>
          <table:table-cell office:value-type="string" calcext:value-type="string">
            <text:p>XIZDAN</text:p>
          </table:table-cell>
          <table:table-cell office:value-type="string" calcext:value-type="string">
            <text:p>XIZDER</text:p>
          </table:table-cell>
          <table:table-cell office:value-type="string" calcext:value-type="string">
            <text:p>XIZDIV</text:p>
          </table:table-cell>
          <table:table-cell office:value-type="string" calcext:value-type="string">
            <text:p>YITKEU</text:p>
          </table:table-cell>
          <table:table-cell office:value-type="string" calcext:value-type="string">
            <text:p>YITKIY</text:p>
          </table:table-cell>
          <table:table-cell table:number-columns-repeated="96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OTIB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EFP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UDEM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JEYTE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TPTP)2(H2O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-PDA)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4(o-PDA)2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EZCII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9" office:value-type="string" calcext:value-type="string">
            <text:p>N/A <text:a xlink:href="javascript:void(0);" xlink:type="simple">(297)</text:a></text:p>
          </table:table-cell>
          <table:table-cell table:style-name="ce9" office:value-type="string" calcext:value-type="string">
            <text:p>H3(Cu4Cl)3(BTTRI)8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N/A <text:a xlink:href="javascript:void(0);" xlink:type="simple">(260)</text:a></text:p>
          </table:table-cell>
          <table:table-cell table:style-name="ce11" office:value-type="string" calcext:value-type="string">
            <text:p>Zn(1,4-BDP)</text:p>
          </table:table-cell>
          <table:table-cell table:style-name="ce11" office:value-type="string" calcext:value-type="string">
            <text:p>low</text:p>
          </table:table-cell>
          <table:table-cell table:style-name="ce13" office:value-type="string" calcext:value-type="string">
            <text:p>LUQGAG</text:p>
          </table:table-cell>
          <table:table-cell table:style-name="ce5" office:value-type="string" calcext:value-type="string">
            <text:p>NOTE. This is Co(1,4-BDP) , which is also stable</text:p>
          </table:table-cell>
          <table:table-cell table:style-name="ce5" table:number-columns-repeated="1017"/>
        </table:table-row>
        <table:table-row table:style-name="ro1"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/A <text:a xlink:href="javascript:void(0);" xlink:type="simple">(260)</text:a></text:p>
          </table:table-cell>
          <table:table-cell table:style-name="ce9" office:value-type="string" calcext:value-type="string">
            <text:p>Zn(1,3-BDP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TEWU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TEXAT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ATL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office:value-type="string" calcext:value-type="string">
            <text:p>low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IRPEM</text:p>
          </table:table-cell>
          <table:table-cell office:value-type="string" calcext:value-type="string">
            <text:p>NIRPIQ</text:p>
          </table:table-cell>
          <table:table-cell office:value-type="string" calcext:value-type="string">
            <text:p>NIRPOW</text:p>
          </table:table-cell>
          <table:table-cell office:value-type="string" calcext:value-type="string">
            <text:p>OTEGOL</text:p>
          </table:table-cell>
          <table:table-cell office:value-type="string" calcext:value-type="string">
            <text:p>OWIHEJ</text:p>
          </table:table-cell>
          <table:table-cell office:value-type="string" calcext:value-type="string">
            <text:p>OWIHIN</text:p>
          </table:table-cell>
          <table:table-cell office:value-type="string" calcext:value-type="string">
            <text:p>OWIHOT</text:p>
          </table:table-cell>
          <table:table-cell office:value-type="string" calcext:value-type="string">
            <text:p>XUPSAE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IDUWAH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RAKJIY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High kinetic stability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4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YEYBO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AU-10 <text:a xlink:href="javascript:void(0);" xlink:type="simple">(110)</text:a></text:p>
          </table:table-cell>
          <table:table-cell office:value-type="string" calcext:value-type="string">
            <text:p>Al(OH)(ISO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OQOCA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GC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GBU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IFUCAQ</text:p>
          </table:table-cell>
          <table:table-cell office:value-type="string" calcext:value-type="string">
            <text:p>XICNOO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ITYUN0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USPI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CIGXIA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9" office:value-type="string" calcext:value-type="string">
            <text:p>MIL-101-NH2(Cr) <text:a xlink:href="javascript:void(0);" xlink:type="simple">(51, 52)</text:a></text:p>
          </table:table-cell>
          <table:table-cell table:style-name="ce9" office:value-type="string" calcext:value-type="string">
            <text:p>Cr3F(H2O)2O(BDC-NH2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9" office:value-type="string" calcext:value-type="string">
            <text:p>MIL-125-NH2(Ti) <text:a xlink:href="javascript:void(0);" xlink:type="simple">(46-48)</text:a></text:p>
          </table:table-cell>
          <table:table-cell table:style-name="ce9" office:value-type="string" calcext:value-type="string">
            <text:p>Ti8O8(OH)4(BDC-NH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10" office:value-type="string" calcext:value-type="string">
            <text:p>MIL-127 <text:a xlink:href="javascript:void(0);" xlink:type="simple">(42)</text:a></text:p>
          </table:table-cell>
          <table:table-cell table:style-name="ce10" office:value-type="string" calcext:value-type="string">
            <text:p>Fe6O2(TAZB)3X2, X = Cl, OH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DOYBEA</text:p>
          </table:table-cell>
          <table:table-cell office:value-type="string" calcext:value-type="string">
            <text:p>QONQAM</text:p>
          </table:table-cell>
          <table:table-cell office:value-type="string" calcext:value-type="string">
            <text:p>QONQEQ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float" office:value="38" calcext:value-type="float">
            <text:p>38</text:p>
          </table:table-cell>
          <table:table-cell table:style-name="ce10" office:value-type="string" calcext:value-type="string">
            <text:p>MIL-53(Cr) <text:a xlink:href="javascript:void(0);" xlink:type="simple">(268)</text:a></text:p>
          </table:table-cell>
          <table:table-cell table:style-name="ce10" office:value-type="string" calcext:value-type="string">
            <text:p>Cr(OH)BDC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FXAC</text:p>
          </table:table-cell>
          <table:table-cell office:value-type="string" calcext:value-type="string">
            <text:p>NOTE. This is MOF-535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QEFWUV</text:p>
          </table:table-cell>
          <table:table-cell office:value-type="string" calcext:value-type="string">
            <text:p>RIQKU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KAM</text:p>
          </table:table-cell>
          <table:table-cell office:value-type="string" calcext:value-type="string">
            <text:p>NOTE. This is MOF-801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JU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XE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9" office:value-type="string" calcext:value-type="string">
            <text:p>MOF-804 <text:a xlink:href="javascript:void(0);" xlink:type="simple">(110)</text:a></text:p>
          </table:table-cell>
          <table:table-cell table:style-name="ce9" office:value-type="string" calcext:value-type="string">
            <text:p>Zr6O4(OH)4(BDC-(OH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WI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IV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OB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UH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YAO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YES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9" office:value-type="string" calcext:value-type="string">
            <text:p>N/A <text:a xlink:href="javascript:void(0);" xlink:type="simple">(80)</text:a></text:p>
          </table:table-cell>
          <table:table-cell table:style-name="ce9" office:value-type="string" calcext:value-type="string">
            <text:p>Ni8(OH)4(H2O)2(L10-(CF3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9" office:value-type="string" calcext:value-type="string">
            <text:p>N/A <text:a xlink:href="javascript:void(0);" xlink:type="simple">(61)</text:a></text:p>
          </table:table-cell>
          <table:table-cell table:style-name="ce9" office:value-type="string" calcext:value-type="string">
            <text:p>Zn2(BTC)(OH)-(H2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PQOT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OCN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FIFFUX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DBU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OXAJ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EWILIH</text:p>
          </table:table-cell>
          <table:table-cell office:value-type="string" calcext:value-type="string">
            <text:p>EWILON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JALLIU</text:p>
          </table:table-cell>
          <table:table-cell office:value-type="string" calcext:value-type="string">
            <text:p>JUWVAB</text:p>
          </table:table-cell>
          <table:table-cell office:value-type="string" calcext:value-type="string">
            <text:p>JUWVEF</text:p>
          </table:table-cell>
          <table:table-cell office:value-type="string" calcext:value-type="string">
            <text:p>JUWVIJ</text:p>
          </table:table-cell>
          <table:table-cell office:value-type="string" calcext:value-type="string">
            <text:p>JUWVOP</text:p>
          </table:table-cell>
          <table:table-cell office:value-type="string" calcext:value-type="string">
            <text:p>JUWVUV</text:p>
          </table:table-cell>
          <table:table-cell office:value-type="string" calcext:value-type="string">
            <text:p>JUWWAC</text:p>
          </table:table-cell>
          <table:table-cell office:value-type="string" calcext:value-type="string">
            <text:p>JUWWEG</text:p>
          </table:table-cell>
          <table:table-cell office:value-type="string" calcext:value-type="string">
            <text:p>JUWWIK</text:p>
          </table:table-cell>
          <table:table-cell office:value-type="string" calcext:value-type="string">
            <text:p>JUWWOQ</text:p>
          </table:table-cell>
          <table:table-cell office:value-type="string" calcext:value-type="string">
            <text:p>JUWWUW</text:p>
          </table:table-cell>
          <table:table-cell office:value-type="string" calcext:value-type="string">
            <text:p>JUWXAD</text:p>
          </table:table-cell>
          <table:table-cell office:value-type="string" calcext:value-type="string">
            <text:p>KINGUM</text:p>
          </table:table-cell>
          <table:table-cell office:value-type="string" calcext:value-type="string">
            <text:p>KINGUM01</text:p>
          </table:table-cell>
          <table:table-cell office:value-type="string" calcext:value-type="string">
            <text:p>NIKVAH</text:p>
          </table:table-cell>
          <table:table-cell office:value-type="string" calcext:value-type="string">
            <text:p>REBPIA</text:p>
          </table:table-cell>
          <table:table-cell office:value-type="string" calcext:value-type="string">
            <text:p>REBPIA01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RUBTAK03</text:p>
          </table:table-cell>
          <table:table-cell office:value-type="string" calcext:value-type="string">
            <text:p>RUBTAK04</text:p>
          </table:table-cell>
          <table:table-cell office:value-type="string" calcext:value-type="string">
            <text:p>RUBTAK05</text:p>
          </table:table-cell>
          <table:table-cell office:value-type="string" calcext:value-type="string">
            <text:p>RUBTAK06</text:p>
          </table:table-cell>
          <table:table-cell office:value-type="string" calcext:value-type="string">
            <text:p>RUBTAK07</text:p>
          </table:table-cell>
          <table:table-cell office:value-type="string" calcext:value-type="string">
            <text:p>RUBTAK08</text:p>
          </table:table-cell>
          <table:table-cell office:value-type="string" calcext:value-type="string">
            <text:p>RUBTAK09</text:p>
          </table:table-cell>
          <table:table-cell office:value-type="string" calcext:value-type="string">
            <text:p>SOJTOD</text:p>
          </table:table-cell>
          <table:table-cell office:value-type="string" calcext:value-type="string">
            <text:p>SURHEU</text:p>
          </table:table-cell>
          <table:table-cell office:value-type="string" calcext:value-type="string">
            <text:p>SURHEU01</text:p>
          </table:table-cell>
          <table:table-cell office:value-type="string" calcext:value-type="string">
            <text:p>SURHEU02</text:p>
          </table:table-cell>
          <table:table-cell office:value-type="string" calcext:value-type="string">
            <text:p>SURHEU03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SURKAT</text:p>
          </table:table-cell>
          <table:table-cell office:value-type="string" calcext:value-type="string">
            <text:p>SURKEX</text:p>
          </table:table-cell>
          <table:table-cell office:value-type="string" calcext:value-type="string">
            <text:p>SURKUN</text:p>
          </table:table-cell>
          <table:table-cell office:value-type="string" calcext:value-type="string">
            <text:p>SURKUN01</text:p>
          </table:table-cell>
          <table:table-cell office:value-type="string" calcext:value-type="string">
            <text:p>SURLEY</text:p>
          </table:table-cell>
          <table:table-cell office:value-type="string" calcext:value-type="string">
            <text:p>TEPWIX</text:p>
          </table:table-cell>
          <table:table-cell office:value-type="string" calcext:value-type="string">
            <text:p>TEPWOD</text:p>
          </table:table-cell>
          <table:table-cell office:value-type="string" calcext:value-type="string">
            <text:p>TEPWUJ</text:p>
          </table:table-cell>
          <table:table-cell office:value-type="string" calcext:value-type="string">
            <text:p>UFOSEQ</text:p>
          </table:table-cell>
          <table:table-cell office:value-type="string" calcext:value-type="string">
            <text:p>UFOSIU</text:p>
          </table:table-cell>
          <table:table-cell office:value-type="string" calcext:value-type="string">
            <text:p>UFOSOA</text:p>
          </table:table-cell>
          <table:table-cell office:value-type="string" calcext:value-type="string">
            <text:p>VOPMIZ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UiO-66-MM <text:a xlink:href="javascript:void(0);" xlink:type="simple">(99)</text:a></text:p>
          </table:table-cell>
          <table:table-cell office:value-type="string" calcext:value-type="string">
            <text:p>Zr6O6(BDC-CH3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JUWVAB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9" office:value-type="string" calcext:value-type="string">
            <text:p>Zn-DMOF-A <text:a xlink:href="javascript:void(0);" xlink:type="simple">(75)</text:a></text:p>
          </table:table-cell>
          <table:table-cell table:style-name="ce9" office:value-type="string" calcext:value-type="string">
            <text:p>Zn2(1,4-A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BFO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ECIW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FIW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OQOCAA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UQ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OK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IE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9" office:value-type="string" calcext:value-type="string">
            <text:p>CAU-10–OCH3 <text:a xlink:href="javascript:void(0);" xlink:type="simple">(59)</text:a></text:p>
          </table:table-cell>
          <table:table-cell table:style-name="ce9" office:value-type="string" calcext:value-type="string">
            <text:p>Al(OH)(ISO-OCH3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9" office:value-type="string" calcext:value-type="string">
            <text:p>CAU-10-OH <text:a xlink:href="javascript:void(0);" xlink:type="simple">(59)</text:a></text:p>
          </table:table-cell>
          <table:table-cell table:style-name="ce9" office:value-type="string" calcext:value-type="string">
            <text:p>Al(OH)(ISO-OH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EVQ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VOCKU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BIPLA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OHYI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OHJUA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9" office:value-type="string" calcext:value-type="string">
            <text:p>MIL-53-F(Al) <text:a xlink:href="javascript:void(0);" xlink:type="simple">(312)</text:a></text:p>
          </table:table-cell>
          <table:table-cell table:style-name="ce9" office:value-type="string" calcext:value-type="string">
            <text:p>Al(OH)(BDC-F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OJJO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Ni-HF <text:a xlink:href="javascript:void(0);" xlink:type="simple">(293)</text:a></text:p>
          </table:table-cell>
          <table:table-cell office:value-type="string" calcext:value-type="string">
            <text:p>Ni2(HFPDPT)-(BPY)2(H2O)2](H2O)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WIZMA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RAZXIA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QOVX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WOJG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AGC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GATO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86" calcext:value-type="float">
            <text:p>86</text:p>
          </table:table-cell>
          <table:table-cell table:style-name="ce9" office:value-type="string" calcext:value-type="string">
            <text:p>Zr-DMBDC <text:a xlink:href="javascript:void(0);" xlink:type="simple">(162)</text:a></text:p>
          </table:table-cell>
          <table:table-cell table:style-name="ce9" office:value-type="string" calcext:value-type="string">
            <text:p>Zr6O6(DMBDC)1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A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IX</text:p>
          </table:table-cell>
          <table:table-cell office:value-type="string" calcext:value-type="string">
            <text:p>Actually ValZNOAc (also stable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BEYSAB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EVV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Z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YOZ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YU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5" calcext:value-type="float">
            <text:p>95</text:p>
          </table:table-cell>
          <table:table-cell table:style-name="ce22" office:value-type="string" calcext:value-type="string">
            <text:p>MIL-140 A <text:a xlink:href="javascript:void(0);" xlink:type="simple">(101)</text:a></text:p>
          </table:table-cell>
          <table:table-cell table:style-name="ce22" office:value-type="string" calcext:value-type="string">
            <text:p>ZrO(B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6" calcext:value-type="float">
            <text:p>96</text:p>
          </table:table-cell>
          <table:table-cell table:style-name="ce22" office:value-type="string" calcext:value-type="string">
            <text:p>MIL-140 B <text:a xlink:href="javascript:void(0);" xlink:type="simple">(101)</text:a></text:p>
          </table:table-cell>
          <table:table-cell table:style-name="ce22" office:value-type="string" calcext:value-type="string">
            <text:p>ZrO(2,6-N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22" office:value-type="string" calcext:value-type="string">
            <text:p>MIL-140 C <text:a xlink:href="javascript:void(0);" xlink:type="simple">(101)</text:a></text:p>
          </table:table-cell>
          <table:table-cell table:style-name="ce22" office:value-type="string" calcext:value-type="string">
            <text:p>ZrO(BP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8" calcext:value-type="float">
            <text:p>98</text:p>
          </table:table-cell>
          <table:table-cell table:style-name="ce22" office:value-type="string" calcext:value-type="string">
            <text:p>MIL-140 D <text:a xlink:href="javascript:void(0);" xlink:type="simple">(101)</text:a></text:p>
          </table:table-cell>
          <table:table-cell table:style-name="ce22" office:value-type="string" calcext:value-type="string">
            <text:p>ZrO(ABDC-Cl2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LA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ZKUL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IJDA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WYUB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QAVW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J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E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SVO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TSII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IKG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VDI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V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HCUR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9" office:value-type="string" calcext:value-type="string">
            <text:p>N/A <text:a xlink:href="javascript:void(0);" xlink:type="simple">(276)</text:a></text:p>
          </table:table-cell>
          <table:table-cell table:style-name="ce9" office:value-type="string" calcext:value-type="string">
            <text:p>Zn3(BPDC)3(2,2′-dimethyl-BPY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U-1000-SALI-1 <text:a xlink:href="javascript:void(0);" xlink:type="simple">(104)</text:a></text:p>
          </table:table-cell>
          <table:table-cell office:value-type="string" calcext:value-type="string">
            <text:p>Zr6(μ-OH)8(OH)8(TBAPY)2-CF3CO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FFUX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2" office:value-type="float" office:value="116" calcext:value-type="float">
            <text:p>116</text:p>
          </table:table-cell>
          <table:table-cell table:style-name="ce9" office:value-type="string" calcext:value-type="string">
            <text:p>NU-1000-SALI-3 <text:a xlink:href="javascript:void(0);" xlink:type="simple">(104)</text:a></text:p>
          </table:table-cell>
          <table:table-cell table:style-name="ce9" office:value-type="string" calcext:value-type="string">
            <text:p>Zr6(μ3-OH)8(OH)8(TBAPY)2-CF3(CF2)2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2" office:value-type="float" office:value="117" calcext:value-type="float">
            <text:p>117</text:p>
          </table:table-cell>
          <table:table-cell table:style-name="ce9" office:value-type="string" calcext:value-type="string">
            <text:p>NU-1000-SALI-7 <text:a xlink:href="javascript:void(0);" xlink:type="simple">(104)</text:a></text:p>
          </table:table-cell>
          <table:table-cell table:style-name="ce9" office:value-type="string" calcext:value-type="string">
            <text:p>Zr6(μ3-OH)8(OH)8(TBAPY)2-CF3(CF2)6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2" office:value-type="float" office:value="118" calcext:value-type="float">
            <text:p>118</text:p>
          </table:table-cell>
          <table:table-cell table:style-name="ce9" office:value-type="string" calcext:value-type="string">
            <text:p>NU-1000-SALI-9 <text:a xlink:href="javascript:void(0);" xlink:type="simple">(104)</text:a></text:p>
          </table:table-cell>
          <table:table-cell table:style-name="ce9" office:value-type="string" calcext:value-type="string">
            <text:p>Zr6(μ3-OH)8(OH)8(TBAPY)2-CF3(CF2)8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YEYCOW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CUC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DA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MTI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FERO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RPIC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25" calcext:value-type="float">
            <text:p>125</text:p>
          </table:table-cell>
          <table:table-cell table:style-name="ce9" office:value-type="string" calcext:value-type="string">
            <text:p>UiO-2,6-NDC <text:a xlink:href="javascript:void(0);" xlink:type="simple">(101, 103)</text:a></text:p>
          </table:table-cell>
          <table:table-cell table:style-name="ce9" office:value-type="string" calcext:value-type="string">
            <text:p>Zr6O6(2,6-NDC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9" office:value-type="string" calcext:value-type="string">
            <text:p>UiO-66-(CO2H)2 <text:a xlink:href="javascript:void(0);" xlink:type="simple">(322)</text:a></text:p>
          </table:table-cell>
          <table:table-cell table:style-name="ce9" office:value-type="string" calcext:value-type="string">
            <text:p>Zr6O6(BDC-(CO2H)2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UiO-66-(OMe)2 <text:a xlink:href="javascript:void(0);" xlink:type="simple">(97)</text:a></text:p>
          </table:table-cell>
          <table:table-cell office:value-type="string" calcext:value-type="string">
            <text:p>Zr6O6(BDC-(OMe)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UiO-66-Br2 <text:a xlink:href="javascript:void(0);" xlink:type="simple">(322)</text:a></text:p>
          </table:table-cell>
          <table:table-cell office:value-type="string" calcext:value-type="string">
            <text:p>Zr6O6(BDC-Br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29" calcext:value-type="float">
            <text:p>129</text:p>
          </table:table-cell>
          <table:table-cell table:style-name="ce9" office:value-type="string" calcext:value-type="string">
            <text:p>UiO-66-CF3 <text:a xlink:href="javascript:void(0);" xlink:type="simple">(322)</text:a></text:p>
          </table:table-cell>
          <table:table-cell table:style-name="ce9" office:value-type="string" calcext:value-type="string">
            <text:p>Zr6O6(BDC-CF3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UiO-66-Cl2 <text:a xlink:href="javascript:void(0);" xlink:type="simple">(322)</text:a></text:p>
          </table:table-cell>
          <table:table-cell office:value-type="string" calcext:value-type="string">
            <text:p>Zr6O6(BDC-Cl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U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1" calcext:value-type="float">
            <text:p>131</text:p>
          </table:table-cell>
          <table:table-cell table:style-name="ce9" office:value-type="string" calcext:value-type="string">
            <text:p>UiO-66-CO2H <text:a xlink:href="javascript:void(0);" xlink:type="simple">(323)</text:a></text:p>
          </table:table-cell>
          <table:table-cell table:style-name="ce9" office:value-type="string" calcext:value-type="string">
            <text:p>Zr6O6(BDC-CO2H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OQ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3" calcext:value-type="float">
            <text:p>133</text:p>
          </table:table-cell>
          <table:table-cell table:style-name="ce9" office:value-type="string" calcext:value-type="string">
            <text:p>UiO-66-I <text:a xlink:href="javascript:void(0);" xlink:type="simple">(323)</text:a></text:p>
          </table:table-cell>
          <table:table-cell table:style-name="ce9" office:value-type="string" calcext:value-type="string">
            <text:p>Zr6O6(BDC-I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VO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5" calcext:value-type="float">
            <text:p>135</text:p>
          </table:table-cell>
          <table:table-cell table:style-name="ce9" office:value-type="string" calcext:value-type="string">
            <text:p>UiO-66-SO3H <text:a xlink:href="javascript:void(0);" xlink:type="simple">(323)</text:a></text:p>
          </table:table-cell>
          <table:table-cell table:style-name="ce9" office:value-type="string" calcext:value-type="string">
            <text:p>Zr6O6(BDC-SO3H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KA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EVZ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OD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FERU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VEJZOA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Zn-DMOF(NO2)2 <text:a xlink:href="javascript:void(0);" xlink:type="simple">(74)</text:a></text:p>
          </table:table-cell>
          <table:table-cell office:value-type="string" calcext:value-type="string">
            <text:p>Zn2(BDC-(NO2)2)2(DABC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UMFE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42" calcext:value-type="float">
            <text:p>142</text:p>
          </table:table-cell>
          <table:table-cell table:style-name="ce9" office:value-type="string" calcext:value-type="string">
            <text:p>Zn(NDI-H) <text:a xlink:href="javascript:void(0);" xlink:type="simple">(96)</text:a></text:p>
          </table:table-cell>
          <table:table-cell table:style-name="ce9" office:value-type="string" calcext:value-type="string">
            <text:p>Zn(NDI-H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3" calcext:value-type="float">
            <text:p>143</text:p>
          </table:table-cell>
          <table:table-cell table:style-name="ce9" office:value-type="string" calcext:value-type="string">
            <text:p>Zr-fum <text:a xlink:href="javascript:void(0);" xlink:type="simple">(324)</text:a></text:p>
          </table:table-cell>
          <table:table-cell table:style-name="ce9" office:value-type="string" calcext:value-type="string">
            <text:p>Zr6O6(FUM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Low kinetic stability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7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TABL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IWA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DP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YUJ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48" calcext:value-type="float">
            <text:p>148</text:p>
          </table:table-cell>
          <table:table-cell table:style-name="ce9" office:value-type="string" calcext:value-type="string">
            <text:p>MIL-101-NO2(Cr) <text:a xlink:href="javascript:void(0);" xlink:type="simple">(51, 52)</text:a></text:p>
          </table:table-cell>
          <table:table-cell table:style-name="ce9" office:value-type="string" calcext:value-type="string">
            <text:p>Cr3F(H2O)2O(BDC-NO2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9" calcext:value-type="float">
            <text:p>149</text:p>
          </table:table-cell>
          <table:table-cell table:style-name="ce9" office:value-type="string" calcext:value-type="string">
            <text:p>MIL-47-F(V) <text:a xlink:href="javascript:void(0);" xlink:type="simple">(312)</text:a></text:p>
          </table:table-cell>
          <table:table-cell table:style-name="ce9" office:value-type="string" calcext:value-type="string">
            <text:p>V(O)(BDC-F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P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OWRAV02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9" office:value-type="string" calcext:value-type="string">
            <text:p>MOF-805 <text:a xlink:href="javascript:void(0);" xlink:type="simple">(110)</text:a></text:p>
          </table:table-cell>
          <table:table-cell table:style-name="ce9" office:value-type="string" calcext:value-type="string">
            <text:p>Zr6O4(OH)4(2,6-NDC-(OH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XAZ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WUS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55" calcext:value-type="float">
            <text:p>155</text:p>
          </table:table-cell>
          <table:table-cell table:style-name="ce9" office:value-type="string" calcext:value-type="string">
            <text:p>N/A <text:a xlink:href="javascript:void(0);" xlink:type="simple">(80)</text:a></text:p>
          </table:table-cell>
          <table:table-cell table:style-name="ce9" office:value-type="string" calcext:value-type="string">
            <text:p>Ni8(OH)4(H2O)2(L7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6" calcext:value-type="float">
            <text:p>156</text:p>
          </table:table-cell>
          <table:table-cell table:style-name="ce9" office:value-type="string" calcext:value-type="string">
            <text:p>Ni-DMOF <text:a xlink:href="javascript:void(0);" xlink:type="simple">(71, 72)</text:a></text:p>
          </table:table-cell>
          <table:table-cell table:style-name="ce9" office:value-type="string" calcext:value-type="string">
            <text:p>Ni2(B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IVUI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OXE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AYPAY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9" office:value-type="string" calcext:value-type="string">
            <text:p>Zn-DMOF-N <text:a xlink:href="javascript:void(0);" xlink:type="simple">(75)</text:a></text:p>
          </table:table-cell>
          <table:table-cell table:style-name="ce9" office:value-type="string" calcext:value-type="string">
            <text:p>Zn2(1,4-N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 table:style-name="ce2"/>
          <table:table-cell table:style-name="ce2" office:value-type="float" office:value="161" calcext:value-type="float">
            <text:p>161</text:p>
          </table:table-cell>
          <table:table-cell table:style-name="ce9" office:value-type="string" calcext:value-type="string">
            <text:p>Zn-DMOF-TM0.5 <text:a xlink:href="javascript:void(0);" xlink:type="simple">(75, 76)</text:a></text:p>
          </table:table-cell>
          <table:table-cell table:style-name="ce9" office:value-type="string" calcext:value-type="string">
            <text:p>Zn2(BDC)(BDC-(CH3)4)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JDOS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ASNEX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7" office:value-type="float" office:value="164" calcext:value-type="float">
            <text:p>164</text:p>
          </table:table-cell>
          <table:table-cell table:style-name="ce26" office:value-type="string" calcext:value-type="string">
            <text:p>Co-DMOF <text:a xlink:href="javascript:void(0);" xlink:type="simple">(72)</text:a></text:p>
          </table:table-cell>
          <table:table-cell table:style-name="ce26" office:value-type="string" calcext:value-type="string">
            <text:p>Co2(BDC)2(DABCO)</text:p>
          </table:table-cell>
          <table:table-cell table:style-name="ce26" office:value-type="string" calcext:value-type="string">
            <text:p>medium</text:p>
          </table:table-cell>
          <table:table-cell table:style-name="ce29" office:value-type="string" calcext:value-type="string">
            <text:p>LUYSOP</text:p>
          </table:table-cell>
          <table:table-cell table:style-name="ce17" table:number-columns-repeated="1018"/>
        </table:table-row>
        <table:table-row table:style-name="ro1">
          <table:table-cell table:style-name="ce2"/>
          <table:table-cell table:style-name="ce2" office:value-type="float" office:value="165" calcext:value-type="float">
            <text:p>165</text:p>
          </table:table-cell>
          <table:table-cell table:style-name="ce9" office:value-type="string" calcext:value-type="string">
            <text:p>Cu-DMOF <text:a xlink:href="javascript:void(0);" xlink:type="simple">(72)</text:a></text:p>
          </table:table-cell>
          <table:table-cell table:style-name="ce9" office:value-type="string" calcext:value-type="string">
            <text:p>Cu2(BDC)2(DABCO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UXNE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ZXOB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SIPU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ZXI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UZHOR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1" calcext:value-type="float">
            <text:p>171</text:p>
          </table:table-cell>
          <table:table-cell table:style-name="ce9" office:value-type="string" calcext:value-type="string">
            <text:p>IRMOF-1-CH3/MOF-5-CH3 <text:a xlink:href="javascript:void(0);" xlink:type="simple">(66)</text:a></text:p>
          </table:table-cell>
          <table:table-cell table:style-name="ce9" office:value-type="string" calcext:value-type="string">
            <text:p>Zn4O(BDC-CH3)3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OJTOL</text:p>
          </table:table-cell>
          <table:table-cell office:value-type="string" calcext:value-type="string">
            <text:p>Actually IRMOF-3-AM19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73" calcext:value-type="float">
            <text:p>173</text:p>
          </table:table-cell>
          <table:table-cell table:style-name="ce9" office:value-type="string" calcext:value-type="string">
            <text:p>IRMOF-3/MOF-5-NH2 <text:a xlink:href="javascript:void(0);" xlink:type="simple">(65)</text:a></text:p>
          </table:table-cell>
          <table:table-cell table:style-name="ce9" office:value-type="string" calcext:value-type="string">
            <text:p>Zn4O(BDC-NH2)3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AWB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UPR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KU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LEI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8" calcext:value-type="float">
            <text:p>178</text:p>
          </table:table-cell>
          <table:table-cell table:style-name="ce9" office:value-type="string" calcext:value-type="string">
            <text:p>N/A <text:a xlink:href="javascript:void(0);" xlink:type="simple">(275)</text:a></text:p>
          </table:table-cell>
          <table:table-cell table:style-name="ce9" office:value-type="string" calcext:value-type="string">
            <text:p>Cu2(TPTC-O-(ethyl)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79" calcext:value-type="float">
            <text:p>179</text:p>
          </table:table-cell>
          <table:table-cell table:style-name="ce9" office:value-type="string" calcext:value-type="string">
            <text:p>N/A <text:a xlink:href="javascript:void(0);" xlink:type="simple">(275)</text:a></text:p>
          </table:table-cell>
          <table:table-cell table:style-name="ce9" office:value-type="string" calcext:value-type="string">
            <text:p>Cu2(TPTC-O-(n-propyl)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80" calcext:value-type="float">
            <text:p>180</text:p>
          </table:table-cell>
          <table:table-cell table:style-name="ce9" office:value-type="string" calcext:value-type="string">
            <text:p>N/A <text:a xlink:href="javascript:void(0);" xlink:type="simple">(275)</text:a></text:p>
          </table:table-cell>
          <table:table-cell table:style-name="ce9" office:value-type="string" calcext:value-type="string">
            <text:p>Cu2(TPTC-O-(n-hexyl)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KEDZAX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82" calcext:value-type="float">
            <text:p>182</text:p>
          </table:table-cell>
          <table:table-cell table:style-name="ce9" office:value-type="string" calcext:value-type="string">
            <text:p>UiO-66-F2 <text:a xlink:href="javascript:void(0);" xlink:type="simple">(322)</text:a></text:p>
          </table:table-cell>
          <table:table-cell table:style-name="ce9" office:value-type="string" calcext:value-type="string">
            <text:p>Zr6O6(BDC-F2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83" calcext:value-type="float">
            <text:p>183</text:p>
          </table:table-cell>
          <table:table-cell table:style-name="ce9" office:value-type="string" calcext:value-type="string">
            <text:p>UiO-66-F <text:a xlink:href="javascript:void(0);" xlink:type="simple">(322)</text:a></text:p>
          </table:table-cell>
          <table:table-cell table:style-name="ce9" office:value-type="string" calcext:value-type="string">
            <text:p>Zr6O6(BDC-F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4"/>
          <table:table-cell table:style-name="ce4" office:value-type="float" office:value="184" calcext:value-type="float">
            <text:p>184</text:p>
          </table:table-cell>
          <table:table-cell table:style-name="ce10" office:value-type="string" calcext:value-type="string">
            <text:p>Zr6O6(ABDC-Cl2)12 <text:a xlink:href="javascript:void(0);" xlink:type="simple">(101, 310)</text:a></text:p>
          </table:table-cell>
          <table:table-cell table:style-name="ce10" office:value-type="string" calcext:value-type="string">
            <text:p>Zr6O6(ABDC-Cl2)12</text:p>
          </table:table-cell>
          <table:table-cell table:style-name="ce10" office:value-type="string" calcext:value-type="string">
            <text:p>low</text:p>
          </table:table-cell>
          <table:table-cell table:style-name="ce4" table:number-columns-repeated="1019"/>
        </table:table-row>
        <table:table-row table:style-name="ro1">
          <table:table-cell table:style-name="ce4"/>
          <table:table-cell table:style-name="ce4" office:value-type="float" office:value="185" calcext:value-type="float">
            <text:p>185</text:p>
          </table:table-cell>
          <table:table-cell table:style-name="ce10" office:value-type="string" calcext:value-type="string">
            <text:p>Zr6O6(ABDC)12 <text:a xlink:href="javascript:void(0);" xlink:type="simple">(102)</text:a></text:p>
          </table:table-cell>
          <table:table-cell table:style-name="ce10" office:value-type="string" calcext:value-type="string">
            <text:p>Zr6O6(ABDC)12</text:p>
          </table:table-cell>
          <table:table-cell table:style-name="ce10" office:value-type="string" calcext:value-type="string">
            <text:p>low</text:p>
          </table:table-cell>
          <table:table-cell table:style-name="ce4"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Unstabl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9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MIBQA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ABR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EDADI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FIJCUX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CUMF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XIVT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KISXIU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float" office:value="193" calcext:value-type="float">
            <text:p>193</text:p>
          </table:table-cell>
          <table:table-cell table:style-name="ce31" office:value-type="string" calcext:value-type="string">
            <text:p>Zn-DMOF-Br <text:a xlink:href="javascript:void(0);" xlink:type="simple">(75)</text:a></text:p>
          </table:table-cell>
          <table:table-cell table:style-name="ce31" office:value-type="string" calcext:value-type="string">
            <text:p>Zn2(BDC-Br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1">
          <table:table-cell table:style-name="ce19"/>
          <table:table-cell table:style-name="ce19" office:value-type="float" office:value="194" calcext:value-type="float">
            <text:p>194</text:p>
          </table:table-cell>
          <table:table-cell table:style-name="ce31" office:value-type="string" calcext:value-type="string">
            <text:p>Zn-DMOF-Cl2 <text:a xlink:href="javascript:void(0);" xlink:type="simple">(75)</text:a></text:p>
          </table:table-cell>
          <table:table-cell table:style-name="ce31" office:value-type="string" calcext:value-type="string">
            <text:p>Zn2(BDC-Cl2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2">
          <table:table-cell table:style-name="ce15"/>
          <table:table-cell table:style-name="ce15" office:value-type="float" office:value="195" calcext:value-type="float">
            <text:p>195</text:p>
          </table:table-cell>
          <table:table-cell table:style-name="ce22" office:value-type="string" calcext:value-type="string">
            <text:p>Zn-DMOF-DM <text:a xlink:href="javascript:void(0);" xlink:type="simple">(76)</text:a></text:p>
          </table:table-cell>
          <table:table-cell table:style-name="ce22" office:value-type="string" calcext:value-type="string">
            <text:p>Zn2(BDC-(CH3)2)2(DABCO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2">
          <table:table-cell table:style-name="ce15"/>
          <table:table-cell table:style-name="ce15" office:value-type="float" office:value="196" calcext:value-type="float">
            <text:p>196</text:p>
          </table:table-cell>
          <table:table-cell table:style-name="ce22" office:value-type="string" calcext:value-type="string">
            <text:p>Zn-DMOF-DM0.5 <text:a xlink:href="javascript:void(0);" xlink:type="simple">(76)</text:a></text:p>
          </table:table-cell>
          <table:table-cell table:style-name="ce22" office:value-type="string" calcext:value-type="string">
            <text:p>Zn2(BDC)(BDC-(CH3)2)(DABCO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2">
          <table:table-cell table:style-name="ce19"/>
          <table:table-cell table:style-name="ce19" office:value-type="float" office:value="197" calcext:value-type="float">
            <text:p>197</text:p>
          </table:table-cell>
          <table:table-cell table:style-name="ce31" office:value-type="string" calcext:value-type="string">
            <text:p>Zn-DMOF-MM <text:a xlink:href="javascript:void(0);" xlink:type="simple">(76)</text:a></text:p>
          </table:table-cell>
          <table:table-cell table:style-name="ce31" office:value-type="string" calcext:value-type="string">
            <text:p>Zn2(BDC-CH3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2">
          <table:table-cell table:style-name="ce19"/>
          <table:table-cell table:style-name="ce19" office:value-type="float" office:value="198" calcext:value-type="float">
            <text:p>198</text:p>
          </table:table-cell>
          <table:table-cell table:style-name="ce31" office:value-type="string" calcext:value-type="string">
            <text:p>Zn-DMOF-MM0.5 <text:a xlink:href="javascript:void(0);" xlink:type="simple">(76)</text:a></text:p>
          </table:table-cell>
          <table:table-cell table:style-name="ce31" office:value-type="string" calcext:value-type="string">
            <text:p>Zn2(BDC)(BDC-CH3)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2">
          <table:table-cell table:style-name="ce19"/>
          <table:table-cell table:style-name="ce19" office:value-type="float" office:value="199" calcext:value-type="float">
            <text:p>199</text:p>
          </table:table-cell>
          <table:table-cell table:style-name="ce31" office:value-type="string" calcext:value-type="string">
            <text:p>Zn-DMOF-NH2 <text:a xlink:href="javascript:void(0);" xlink:type="simple">(31)</text:a></text:p>
          </table:table-cell>
          <table:table-cell table:style-name="ce31" office:value-type="string" calcext:value-type="string">
            <text:p>Zn2(BDC-NH2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1">
          <table:table-cell table:style-name="ce19"/>
          <table:table-cell table:style-name="ce19" office:value-type="float" office:value="200" calcext:value-type="float">
            <text:p>200</text:p>
          </table:table-cell>
          <table:table-cell table:style-name="ce31" office:value-type="string" calcext:value-type="string">
            <text:p>Zn-DMOF-OH <text:a xlink:href="javascript:void(0);" xlink:type="simple">(75)</text:a></text:p>
          </table:table-cell>
          <table:table-cell table:style-name="ce31" office:value-type="string" calcext:value-type="string">
            <text:p>Zn2(BDC-OH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1">
          <table:table-cell table:style-name="ce15"/>
          <table:table-cell table:style-name="ce15" office:value-type="float" office:value="201" calcext:value-type="float">
            <text:p>201</text:p>
          </table:table-cell>
          <table:table-cell table:style-name="ce22" office:value-type="string" calcext:value-type="string">
            <text:p>Zn-DMOF-TF <text:a xlink:href="javascript:void(0);" xlink:type="simple">(76)</text:a></text:p>
          </table:table-cell>
          <table:table-cell table:style-name="ce22" office:value-type="string" calcext:value-type="string">
            <text:p>Zn2(BDC-F4)2(DABCO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15" office:value-type="float" office:value="202" calcext:value-type="float">
            <text:p>202</text:p>
          </table:table-cell>
          <table:table-cell table:style-name="ce22" office:value-type="string" calcext:value-type="string">
            <text:p>Zn-MOF-508-TM <text:a xlink:href="javascript:void(0);" xlink:type="simple">(77)</text:a></text:p>
          </table:table-cell>
          <table:table-cell table:style-name="ce22" office:value-type="string" calcext:value-type="string">
            <text:p>Zn2(BDC-(CH3)4)2(BPY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YUVS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BEYSE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IDIWOH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LASYOU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float" office:value="207" calcext:value-type="float">
            <text:p>207</text:p>
          </table:table-cell>
          <table:table-cell table:style-name="ce31" office:value-type="string" calcext:value-type="string">
            <text:p>N/A <text:a xlink:href="javascript:void(0);" xlink:type="simple">(275)</text:a></text:p>
          </table:table-cell>
          <table:table-cell table:style-name="ce31" office:value-type="string" calcext:value-type="string">
            <text:p>Cu2(TPTC-O-ethyl)</text:p>
          </table:table-cell>
          <table:table-cell table:style-name="ce31" office:value-type="string" calcext:value-type="string">
            <text:p>low</text:p>
          </table:table-cell>
          <table:table-cell table:style-name="ce19" table:number-columns-repeated="1019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</table:table>
      <table:table table:name="Sheet3" table:style-name="ta1">
        <table:table-column table:style-name="co5" table:default-cell-style-name="ce3"/>
        <table:table-row table:style-name="ro1">
          <table:table-cell office:value-type="string" calcext:value-type="string">
            <text:p>Bio-MOF</text:p>
          </table:table-cell>
        </table:table-row>
        <table:table-row table:style-name="ro1">
          <table:table-cell office:value-type="string" calcext:value-type="string">
            <text:p>MIL-101(Cr)</text:p>
          </table:table-cell>
        </table:table-row>
        <table:table-row table:style-name="ro1">
          <table:table-cell office:value-type="string" calcext:value-type="string">
            <text:p>MIL-101-SO3H (Cr)</text:p>
          </table:table-cell>
        </table:table-row>
        <table:table-row table:style-name="ro1">
          <table:table-cell office:value-type="string" calcext:value-type="string">
            <text:p>MIL-96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N-222(Fe)</text:p>
          </table:table-cell>
        </table:table-row>
        <table:table-row table:style-name="ro1">
          <table:table-cell office:value-type="string" calcext:value-type="string">
            <text:p>PCN-224(M)</text:p>
          </table:table-cell>
        </table:table-row>
        <table:table-row table:style-name="ro1">
          <table:table-cell office:value-type="string" calcext:value-type="string">
            <text:p>ZIF-8</text:p>
          </table:table-cell>
        </table:table-row>
        <table:table-row table:style-name="ro1">
          <table:table-cell office:value-type="string" calcext:value-type="string">
            <text:p>Al-PMOF</text:p>
          </table:table-cell>
        </table:table-row>
        <table:table-row table:style-name="ro1">
          <table:table-cell office:value-type="string" calcext:value-type="string">
            <text:p>JUC-110</text:p>
          </table:table-cell>
        </table:table-row>
        <table:table-row table:style-name="ro1">
          <table:table-cell office:value-type="string" calcext:value-type="string">
            <text:p>MIL-100(Cr)</text:p>
          </table:table-cell>
        </table:table-row>
        <table:table-row table:style-name="ro1">
          <table:table-cell office:value-type="string" calcext:value-type="string">
            <text:p>MONT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aBTB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OTT-300</text:p>
          </table:table-cell>
        </table:table-row>
        <table:table-row table:style-name="ro1">
          <table:table-cell office:value-type="string" calcext:value-type="string">
            <text:p>PCMOF-5</text:p>
          </table:table-cell>
        </table:table-row>
        <table:table-row table:style-name="ro1">
          <table:table-cell office:value-type="string" calcext:value-type="string">
            <text:p>SNU-80</text:p>
          </table:table-cell>
        </table:table-row>
        <table:table-row table:style-name="ro1" table:number-rows-repeated="3">
          <table:table-cell table:style-name="Default"/>
        </table:table-row>
        <table:table-row table:style-name="ro1">
          <table:table-cell table:style-name="Default" office:value-type="string" calcext:value-type="string">
            <text:p>High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ALF</text:p>
          </table:table-cell>
        </table:table-row>
        <table:table-row table:style-name="ro1">
          <table:table-cell office:value-type="string" calcext:value-type="string">
            <text:p>CAU-10</text:p>
          </table:table-cell>
        </table:table-row>
        <table:table-row table:style-name="ro1">
          <table:table-cell office:value-type="string" calcext:value-type="string">
            <text:p>DUT-51(Hf)</text:p>
          </table:table-cell>
        </table:table-row>
        <table:table-row table:style-name="ro1">
          <table:table-cell office:value-type="string" calcext:value-type="string">
            <text:p>DUT-51(Zr)</text:p>
          </table:table-cell>
        </table:table-row>
        <table:table-row table:style-name="ro1">
          <table:table-cell office:value-type="string" calcext:value-type="string">
            <text:p>DUT-67(Zr)</text:p>
          </table:table-cell>
        </table:table-row>
        <table:table-row table:style-name="ro1">
          <table:table-cell office:value-type="string" calcext:value-type="string">
            <text:p>FMOF-1</text:p>
          </table:table-cell>
        </table:table-row>
        <table:table-row table:style-name="ro1">
          <table:table-cell office:value-type="string" calcext:value-type="string">
            <text:p>MIL-100(Al)</text:p>
          </table:table-cell>
        </table:table-row>
        <table:table-row table:style-name="ro1">
          <table:table-cell office:value-type="string" calcext:value-type="string">
            <text:p>MIL-100(Fe)</text:p>
          </table:table-cell>
        </table:table-row>
        <table:table-row table:style-name="ro1">
          <table:table-cell office:value-type="string" calcext:value-type="string">
            <text:p>MIL-101-NH2(Cr)</text:p>
          </table:table-cell>
        </table:table-row>
        <table:table-row table:style-name="ro1">
          <table:table-cell office:value-type="string" calcext:value-type="string">
            <text:p>MIL-125-NH2(Ti)</text:p>
          </table:table-cell>
        </table:table-row>
        <table:table-row table:style-name="ro1">
          <table:table-cell office:value-type="string" calcext:value-type="string">
            <text:p>MIL-127</text:p>
          </table:table-cell>
        </table:table-row>
        <table:table-row table:style-name="ro1">
          <table:table-cell office:value-type="string" calcext:value-type="string">
            <text:p>MIL-53(Al)</text:p>
          </table:table-cell>
        </table:table-row>
        <table:table-row table:style-name="ro1">
          <table:table-cell office:value-type="string" calcext:value-type="string">
            <text:p>MIL-53(Cr)</text:p>
          </table:table-cell>
        </table:table-row>
        <table:table-row table:style-name="ro1">
          <table:table-cell office:value-type="string" calcext:value-type="string">
            <text:p>MOF-525</text:p>
          </table:table-cell>
        </table:table-row>
        <table:table-row table:style-name="ro1">
          <table:table-cell office:value-type="string" calcext:value-type="string">
            <text:p>MOF-545</text:p>
          </table:table-cell>
        </table:table-row>
        <table:table-row table:style-name="ro1">
          <table:table-cell office:value-type="string" calcext:value-type="string">
            <text:p>MOF-801-P</text:p>
          </table:table-cell>
        </table:table-row>
        <table:table-row table:style-name="ro1">
          <table:table-cell office:value-type="string" calcext:value-type="string">
            <text:p>MOF-801-SC</text:p>
          </table:table-cell>
        </table:table-row>
        <table:table-row table:style-name="ro1">
          <table:table-cell office:value-type="string" calcext:value-type="string">
            <text:p>MOF-802</text:p>
          </table:table-cell>
        </table:table-row>
        <table:table-row table:style-name="ro1">
          <table:table-cell office:value-type="string" calcext:value-type="string">
            <text:p>MOF-804</text:p>
          </table:table-cell>
        </table:table-row>
        <table:table-row table:style-name="ro1">
          <table:table-cell office:value-type="string" calcext:value-type="string">
            <text:p>MOF-84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NIC</text:p>
          </table:table-cell>
        </table:table-row>
        <table:table-row table:style-name="ro1">
          <table:table-cell office:value-type="string" calcext:value-type="string">
            <text:p>NU-1000</text:p>
          </table:table-cell>
        </table:table-row>
        <table:table-row table:style-name="ro1">
          <table:table-cell office:value-type="string" calcext:value-type="string">
            <text:p>PCN-225(M)</text:p>
          </table:table-cell>
        </table:table-row>
        <table:table-row table:style-name="ro1">
          <table:table-cell office:value-type="string" calcext:value-type="string">
            <text:p>SCUTC-18</text:p>
          </table:table-cell>
        </table:table-row>
        <table:table-row table:style-name="ro1">
          <table:table-cell office:value-type="string" calcext:value-type="string">
            <text:p>UiO-66</text:p>
          </table:table-cell>
        </table:table-row>
        <table:table-row table:style-name="ro1">
          <table:table-cell office:value-type="string" calcext:value-type="string">
            <text:p>UiO-66-MM</text:p>
          </table:table-cell>
        </table:table-row>
        <table:table-row table:style-name="ro1">
          <table:table-cell office:value-type="string" calcext:value-type="string">
            <text:p>UiO-66-NH2</text:p>
          </table:table-cell>
        </table:table-row>
        <table:table-row table:style-name="ro1">
          <table:table-cell office:value-type="string" calcext:value-type="string">
            <text:p>Zn-DMOF-A</text:p>
          </table:table-cell>
        </table:table-row>
        <table:table-row table:style-name="ro1">
          <table:table-cell office:value-type="string" calcext:value-type="string">
            <text:p>Zn-DMOF-TM</text:p>
          </table:table-cell>
        </table:table-row>
        <table:table-row table:style-name="ro1">
          <table:table-cell office:value-type="string" calcext:value-type="string">
            <text:p>Zn-MOF-508</text:p>
          </table:table-cell>
        </table:table-row>
        <table:table-row table:style-name="ro1">
          <table:table-cell office:value-type="string" calcext:value-type="string">
            <text:p>ZnPO3</text:p>
          </table:table-cell>
        </table:table-row>
        <table:table-row table:style-name="ro1">
          <table:table-cell office:value-type="string" calcext:value-type="string">
            <text:p>CAU-10-CH3</text:p>
          </table:table-cell>
        </table:table-row>
        <table:table-row table:style-name="ro1">
          <table:table-cell office:value-type="string" calcext:value-type="string">
            <text:p>CAU-10-H</text:p>
          </table:table-cell>
        </table:table-row>
        <table:table-row table:style-name="ro1">
          <table:table-cell office:value-type="string" calcext:value-type="string">
            <text:p>CAU-10-NH2</text:p>
          </table:table-cell>
        </table:table-row>
        <table:table-row table:style-name="ro1">
          <table:table-cell office:value-type="string" calcext:value-type="string">
            <text:p>CAU-10-NO2</text:p>
          </table:table-cell>
        </table:table-row>
        <table:table-row table:style-name="ro1">
          <table:table-cell office:value-type="string" calcext:value-type="string">
            <text:p>CAU-10–OCH3</text:p>
          </table:table-cell>
        </table:table-row>
        <table:table-row table:style-name="ro1">
          <table:table-cell office:value-type="string" calcext:value-type="string">
            <text:p>CAU-10-OH</text:p>
          </table:table-cell>
        </table:table-row>
        <table:table-row table:style-name="ro1">
          <table:table-cell office:value-type="string" calcext:value-type="string">
            <text:p>CdZrSr</text:p>
          </table:table-cell>
        </table:table-row>
        <table:table-row table:style-name="ro1">
          <table:table-cell office:value-type="string" calcext:value-type="string">
            <text:p>Co-NIC</text:p>
          </table:table-cell>
        </table:table-row>
        <table:table-row table:style-name="ro1">
          <table:table-cell office:value-type="string" calcext:value-type="string">
            <text:p>Cu-PCN</text:p>
          </table:table-cell>
        </table:table-row>
        <table:table-row table:style-name="ro1">
          <table:table-cell office:value-type="string" calcext:value-type="string">
            <text:p>Eu-Cu</text:p>
          </table:table-cell>
        </table:table-row>
        <table:table-row table:style-name="ro1">
          <table:table-cell office:value-type="string" calcext:value-type="string">
            <text:p>La-Cu</text:p>
          </table:table-cell>
        </table:table-row>
        <table:table-row table:style-name="ro1">
          <table:table-cell office:value-type="string" calcext:value-type="string">
            <text:p>MIL-53-F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HF</text:p>
          </table:table-cell>
        </table:table-row>
        <table:table-row table:style-name="ro1">
          <table:table-cell office:value-type="string" calcext:value-type="string">
            <text:p>UiO-66-Br</text:p>
          </table:table-cell>
        </table:table-row>
        <table:table-row table:style-name="ro1">
          <table:table-cell office:value-type="string" calcext:value-type="string">
            <text:p>UiO-67</text:p>
          </table:table-cell>
        </table:table-row>
        <table:table-row table:style-name="ro1">
          <table:table-cell office:value-type="string" calcext:value-type="string">
            <text:p>UTSA-16</text:p>
          </table:table-cell>
        </table:table-row>
        <table:table-row table:style-name="ro1">
          <table:table-cell office:value-type="string" calcext:value-type="string">
            <text:p>ZIF-7</text:p>
          </table:table-cell>
        </table:table-row>
        <table:table-row table:style-name="ro1">
          <table:table-cell office:value-type="string" calcext:value-type="string">
            <text:p>ZIF-90</text:p>
          </table:table-cell>
        </table:table-row>
        <table:table-row table:style-name="ro1">
          <table:table-cell office:value-type="string" calcext:value-type="string">
            <text:p>Zn-TTC</text:p>
          </table:table-cell>
        </table:table-row>
        <table:table-row table:style-name="ro1">
          <table:table-cell office:value-type="string" calcext:value-type="string">
            <text:p>Zn/Co-BTEC</text:p>
          </table:table-cell>
        </table:table-row>
        <table:table-row table:style-name="ro1">
          <table:table-cell office:value-type="string" calcext:value-type="string">
            <text:p>Zr-DMBDC</text:p>
          </table:table-cell>
        </table:table-row>
        <table:table-row table:style-name="ro1">
          <table:table-cell office:value-type="string" calcext:value-type="string">
            <text:p>AlaZnCl</text:p>
          </table:table-cell>
        </table:table-row>
        <table:table-row table:style-name="ro1">
          <table:table-cell office:value-type="string" calcext:value-type="string">
            <text:p>AlaZnOAc</text:p>
          </table:table-cell>
        </table:table-row>
        <table:table-row table:style-name="ro1">
          <table:table-cell office:value-type="string" calcext:value-type="string">
            <text:p>Bio-MOF-13</text:p>
          </table:table-cell>
        </table:table-row>
        <table:table-row table:style-name="ro1">
          <table:table-cell office:value-type="string" calcext:value-type="string">
            <text:p>CUK-1</text:p>
          </table:table-cell>
        </table:table-row>
        <table:table-row table:style-name="ro1">
          <table:table-cell office:value-type="string" calcext:value-type="string">
            <text:p>DUT-67(Hf)</text:p>
          </table:table-cell>
        </table:table-row>
        <table:table-row table:style-name="ro1">
          <table:table-cell office:value-type="string" calcext:value-type="string">
            <text:p>DUT-68(Hf)</text:p>
          </table:table-cell>
        </table:table-row>
        <table:table-row table:style-name="ro1">
          <table:table-cell office:value-type="string" calcext:value-type="string">
            <text:p>DUT-68(Zr)</text:p>
          </table:table-cell>
        </table:table-row>
        <table:table-row table:style-name="ro1">
          <table:table-cell office:value-type="string" calcext:value-type="string">
            <text:p>DUT-69(Zr)</text:p>
          </table:table-cell>
        </table:table-row>
        <table:table-row table:style-name="ro1">
          <table:table-cell office:value-type="string" calcext:value-type="string">
            <text:p>MIL-140 A</text:p>
          </table:table-cell>
        </table:table-row>
        <table:table-row table:style-name="ro1">
          <table:table-cell office:value-type="string" calcext:value-type="string">
            <text:p>MIL-140 B</text:p>
          </table:table-cell>
        </table:table-row>
        <table:table-row table:style-name="ro1">
          <table:table-cell office:value-type="string" calcext:value-type="string">
            <text:p>MIL-140 C</text:p>
          </table:table-cell>
        </table:table-row>
        <table:table-row table:style-name="ro1">
          <table:table-cell office:value-type="string" calcext:value-type="string">
            <text:p>MIL-140 D</text:p>
          </table:table-cell>
        </table:table-row>
        <table:table-row table:style-name="ro1">
          <table:table-cell office:value-type="string" calcext:value-type="string">
            <text:p>MOFF-2</text:p>
          </table:table-cell>
        </table:table-row>
        <table:table-row table:style-name="ro1">
          <table:table-cell office:value-type="string" calcext:value-type="string">
            <text:p>MOOFOUR-1-Ni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U-1000-SALI-1</text:p>
          </table:table-cell>
        </table:table-row>
        <table:table-row table:style-name="ro1">
          <table:table-cell office:value-type="string" calcext:value-type="string">
            <text:p>NU-1000-SALI-3</text:p>
          </table:table-cell>
        </table:table-row>
        <table:table-row table:style-name="ro1">
          <table:table-cell office:value-type="string" calcext:value-type="string">
            <text:p>NU-1000-SALI-7</text:p>
          </table:table-cell>
        </table:table-row>
        <table:table-row table:style-name="ro1">
          <table:table-cell office:value-type="string" calcext:value-type="string">
            <text:p>NU-1000-SALI-9</text:p>
          </table:table-cell>
        </table:table-row>
        <table:table-row table:style-name="ro1">
          <table:table-cell office:value-type="string" calcext:value-type="string">
            <text:p>PCN-56</text:p>
          </table:table-cell>
        </table:table-row>
        <table:table-row table:style-name="ro1">
          <table:table-cell office:value-type="string" calcext:value-type="string">
            <text:p>PCN-57</text:p>
          </table:table-cell>
        </table:table-row>
        <table:table-row table:style-name="ro1">
          <table:table-cell office:value-type="string" calcext:value-type="string">
            <text:p>PCN-58</text:p>
          </table:table-cell>
        </table:table-row>
        <table:table-row table:style-name="ro1">
          <table:table-cell office:value-type="string" calcext:value-type="string">
            <text:p>SIFSIX-2-Cu-i</text:p>
          </table:table-cell>
        </table:table-row>
        <table:table-row table:style-name="ro1">
          <table:table-cell office:value-type="string" calcext:value-type="string">
            <text:p>Tb-FTZB-MOF</text:p>
          </table:table-cell>
        </table:table-row>
        <table:table-row table:style-name="ro1">
          <table:table-cell office:value-type="string" calcext:value-type="string">
            <text:p>UiO-1,4-NDC</text:p>
          </table:table-cell>
        </table:table-row>
        <table:table-row table:style-name="ro1">
          <table:table-cell office:value-type="string" calcext:value-type="string">
            <text:p>UiO-2,6-NDC</text:p>
          </table:table-cell>
        </table:table-row>
        <table:table-row table:style-name="ro1">
          <table:table-cell office:value-type="string" calcext:value-type="string">
            <text:p>UiO-66-(CO2H)2</text:p>
          </table:table-cell>
        </table:table-row>
        <table:table-row table:style-name="ro1">
          <table:table-cell office:value-type="string" calcext:value-type="string">
            <text:p>UiO-66-(OMe)2</text:p>
          </table:table-cell>
        </table:table-row>
        <table:table-row table:style-name="ro1">
          <table:table-cell office:value-type="string" calcext:value-type="string">
            <text:p>UiO-66-Br2</text:p>
          </table:table-cell>
        </table:table-row>
        <table:table-row table:style-name="ro1">
          <table:table-cell office:value-type="string" calcext:value-type="string">
            <text:p>UiO-66-CF3</text:p>
          </table:table-cell>
        </table:table-row>
        <table:table-row table:style-name="ro1">
          <table:table-cell office:value-type="string" calcext:value-type="string">
            <text:p>UiO-66-Cl2</text:p>
          </table:table-cell>
        </table:table-row>
        <table:table-row table:style-name="ro1">
          <table:table-cell office:value-type="string" calcext:value-type="string">
            <text:p>UiO-66-CO2H</text:p>
          </table:table-cell>
        </table:table-row>
        <table:table-row table:style-name="ro1">
          <table:table-cell office:value-type="string" calcext:value-type="string">
            <text:p>UiO-66-DM</text:p>
          </table:table-cell>
        </table:table-row>
        <table:table-row table:style-name="ro1">
          <table:table-cell office:value-type="string" calcext:value-type="string">
            <text:p>UiO-66-I</text:p>
          </table:table-cell>
        </table:table-row>
        <table:table-row table:style-name="ro1">
          <table:table-cell office:value-type="string" calcext:value-type="string">
            <text:p>UiO-66-NO2</text:p>
          </table:table-cell>
        </table:table-row>
        <table:table-row table:style-name="ro1">
          <table:table-cell office:value-type="string" calcext:value-type="string">
            <text:p>UiO-66-SO3H</text:p>
          </table:table-cell>
        </table:table-row>
        <table:table-row table:style-name="ro1">
          <table:table-cell office:value-type="string" calcext:value-type="string">
            <text:p>UMCM-150</text:p>
          </table:table-cell>
        </table:table-row>
        <table:table-row table:style-name="ro1">
          <table:table-cell office:value-type="string" calcext:value-type="string">
            <text:p>ValZnCl</text:p>
          </table:table-cell>
        </table:table-row>
        <table:table-row table:style-name="ro1">
          <table:table-cell office:value-type="string" calcext:value-type="string">
            <text:p>ValZnFor</text:p>
          </table:table-cell>
        </table:table-row>
        <table:table-row table:style-name="ro1">
          <table:table-cell office:value-type="string" calcext:value-type="string">
            <text:p>Y-FTZB-MOF</text:p>
          </table:table-cell>
        </table:table-row>
        <table:table-row table:style-name="ro1">
          <table:table-cell office:value-type="string" calcext:value-type="string">
            <text:p>ZIF-11</text:p>
          </table:table-cell>
        </table:table-row>
        <table:table-row table:style-name="ro1">
          <table:table-cell office:value-type="string" calcext:value-type="string">
            <text:p>Zn-DMOF(NO2)2</text:p>
          </table:table-cell>
        </table:table-row>
        <table:table-row table:style-name="ro1">
          <table:table-cell office:value-type="string" calcext:value-type="string">
            <text:p>Zn(NDI-H)</text:p>
          </table:table-cell>
        </table:table-row>
        <table:table-row table:style-name="ro1">
          <table:table-cell office:value-type="string" calcext:value-type="string">
            <text:p>Zr-fum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Low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o-MOF-74/Co-CPO-27/Co-DOBDC</text:p>
          </table:table-cell>
        </table:table-row>
        <table:table-row table:style-name="ro1">
          <table:table-cell office:value-type="string" calcext:value-type="string">
            <text:p>Cu-BTC/HKUST-1</text:p>
          </table:table-cell>
        </table:table-row>
        <table:table-row table:style-name="ro2">
          <table:table-cell office:value-type="string" calcext:value-type="string">
            <text:p>Mg-MOF-74/Mg-CPO-27/Mg-DOBDC</text:p>
          </table:table-cell>
        </table:table-row>
        <table:table-row table:style-name="ro1">
          <table:table-cell office:value-type="string" calcext:value-type="string">
            <text:p>MIL-101-NO2(Cr)</text:p>
          </table:table-cell>
        </table:table-row>
        <table:table-row table:style-name="ro1">
          <table:table-cell office:value-type="string" calcext:value-type="string">
            <text:p>MIL-47-F(V)</text:p>
          </table:table-cell>
        </table:table-row>
        <table:table-row table:style-name="ro1">
          <table:table-cell office:value-type="string" calcext:value-type="string">
            <text:p>MIL-69(Al)/DUT-4</text:p>
          </table:table-cell>
        </table:table-row>
        <table:table-row table:style-name="ro1">
          <table:table-cell office:value-type="string" calcext:value-type="string">
            <text:p>MOF-14</text:p>
          </table:table-cell>
        </table:table-row>
        <table:table-row table:style-name="ro1">
          <table:table-cell office:value-type="string" calcext:value-type="string">
            <text:p>MOF-805</text:p>
          </table:table-cell>
        </table:table-row>
        <table:table-row table:style-name="ro1">
          <table:table-cell office:value-type="string" calcext:value-type="string">
            <text:p>MOF-806</text:p>
          </table:table-cell>
        </table:table-row>
        <table:table-row table:style-name="ro1">
          <table:table-cell office:value-type="string" calcext:value-type="string">
            <text:p>MOF-808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DMOF</text:p>
          </table:table-cell>
        </table:table-row>
        <table:table-row table:style-name="ro2">
          <table:table-cell office:value-type="string" calcext:value-type="string">
            <text:p>Ni-MOF-74/Ni-CPO-27/Ni-DOBDC</text:p>
          </table:table-cell>
        </table:table-row>
        <table:table-row table:style-name="ro1">
          <table:table-cell office:value-type="string" calcext:value-type="string">
            <text:p>SCUTC-19</text:p>
          </table:table-cell>
        </table:table-row>
        <table:table-row table:style-name="ro1">
          <table:table-cell office:value-type="string" calcext:value-type="string">
            <text:p>Zn-DMOF</text:p>
          </table:table-cell>
        </table:table-row>
        <table:table-row table:style-name="ro1">
          <table:table-cell office:value-type="string" calcext:value-type="string">
            <text:p>Zn-DMOF-N</text:p>
          </table:table-cell>
        </table:table-row>
        <table:table-row table:style-name="ro1">
          <table:table-cell office:value-type="string" calcext:value-type="string">
            <text:p>Zn-DMOF-TM0.5</text:p>
          </table:table-cell>
        </table:table-row>
        <table:table-row table:style-name="ro2">
          <table:table-cell office:value-type="string" calcext:value-type="string">
            <text:p>Zn-MOF-74/Zn-CPO-27/Zn-DOBDC</text:p>
          </table:table-cell>
        </table:table-row>
        <table:table-row table:style-name="ro1">
          <table:table-cell office:value-type="string" calcext:value-type="string">
            <text:p>Zn-NDC</text:p>
          </table:table-cell>
        </table:table-row>
        <table:table-row table:style-name="ro1">
          <table:table-cell office:value-type="string" calcext:value-type="string">
            <text:p>Co-DMOF</text:p>
          </table:table-cell>
        </table:table-row>
        <table:table-row table:style-name="ro1">
          <table:table-cell office:value-type="string" calcext:value-type="string">
            <text:p>Cu-DMOF</text:p>
          </table:table-cell>
        </table:table-row>
        <table:table-row table:style-name="ro2">
          <table:table-cell office:value-type="string" calcext:value-type="string">
            <text:p>IRMOF-1-CF3O/MOF-5-CF3O/Banasorb-22</text:p>
          </table:table-cell>
        </table:table-row>
        <table:table-row table:style-name="ro1">
          <table:table-cell office:value-type="string" calcext:value-type="string">
            <text:p>Cu-EBTC</text:p>
          </table:table-cell>
        </table:table-row>
        <table:table-row table:style-name="ro1">
          <table:table-cell office:value-type="string" calcext:value-type="string">
            <text:p>Cu-HF</text:p>
          </table:table-cell>
        </table:table-row>
        <table:table-row table:style-name="ro1">
          <table:table-cell office:value-type="string" calcext:value-type="string">
            <text:p>Cu-MBTC</text:p>
          </table:table-cell>
        </table:table-row>
        <table:table-row table:style-name="ro1">
          <table:table-cell office:value-type="string" calcext:value-type="string">
            <text:p>IRMOF-1-(CH3)2/MOF-5-(CH3)2</text:p>
          </table:table-cell>
        </table:table-row>
        <table:table-row table:style-name="ro1">
          <table:table-cell office:value-type="string" calcext:value-type="string">
            <text:p>IRMOF-1-CH3/MOF-5-CH3</text:p>
          </table:table-cell>
        </table:table-row>
        <table:table-row table:style-name="ro1">
          <table:table-cell office:value-type="string" calcext:value-type="string">
            <text:p>IRMOF-3-AM15</text:p>
          </table:table-cell>
        </table:table-row>
        <table:table-row table:style-name="ro1">
          <table:table-cell office:value-type="string" calcext:value-type="string">
            <text:p>IRMOF-3/MOF-5-NH2</text:p>
          </table:table-cell>
        </table:table-row>
        <table:table-row table:style-name="ro1">
          <table:table-cell office:value-type="string" calcext:value-type="string">
            <text:p>MIL-110 (Al)</text:p>
          </table:table-cell>
        </table:table-row>
        <table:table-row table:style-name="ro1">
          <table:table-cell office:value-type="string" calcext:value-type="string">
            <text:p>MIL-125 (Ti)</text:p>
          </table:table-cell>
        </table:table-row>
        <table:table-row table:style-name="ro1">
          <table:table-cell office:value-type="string" calcext:value-type="string">
            <text:p>MOFF-1</text:p>
          </table:table-cell>
        </table:table-row>
        <table:table-row table:style-name="ro1">
          <table:table-cell office:value-type="string" calcext:value-type="string">
            <text:p>MOFF-3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IFSIX-3-Zn</text:p>
          </table:table-cell>
        </table:table-row>
        <table:table-row table:style-name="ro1">
          <table:table-cell office:value-type="string" calcext:value-type="string">
            <text:p>UiO-66-F2</text:p>
          </table:table-cell>
        </table:table-row>
        <table:table-row table:style-name="ro1">
          <table:table-cell office:value-type="string" calcext:value-type="string">
            <text:p>UiO-66-F</text:p>
          </table:table-cell>
        </table:table-row>
        <table:table-row table:style-name="ro1">
          <table:table-cell office:value-type="string" calcext:value-type="string">
            <text:p>Zr6O6(ABDC-Cl2)12</text:p>
          </table:table-cell>
        </table:table-row>
        <table:table-row table:style-name="ro1">
          <table:table-cell office:value-type="string" calcext:value-type="string">
            <text:p>Zr6O6(ABDC)12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Unstable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IRMOF-1/MOF-5 <text:a xlink:href="javascript:void(0);" xlink:type="simple">(62-67)</text:a></text:p>
          </table:table-cell>
        </table:table-row>
        <table:table-row table:style-name="ro1">
          <table:table-cell office:value-type="string" calcext:value-type="string">
            <text:p>MOF-177 <text:a xlink:href="javascript:void(0);" xlink:type="simple">(63, 68, 69)</text:a></text:p>
          </table:table-cell>
        </table:table-row>
        <table:table-row table:style-name="ro1">
          <table:table-cell office:value-type="string" calcext:value-type="string">
            <text:p>MOF-508 <text:a xlink:href="javascript:void(0);" xlink:type="simple">(62, 308, 309)</text:a></text:p>
          </table:table-cell>
        </table:table-row>
        <table:table-row table:style-name="ro1">
          <table:table-cell office:value-type="string" calcext:value-type="string">
            <text:p>MOF-69C <text:a xlink:href="javascript:void(0);" xlink:type="simple">(62)</text:a></text:p>
          </table:table-cell>
        </table:table-row>
        <table:table-row table:style-name="ro1">
          <table:table-cell office:value-type="string" calcext:value-type="string">
            <text:p>Zn-DMOF-NO2 <text:a xlink:href="javascript:void(0);" xlink:type="simple">(74, 75)</text:a></text:p>
          </table:table-cell>
        </table:table-row>
        <table:table-row table:style-name="ro1">
          <table:table-cell office:value-type="string" calcext:value-type="string">
            <text:p>UiO-BPY <text:a xlink:href="javascript:void(0);" xlink:type="simple">(98)</text:a></text:p>
          </table:table-cell>
        </table:table-row>
        <table:table-row table:style-name="ro1">
          <table:table-cell office:value-type="string" calcext:value-type="string">
            <text:p>UMCM-1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Br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Cl2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D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D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NH2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OH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TF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MOF-508-TM <text:a xlink:href="javascript:void(0);" xlink:type="simple">(77)</text:a></text:p>
          </table:table-cell>
        </table:table-row>
        <table:table-row table:style-name="ro1">
          <table:table-cell office:value-type="string" calcext:value-type="string">
            <text:p>Bio-MOF-11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Bio-MOF-12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MIL-47(V) <text:a xlink:href="javascript:void(0);" xlink:type="simple">(268)</text:a></text:p>
          </table:table-cell>
        </table:table-row>
        <table:table-row table:style-name="ro1">
          <table:table-cell office:value-type="string" calcext:value-type="string">
            <text:p>MOF-505 <text:a xlink:href="javascript:void(0);" xlink:type="simple">(63)</text:a></text:p>
          </table:table-cell>
        </table:table-row>
        <table:table-row table:style-name="ro1">
          <table:table-cell office:value-type="string" calcext:value-type="string">
            <text:p>N/A <text:a xlink:href="javascript:void(0);" xlink:type="simple">(275)</text:a>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1" table:number-columns-repeated="6" table:default-cell-style-name="ce3"/>
        <table:table-column table:style-name="co1" table:default-cell-style-name="ce37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MOF</text:p>
          </table:table-cell>
          <table:table-cell table:style-name="ce1" office:value-type="string" calcext:value-type="string">
            <text:p>hydrophilic/ hydrophobic<text:a xlink:href="https://pubs.acs.org/doi/10.1021/acs.chemrev.9b00746#t1fn1" xlink:type="simple">b</text:a></text:p>
          </table:table-cell>
          <table:table-cell table:style-name="ce1" office:value-type="string" calcext:value-type="string">
            <text:p>linker</text:p>
          </table:table-cell>
          <table:table-cell table:style-name="ce1" office:value-type="string" calcext:value-type="string">
            <text:p>crystallinity<text:a xlink:href="https://pubs.acs.org/doi/10.1021/acs.chemrev.9b00746#t1fn2" xlink:type="simple">c</text:a></text:p>
          </table:table-cell>
          <table:table-cell table:style-name="ce1" office:value-type="string" calcext:value-type="string">
            <text:p>porosity<text:a xlink:href="https://pubs.acs.org/doi/10.1021/acs.chemrev.9b00746#t1fn2" xlink:type="simple">c</text:a></text:p>
          </table:table-cell>
          <table:table-cell table:style-name="ce1" office:value-type="string" calcext:value-type="string">
            <text:p>assessment condition</text:p>
          </table:table-cell>
          <table:table-cell table:style-name="ce1" office:value-type="string" calcext:value-type="string">
            <text:p>ref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carboxylate linkers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 BET in all conditions</text:p>
          </table:table-cell>
          <table:table-cell office:value-type="string" calcext:value-type="string">
            <text:p>0.07 M HCl, RT, 6 h</text:p>
          </table:table-cell>
          <table:table-cell office:value-type="string" calcext:value-type="string">
            <text:p><text:a xlink:href="javascript:void(0);" xlink:type="simple">(88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7 M NaOH, RT, 6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59% increase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60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55% increase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89% increase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73% increase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38% increase Langmuir area</text:p>
          </table:table-cell>
          <table:table-cell office:value-type="string" calcext:value-type="string">
            <text:p>pH = 12 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 as</text:p>
          </table:table-cell>
          <table:table-cell office:value-type="string" calcext:value-type="string">
            <text:p>&gt;99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r3(BTC)2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6.2% BET loss</text:p>
          </table:table-cell>
          <table:table-cell office:value-type="string" calcext:value-type="string">
            <text:p>O2/H2O atmosphere, 1 d</text:p>
          </table:table-cell>
          <table:table-cell office:value-type="string" calcext:value-type="string">
            <text:p><text:a xlink:href="javascript:void(0);" xlink:type="simple">(13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8A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NDC-SO3H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0 M H2SO4, 7 d</text:p>
          </table:table-cell>
          <table:table-cell office:value-type="string" calcext:value-type="string">
            <text:p><text:a xlink:href="javascript:void(0);" xlink:type="simple">(115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 HCl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3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3-PCN-333(C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3-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M HCl, 24 h</text:p>
          </table:table-cell>
          <table:table-cell office:value-type="string" calcext:value-type="string">
            <text:p><text:a xlink:href="javascript:void(0);" xlink:type="simple">(13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 mM NaOH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30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95% loss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60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52% loss Langmuir area</text:p>
          </table:table-cell>
          <table:table-cell office:value-type="string" calcext:value-type="string">
            <text:p>pH = 12 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84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significant loss BET</text:p>
          </table:table-cell>
          <table:table-cell office:value-type="string" calcext:value-type="string">
            <text:p>0.07 M HCl, 0.07 M NaOH, RT, 6 h</text:p>
          </table:table-cell>
          <table:table-cell office:value-type="string" calcext:value-type="string">
            <text:p><text:a xlink:href="javascript:void(0);" xlink:type="simple">(8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79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12 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81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4">
          <table:table-cell/>
          <table:table-cell office:value-type="string" calcext:value-type="string">
            <text:p>PDMVBA-MIL-121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EC</text:p>
          </table:table-cell>
          <table:table-cell office:value-type="string" calcext:value-type="string">
            <text:p>well-retained after 1 ads cycle of NaCl</text:p>
          </table:table-cell>
          <table:table-cell office:value-type="string" calcext:value-type="string">
            <text:p>10–20% loss of salt adsorption capacitiy in the first 3 ads cycles, and steady in the next 7 adsorption cycles for all conditions</text:p>
          </table:table-cell>
          <table:table-cell office:value-type="string" calcext:value-type="string">
            <text:p>0.1 g MOF in 10000 ppm salt (LiCl) solution (20 mL)</text:p>
          </table:table-cell>
          <table:table-cell office:value-type="string" calcext:value-type="string">
            <text:p><text:a xlink:href="javascript:void(0);" xlink:type="simple">(108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1 g MOF in 10000 ppm salt (NaCl) solution (20 mL)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1 g MOF in 10000 ppm salt (MgCl2) solution (20 mL)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1 g MOF in 10000 ppm salt (CaCl2) solution (20 mL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AU-1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IT-7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OH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IT-7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CH3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IT-74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(CH3)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ITCS-1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34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5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aqua regia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ITCS-2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34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5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ITCS-2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qua regia, 24 h</text:p>
          </table:table-cell>
          <table:table-cell office:value-type="string" calcext:value-type="string">
            <text:p><text:a xlink:href="javascript:void(0);" xlink:type="simple">(13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5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DUT-5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467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∼11, HCl/NaOH, 36 h</text:p>
          </table:table-cell>
          <table:table-cell office:value-type="string" calcext:value-type="string">
            <text:p><text:a xlink:href="javascript:void(0);" xlink:type="simple">(135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30% H2O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33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ATB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pH = 3</text:p>
          </table:table-cell>
          <table:table-cell office:value-type="string" calcext:value-type="string">
            <text:p><text:a xlink:href="javascript:void(0);" xlink:type="simple">(136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DUT-5-o-2CF3(Al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o-2CF3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Al-TPDC-o- 2CF3(Al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TPDC-o- 2CF3</text:p>
          </table:table-cell>
          <table:table-cell table:number-columns-repeated="2" office:value-type="string" calcext:value-type="string">
            <text:p>well-retained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50(Fe2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pH = 1∼12, 24 h</text:p>
          </table:table-cell>
          <table:table-cell office:value-type="string" calcext:value-type="string">
            <text:p><text:a xlink:href="javascript:void(0);" xlink:type="simple">(13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333(Fe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ATB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pH = 3</text:p>
          </table:table-cell>
          <table:table-cell office:value-type="string" calcext:value-type="string">
            <text:p><text:a xlink:href="javascript:void(0);" xlink:type="simple">(136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UV-2(Fe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TF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ca. 25% loss on CO2 uptake in all conditions</text:p>
          </table:table-cell>
          <table:table-cell office:value-type="string" calcext:value-type="string">
            <text:p>5 mg MOF in 5 mL solution, pH = 2</text:p>
          </table:table-cell>
          <table:table-cell office:value-type="string" calcext:value-type="string">
            <text:p><text:a xlink:href="javascript:void(0);" xlink:type="simple">(138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5 mL solution, pH = 1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3-PCN-333(F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3-BTB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M HCl, 24 h</text:p>
          </table:table-cell>
          <table:table-cell office:value-type="string" calcext:value-type="string">
            <text:p><text:a xlink:href="javascript:void(0);" xlink:type="simple">(13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 mM NaOH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Eu2(BPDC)(BDC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, 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X (X = F–, Cl–, Br–, I–) solutions (10–2 M), 48 h</text:p>
          </table:table-cell>
          <table:table-cell office:value-type="string" calcext:value-type="string">
            <text:p><text:a xlink:href="javascript:void(0);" xlink:type="simple">(13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Tb2(BPDC)(BDC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, 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X (X = F–, Cl–, Br–, I–) solutions (10–2 M), 48 h</text:p>
          </table:table-cell>
          <table:table-cell office:value-type="string" calcext:value-type="string">
            <text:p><text:a xlink:href="javascript:void(0);" xlink:type="simple">(13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UBM-1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2</text:p>
          </table:table-cell>
          <table:table-cell office:value-type="string" calcext:value-type="string">
            <text:p><text:a xlink:href="javascript:void(0);" xlink:type="simple">(11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101(Tb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O22+ aqueous solution</text:p>
          </table:table-cell>
          <table:table-cell office:value-type="string" calcext:value-type="string">
            <text:p><text:a xlink:href="javascript:void(0);" xlink:type="simple">(14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70B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TTA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 RT, 24 h</text:p>
          </table:table-cell>
          <table:table-cell office:value-type="string" calcext:value-type="string">
            <text:p><text:a xlink:href="javascript:void(0);" xlink:type="simple">(11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L-68-NH2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% BET loss</text:p>
          </table:table-cell>
          <table:table-cell office:value-type="string" calcext:value-type="string">
            <text:p>MOF/solution weight ratio 0.04:100, pH = 3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BET loss</text:p>
          </table:table-cell>
          <table:table-cell office:value-type="string" calcext:value-type="string">
            <text:p>MOF/solution weight ratio 0.04:100, pH = 5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L-68-NH2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92% BET loss</text:p>
          </table:table-cell>
          <table:table-cell office:value-type="string" calcext:value-type="string">
            <text:p>MOF/solution weight ratio 0.04:100, pH = 1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99% BET loss</text:p>
          </table:table-cell>
          <table:table-cell office:value-type="string" calcext:value-type="string">
            <text:p>MOF/solution weight ratio 0.04:100, pH = 2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L-68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MOF/solution weight ratio 0.04:100, pH = 3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MOF/solution weight ratio 0.04:100, pH = 5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L-68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significant BET loss in all conditions</text:p>
          </table:table-cell>
          <table:table-cell office:value-type="string" calcext:value-type="string">
            <text:p>MOF/solution weight ratio 0.04:100, pH = 1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MOF/solution weight ratio 0.04:100, pH = 2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SUMOF-7I(La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T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RT, 24 h</text:p>
          </table:table-cell>
          <table:table-cell office:value-type="string" calcext:value-type="string">
            <text:p><text:a xlink:href="javascript:void(0);" xlink:type="simple">(14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3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LaBTB(La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 (HCl), 333 K, 3 d</text:p>
          </table:table-cell>
          <table:table-cell office:value-type="string" calcext:value-type="string">
            <text:p><text:a xlink:href="javascript:void(0);" xlink:type="simple">(130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373 K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LaBTN(La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65% loss CO2 uptake</text:p>
          </table:table-cell>
          <table:table-cell office:value-type="string" calcext:value-type="string">
            <text:p>pH = 2(HCl), 373 K, 24 h</text:p>
          </table:table-cell>
          <table:table-cell office:value-type="string" calcext:value-type="string">
            <text:p><text:a xlink:href="javascript:void(0);" xlink:type="simple">(142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3% loss CO2 uptake</text:p>
          </table:table-cell>
          <table:table-cell office:value-type="string" calcext:value-type="string">
            <text:p>pH = 12(NaOH)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Eu6(μ3-OH)8(1,4-NDC)6(E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N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H = 3.5(HCl), RT, 24 h</text:p>
          </table:table-cell>
          <table:table-cell office:value-type="string" calcext:value-type="string">
            <text:p><text:a xlink:href="javascript:void(0);" xlink:type="simple">(143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H = 10(NaOH)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0% loss N2 uptake</text:p>
          </table:table-cell>
          <table:table-cell office:value-type="string" calcext:value-type="string">
            <text:p>pH = 3.5(HCl), 373K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0% loss N2 uptake</text:p>
          </table:table-cell>
          <table:table-cell office:value-type="string" calcext:value-type="string">
            <text:p>pH = 10(NaOH), 373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(V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complete loss BET in all conditions</text:p>
          </table:table-cell>
          <table:table-cell office:value-type="string" calcext:value-type="string">
            <text:p>0.07 M HCl, RT, 6 h</text:p>
          </table:table-cell>
          <table:table-cell office:value-type="string" calcext:value-type="string">
            <text:p><text:a xlink:href="javascript:void(0);" xlink:type="simple">(88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7 M NaOH, RT, 6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Sm(BTB)(Sm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2, 48 h</text:p>
          </table:table-cell>
          <table:table-cell office:value-type="string" calcext:value-type="string">
            <text:p><text:a xlink:href="javascript:void(0);" xlink:type="simple">(11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Cl, pH = 1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OH, pH = 14, 2 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complete degradation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pH = 1.5 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90% BET loss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4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% BET loss after treatment of MgCl2 solution</text:p>
          </table:table-cell>
          <table:table-cell office:value-type="string" calcext:value-type="string">
            <text:p>0.06g MOF in five saline water solutions (KCl, NaCl, CaCl2, MgCl2 or AlCl3) (0.20 wt %, 100 mL each), 323 K, 100 d</text:p>
          </table:table-cell>
          <table:table-cell office:value-type="string" calcext:value-type="string">
            <text:p><text:a xlink:href="javascript:void(0);" xlink:type="simple">(10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H2SO4 (18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NaOH (14 M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6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5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% increase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7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4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3% increase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5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 h, pH = 1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5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(NaOH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3% loss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2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3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8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7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5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 (NaOH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% BET loss after pH = 1.5 (HCl)</text:p>
          </table:table-cell>
          <table:table-cell office:value-type="string" calcext:value-type="string">
            <text:p>pH = 1.5 (HCl)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Br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Br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Br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Br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 (NaOH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-ox-Cu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, OX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71% loss in BET area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-(COOCu)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 1,2,4,5-benzene- tetracarboxylate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-COOCu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 1,2,4-benzene- tricarboxyli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⊃Cu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-ox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, OX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(CH3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(CH3)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2 h</text:p>
          </table:table-cell>
          <table:table-cell office:value-type="string" calcext:value-type="string">
            <text:p><text:a xlink:href="javascript:void(0);" xlink:type="simple">(14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(CH3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(CH3)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 (NaOH), 2 h</text:p>
          </table:table-cell>
          <table:table-cell office:value-type="string" calcext:value-type="string">
            <text:p><text:a xlink:href="javascript:void(0);" xlink:type="simple">(14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OPA-UiO-66-SO3H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% BET increase</text:p>
          </table:table-cell>
          <table:table-cell office:value-type="string" calcext:value-type="string">
            <text:p>pH = 11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office:value-type="string" calcext:value-type="string">
            <text:p>OPA-UiO-66-SO3H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SO3H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53% BET loss</text:p>
          </table:table-cell>
          <table:table-cell office:value-type="string" calcext:value-type="string">
            <text:p>pH = 11, 2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SO3H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OPA-UiO-66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(OH)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pH = 2, 7 d</text:p>
          </table:table-cell>
          <table:table-cell office:value-type="string" calcext:value-type="string">
            <text:p><text:a xlink:href="javascript:void(0);" xlink:type="simple">(150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(OH)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significant BET loss</text:p>
          </table:table-cell>
          <table:table-cell office:value-type="string" calcext:value-type="string">
            <text:p>pH = 12, 2 day</text:p>
          </table:table-cell>
          <table:table-cell office:value-type="string" calcext:value-type="string">
            <text:p><text:a xlink:href="javascript:void(0);" xlink:type="simple">(15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9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42% loss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5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7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8">
          <table:table-cell/>
          <table:table-cell office:value-type="string" calcext:value-type="string">
            <text:p>UiO-67-o-2CF3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o-2CF3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1 M HCl, 1 d 80 mg MOF in 8 mL solution, 4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8 M HCl, 1 d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loss BET 3% loss BET</text:p>
          </table:table-cell>
          <table:table-cell office:value-type="string" calcext:value-type="string">
            <text:p>80 mg MOF in 8 mL solution, 50 ppm NaF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7-m-2CF3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m-2CF3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7-m-2CF3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m-2CF3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65% loss BET</text:p>
          </table:table-cell>
          <table:table-cell office:value-type="string" calcext:value-type="string">
            <text:p>80 mg MOF in 8 mL solution, 4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70% loss BET</text:p>
          </table:table-cell>
          <table:table-cell office:value-type="string" calcext:value-type="string">
            <text:p>80 mg MOF in 8 mL solution, 8 M HCl, 1 d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86% loss BET</text:p>
          </table:table-cell>
          <table:table-cell office:value-type="string" calcext:value-type="string">
            <text:p>80 mg MOF in 8 mL solution, 50 ppm NaF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7-BIPY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IPY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7-BN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-BN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0 mg MOF in 10 mL pH = 1–12 (HCl, NaOH), 30 min</text:p>
          </table:table-cell>
          <table:table-cell office:value-type="string" calcext:value-type="string">
            <text:p><text:a xlink:href="javascript:void(0);" xlink:type="simple">(15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7-BN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-BN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0 mg MOF in 10 mL pH = 13 (NaOH), 30 min</text:p>
          </table:table-cell>
          <table:table-cell office:value-type="string" calcext:value-type="string">
            <text:p><text:a xlink:href="javascript:void(0);" xlink:type="simple">(151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10 mL pH = 14 (NaOH), 30 mi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02(Ni)-Hf(Zr,Ni,Hf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52)</text:a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CDP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7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HDPDC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02(Ni)-Zr(Zr, N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52)</text:a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CDP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7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HDPDC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PCN-22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BET loss as a function of increased H2SO4 concentration</text:p>
          </table:table-cell>
          <table:table-cell office:value-type="string" calcext:value-type="string">
            <text:p>50 mg MOF in 5 mL solution, 0.005 M H2SO4, 24 h</text:p>
          </table:table-cell>
          <table:table-cell office:value-type="string" calcext:value-type="string">
            <text:p><text:a xlink:href="javascript:void(0);" xlink:type="simple">(153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, 0.01 M H2SO4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, 0.1 M H2SO4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OPA-PCN-222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6% BET increase</text:p>
          </table:table-cell>
          <table:table-cell office:value-type="string" calcext:value-type="string">
            <text:p>pH = 11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1, 2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PCN-222(Fe)(Zr,F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% loss BET</text:p>
          </table:table-cell>
          <table:table-cell office:value-type="string" calcext:value-type="string">
            <text:p>100 mg MOF in 15 mL solution, 2 M HCl, 24 h</text:p>
          </table:table-cell>
          <table:table-cell office:value-type="string" calcext:value-type="string">
            <text:p><text:a xlink:href="javascript:void(0);" xlink:type="simple">(70)</text:a>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100 mg MOF in 15 mL solution, 4 M HCl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100 mg MOF in 15 mL solution, 8 M HCl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100 mg MOF in 15 mL solution, concentrated HCl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3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loss at pH = 10</text:p>
          </table:table-cell>
          <table:table-cell office:value-type="string" calcext:value-type="string">
            <text:p>1 M HCl pH = 10</text:p>
          </table:table-cell>
          <table:table-cell office:value-type="string" calcext:value-type="string">
            <text:p><text:a xlink:href="javascript:void(0);" xlink:type="simple">(15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5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table:number-columns-repeated="2" office:value-type="string" calcext:value-type="string">
            <text:p>well-retained</text:p>
          </table:table-cell>
          <table:table-cell office:value-type="string" calcext:value-type="string">
            <text:p>pH = 1–11, 12 h</text:p>
          </table:table-cell>
          <table:table-cell office:value-type="string" calcext:value-type="string">
            <text:p><text:a xlink:href="javascript:void(0);" xlink:type="simple">(155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25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significant BET loss in all conditions</text:p>
          </table:table-cell>
          <table:table-cell office:value-type="string" calcext:value-type="string">
            <text:p>pH = 0, 12 h</text:p>
          </table:table-cell>
          <table:table-cell office:value-type="string" calcext:value-type="string">
            <text:p><text:a xlink:href="javascript:void(0);" xlink:type="simple">(155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9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-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M HCl, 24 h</text:p>
          </table:table-cell>
          <table:table-cell office:value-type="string" calcext:value-type="string">
            <text:p><text:a xlink:href="javascript:void(0);" xlink:type="simple">(15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 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3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-3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artial loss of N2 uptake</text:p>
          </table:table-cell>
          <table:table-cell office:value-type="string" calcext:value-type="string">
            <text:p>pH = 0–12 (HCl, NaOH), 24 h</text:p>
          </table:table-cell>
          <table:table-cell office:value-type="string" calcext:value-type="string">
            <text:p><text:a xlink:href="javascript:void(0);" xlink:type="simple">(15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77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A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, 12 h</text:p>
          </table:table-cell>
          <table:table-cell office:value-type="string" calcext:value-type="string">
            <text:p><text:a xlink:href="javascript:void(0);" xlink:type="simple">(157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OF-808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 pH = 11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MOF-808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 pH = 11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F-808P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 BET in all conditions</text:p>
          </table:table-cell>
          <table:table-cell office:value-type="string" calcext:value-type="string">
            <text:p>0.5 g MOF in 50 mL solution, 0.005 M H2SO4, 24 h</text:p>
          </table:table-cell>
          <table:table-cell office:value-type="string" calcext:value-type="string">
            <text:p><text:a xlink:href="javascript:void(0);" xlink:type="simple">(126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g MOF in 50 mL solution, 0.01 M H2SO4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g MOF in 50 mL solution, 0.1 M H2SO4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3 days</text:p>
          </table:table-cell>
          <table:table-cell office:value-type="string" calcext:value-type="string">
            <text:p><text:a xlink:href="javascript:void(0);" xlink:type="simple">(12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68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3 days</text:p>
          </table:table-cell>
          <table:table-cell office:value-type="string" calcext:value-type="string">
            <text:p><text:a xlink:href="javascript:void(0);" xlink:type="simple">(12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69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Cl (1 mol/L), 1 day</text:p>
          </table:table-cell>
          <table:table-cell office:value-type="string" calcext:value-type="string">
            <text:p><text:a xlink:href="javascript:void(0);" xlink:type="simple">(12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12(Zr)</text:p>
          </table:table-cell>
          <table:table-cell office:value-type="string" calcext:value-type="string">
            <text:p>amphiphilic</text:p>
          </table:table-cell>
          <table:table-cell office:value-type="string" calcext:value-type="string">
            <text:p>CT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 M HCl, RT, 24 h</text:p>
          </table:table-cell>
          <table:table-cell office:value-type="string" calcext:value-type="string">
            <text:p><text:a xlink:href="javascript:void(0);" xlink:type="simple">(12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6 M HCl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13(Zr)</text:p>
          </table:table-cell>
          <table:table-cell office:value-type="string" calcext:value-type="string">
            <text:p>amphiphilic</text:p>
          </table:table-cell>
          <table:table-cell office:value-type="string" calcext:value-type="string">
            <text:p>TTN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 M HCl, RT, 24 h</text:p>
          </table:table-cell>
          <table:table-cell office:value-type="string" calcext:value-type="string">
            <text:p><text:a xlink:href="javascript:void(0);" xlink:type="simple">(12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6 M HCl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UT-39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B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2 M HCl, 24 h</text:p>
          </table:table-cell>
          <table:table-cell office:value-type="string" calcext:value-type="string">
            <text:p><text:a xlink:href="javascript:void(0);" xlink:type="simple">(158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 NaOH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BUT-46A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6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H3COO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BUT-46W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BUT-46B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, PhCOO, HCOO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BUT-46F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, HCOO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S-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Na</text:p>
          </table:table-cell>
          <table:table-cell office:value-type="string" calcext:value-type="string">
            <text:p>well-retained partial degradation</text:p>
          </table:table-cell>
          <table:table-cell office:value-type="string" calcext:value-type="string">
            <text:p>porosity well-retained at pH = 1</text:p>
          </table:table-cell>
          <table:table-cell office:value-type="string" calcext:value-type="string">
            <text:p>pH = 1, RT, 24 h</text:p>
          </table:table-cell>
          <table:table-cell office:value-type="string" calcext:value-type="string">
            <text:p><text:a xlink:href="javascript:void(0);" xlink:type="simple">(15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FJI-H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BP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% BET increase</text:p>
          </table:table-cell>
          <table:table-cell office:value-type="string" calcext:value-type="string">
            <text:p>100 mg MOF in 1.5 mL 8 M HCl + 10 mL DMF, 358 K, 12 h</text:p>
          </table:table-cell>
          <table:table-cell office:value-type="string" calcext:value-type="string">
            <text:p><text:a xlink:href="javascript:void(0);" xlink:type="simple">(16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(HCl), 30 d</text:p>
          </table:table-cell>
          <table:table-cell office:value-type="string" calcext:value-type="string">
            <text:p><text:a xlink:href="javascript:void(0);" xlink:type="simple">(104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(NaOH), 30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ND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(HCl), 2 d</text:p>
          </table:table-cell>
          <table:table-cell office:value-type="string" calcext:value-type="string">
            <text:p><text:a xlink:href="javascript:void(0);" xlink:type="simple">(104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(NaOH)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P-20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8% increase BET</text:p>
          </table:table-cell>
          <table:table-cell office:value-type="string" calcext:value-type="string">
            <text:p>100 mg MOF in 20 mL solution, 9 M H2SO4, RT, 3 d</text:p>
          </table:table-cell>
          <table:table-cell office:value-type="string" calcext:value-type="string">
            <text:p><text:a xlink:href="javascript:void(0);" xlink:type="simple">(123)</text:a></text:p>
          </table:table-cell>
        </table:table-row>
        <table:table-row table:style-name="ro8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loss BET</text:p>
          </table:table-cell>
          <table:table-cell office:value-type="string" calcext:value-type="string">
            <text:p>100 mg MOF in 20 mL solution, pH = 12 (KCl, NaOH)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IP-20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0% increase BET</text:p>
          </table:table-cell>
          <table:table-cell office:value-type="string" calcext:value-type="string">
            <text:p>100 mg MOF in 20 mL solution, 15 M HNO3, RT, 3 d</text:p>
          </table:table-cell>
          <table:table-cell office:value-type="string" calcext:value-type="string">
            <text:p><text:a xlink:href="javascript:void(0);" xlink:type="simple">(123)</text:a>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loss BET</text:p>
          </table:table-cell>
          <table:table-cell office:value-type="string" calcext:value-type="string">
            <text:p>100 mg MOF in 20 mL solution, 6 M H3PO4, RT, 3 d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7% increase BET</text:p>
          </table:table-cell>
          <table:table-cell office:value-type="string" calcext:value-type="string">
            <text:p>100 mg MOF in 20 mL solution, aqua regia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P-20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1% increase BET</text:p>
          </table:table-cell>
          <table:table-cell office:value-type="string" calcext:value-type="string">
            <text:p>100 mg MOF to NH4OH vapor, RT, 3 d</text:p>
          </table:table-cell>
          <table:table-cell office:value-type="string" calcext:value-type="string">
            <text:p><text:a xlink:href="javascript:void(0);" xlink:type="simple">(123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increase BET</text:p>
          </table:table-cell>
          <table:table-cell office:value-type="string" calcext:value-type="string">
            <text:p>500 mg MOF in 12 M HCl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piro-1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L1 for spiro-1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 N2 uptake in all conditions</text:p>
          </table:table-cell>
          <table:table-cell office:value-type="string" calcext:value-type="string">
            <text:p>concentrated HCl, RT, 7 d</text:p>
          </table:table-cell>
          <table:table-cell office:value-type="string" calcext:value-type="string">
            <text:p><text:a xlink:href="javascript:void(0);" xlink:type="simple">(124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M NaOH, RT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spiro-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L2 for spiro-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increase CO2 uptake</text:p>
          </table:table-cell>
          <table:table-cell office:value-type="string" calcext:value-type="string">
            <text:p>concentrated HCl, RT, 7 d</text:p>
          </table:table-cell>
          <table:table-cell office:value-type="string" calcext:value-type="string">
            <text:p><text:a xlink:href="javascript:void(0);" xlink:type="simple">(12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partial loss CO2 uptake</text:p>
          </table:table-cell>
          <table:table-cell office:value-type="string" calcext:value-type="string">
            <text:p>0.01 M NaOH, RT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25-NH2(T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1 d, 298 K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4 (HCl), 5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5 d, 298 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125-NH2(T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significant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20 d, 298 K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0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5 d, 298 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25-NHCyp(Ti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NHCy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1 d, 298 K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4 (HCl), 5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5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0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5 d, 298 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25-NHCyp(Ti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NHCyp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298 K, 20 d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 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77-LT(T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8% BET increase</text:p>
          </table:table-cell>
          <table:table-cell office:value-type="string" calcext:value-type="string">
            <text:p>aqua regia, RT</text:p>
          </table:table-cell>
          <table:table-cell office:value-type="string" calcext:value-type="string">
            <text:p><text:a xlink:href="javascript:void(0);" xlink:type="simple">(125)</text:a>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5% BET loss</text:p>
          </table:table-cell>
          <table:table-cell office:value-type="string" calcext:value-type="string">
            <text:p>37% HCl, R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5% BET loss</text:p>
          </table:table-cell>
          <table:table-cell office:value-type="string" calcext:value-type="string">
            <text:p>65% HNO3, R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98% H2SO4, R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2% BET loss</text:p>
          </table:table-cell>
          <table:table-cell office:value-type="string" calcext:value-type="string">
            <text:p>6 M H3PO4, R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S-6(Hf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Na</text:p>
          </table:table-cell>
          <table:table-cell office:value-type="string" calcext:value-type="string">
            <text:p>well-retained partial degradation</text:p>
          </table:table-cell>
          <table:table-cell office:value-type="string" calcext:value-type="string">
            <text:p>porosity well-retained at pH = 1</text:p>
          </table:table-cell>
          <table:table-cell office:value-type="string" calcext:value-type="string">
            <text:p>pH = 1, RT, 24 h</text:p>
          </table:table-cell>
          <table:table-cell office:value-type="string" calcext:value-type="string">
            <text:p><text:a xlink:href="javascript:void(0);" xlink:type="simple">(15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O2(DCPBA)(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CPB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–12(HNO3/NaOH), 3 d</text:p>
          </table:table-cell>
          <table:table-cell office:value-type="string" calcext:value-type="string">
            <text:p><text:a xlink:href="javascript:void(0);" xlink:type="simple">(82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U-1300(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BA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0, 7 d</text:p>
          </table:table-cell>
          <table:table-cell office:value-type="string" calcext:value-type="string">
            <text:p><text:a xlink:href="javascript:void(0);" xlink:type="simple">(8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 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5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 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2SO4 (18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NaOH (14 M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5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significant degradation</text:p>
          </table:table-cell>
          <table:table-cell office:value-type="string" calcext:value-type="string">
            <text:p>complete loss</text:p>
          </table:table-cell>
          <table:table-cell office:value-type="string" calcext:value-type="string">
            <text:p>water saturated CO2, 318 K, 4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5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VF</text:p>
          </table:table-cell>
          <table:table-cell table:number-columns-repeated="2" office:value-type="string" calcext:value-type="string">
            <text:p>well-retained</text:p>
          </table:table-cell>
          <table:table-cell office:value-type="string" calcext:value-type="string">
            <text:p>water saturated CO2, 318 K, 168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F-5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VF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id (0.001–10 M H+) and base (0.001–0.01 M OH–) solutions, 7 d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JXNU-4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–11, HCl, NaOH, 24 h</text:p>
          </table:table-cell>
          <table:table-cell office:value-type="string" calcext:value-type="string">
            <text:p><text:a xlink:href="javascript:void(0);" xlink:type="simple">(162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0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2, RT, 24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0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H2SO4, 6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1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T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2, RT 24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1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T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H2SO4, 6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ENU-522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–12, HCl/NaOH, 2 h</text:p>
          </table:table-cell>
          <table:table-cell office:value-type="string" calcext:value-type="string">
            <text:p><text:a xlink:href="javascript:void(0);" xlink:type="simple">(16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n3IPA3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3, 24 h</text:p>
          </table:table-cell>
          <table:table-cell office:value-type="string" calcext:value-type="string">
            <text:p><text:a xlink:href="javascript:void(0);" xlink:type="simple">(164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4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6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8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10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.5 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 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2SO4 (18 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NaOH (14 M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30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82% loss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52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69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66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5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JUC-1000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PO</text:p>
          </table:table-cell>
          <table:table-cell office:value-type="string" calcext:value-type="string">
            <text:p>well-retained, no Cu2+ released in all conditions</text:p>
          </table:table-cell>
          <table:table-cell office:value-type="string" calcext:value-type="string">
            <text:p>5% loss BET</text:p>
          </table:table-cell>
          <table:table-cell office:value-type="string" calcext:value-type="string">
            <text:p>pH = 1.5 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JNU-51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AD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1, HCl/NaOH, 36 h</text:p>
          </table:table-cell>
          <table:table-cell office:value-type="string" calcext:value-type="string">
            <text:p><text:a xlink:href="javascript:void(0);" xlink:type="simple">(165)</text:a></text:p>
          </table:table-cell>
        </table:table-row>
        <table:table-row table:style-name="ro3">
          <table:table-cell/>
          <table:table-cell office:value-type="string" calcext:value-type="string">
            <text:p>ZJNU-51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ADPA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36 h</text:p>
          </table:table-cell>
          <table:table-cell office:value-type="string" calcext:value-type="string">
            <text:p><text:a xlink:href="javascript:void(0);" xlink:type="simple">(165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 (NaOH), 36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14.1% BET loss</text:p>
          </table:table-cell>
          <table:table-cell office:value-type="string" calcext:value-type="string">
            <text:p>O2/H2O atmosphere, 1 d</text:p>
          </table:table-cell>
          <table:table-cell office:value-type="string" calcext:value-type="string">
            <text:p><text:a xlink:href="javascript:void(0);" xlink:type="simple">(131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9.2% BET loss</text:p>
          </table:table-cell>
          <table:table-cell office:value-type="string" calcext:value-type="string">
            <text:p>O2/H2O atmosphere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3.3% BET loss</text:p>
          </table:table-cell>
          <table:table-cell office:value-type="string" calcext:value-type="string">
            <text:p>O2/H2O atmosphere, 5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UT-155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HB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22% BET loss</text:p>
          </table:table-cell>
          <table:table-cell office:value-type="string" calcext:value-type="string">
            <text:p>15 mg in 20 mL HCl (pH = 4), RT, 24 h</text:p>
          </table:table-cell>
          <table:table-cell office:value-type="string" calcext:value-type="string">
            <text:p><text:a xlink:href="javascript:void(0);" xlink:type="simple">(57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1% BET loss</text:p>
          </table:table-cell>
          <table:table-cell office:value-type="string" calcext:value-type="string">
            <text:p>15 mg in 20 mL NaOH (pH = 10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-EDDA(Cd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.0 pH = 4.2</text:p>
          </table:table-cell>
          <table:table-cell office:value-type="string" calcext:value-type="string">
            <text:p><text:a xlink:href="javascript:void(0);" xlink:type="simple">(16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.3 pH = 12.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Azolate Linkers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1 M NaOH, 373 K, 24 h</text:p>
          </table:table-cell>
          <table:table-cell office:value-type="string" calcext:value-type="string">
            <text:p><text:a xlink:href="javascript:void(0);" xlink:type="simple">(4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 M NaOH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0.5% BET loss after pH = 12.5</text:p>
          </table:table-cell>
          <table:table-cell office:value-type="string" calcext:value-type="string">
            <text:p>pH = 1.5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.5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 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2SO4 (18 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NaOH (14 M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3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6% loss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35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79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82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86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6 wt % MOF in 0.45% MIM water</text:p>
          </table:table-cell>
          <table:table-cell office:value-type="string" calcext:value-type="string">
            <text:p><text:a xlink:href="javascript:void(0);" xlink:type="simple">(5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artial BET loss</text:p>
          </table:table-cell>
          <table:table-cell office:value-type="string" calcext:value-type="string">
            <text:p>LiCl, RT, 24 h, molar ratio of salt to ZIF-8 is 0.5</text:p>
          </table:table-cell>
          <table:table-cell office:value-type="string" calcext:value-type="string">
            <text:p><text:a xlink:href="javascript:void(0);" xlink:type="simple">(16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LiNO3, RT, 24 h, molar ratio of salt to ZIF-8 is 0.5</text:p>
          </table:table-cell>
          <table:table-cell office:value-type="string" calcext:value-type="string">
            <text:p><text:a xlink:href="javascript:void(0);" xlink:type="simple">(167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NaCl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NaNO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significant BET loss in all conditions</text:p>
          </table:table-cell>
          <table:table-cell office:value-type="string" calcext:value-type="string">
            <text:p>NiCl2, RT, 24 h, molar ratio of salt to ZIF-8 is 0.5</text:p>
          </table:table-cell>
          <table:table-cell office:value-type="string" calcext:value-type="string">
            <text:p><text:a xlink:href="javascript:void(0);" xlink:type="simple">(167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Ni(NO3)2, RT, 24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Cl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(NO3)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uCl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u(NO3)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AlCl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Al(NO3)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InCl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In(NO3)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significant degradation</text:p>
          </table:table-cell>
          <table:table-cell office:value-type="string" calcext:value-type="string">
            <text:p>61% BET loss</text:p>
          </table:table-cell>
          <table:table-cell office:value-type="string" calcext:value-type="string">
            <text:p>water saturated CO2 at 318 K for 240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-VF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6% BET loss</text:p>
          </table:table-cell>
          <table:table-cell office:value-type="string" calcext:value-type="string">
            <text:p>water saturated CO2 at 318 K for 720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8">
          <table:table-cell/>
          <table:table-cell office:value-type="string" calcext:value-type="string">
            <text:p>ZIF-8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-VF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id (0.001–0.01 M H+) and base (0.001–10 M OH–) solutions, 7 d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AF-X27-Cl(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01 M HCl, KOH, 7 d</text:p>
          </table:table-cell>
          <table:table-cell office:value-type="string" calcext:value-type="string">
            <text:p><text:a xlink:href="javascript:void(0);" xlink:type="simple">(8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.0 M KOH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PCN-601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 mg MOF in 3.5 mL solutions, 0.01 mM, RT, 24 h</text:p>
          </table:table-cell>
          <table:table-cell office:value-type="string" calcext:value-type="string">
            <text:p><text:a xlink:href="javascript:void(0);" xlink:type="simple">(59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0.1 mM HCl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s-NaOH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1 M NaOH, 373 K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10 M NaOH, 373 K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s-NaOH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PCN-601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light higher porosity in all conditions</text:p>
          </table:table-cell>
          <table:table-cell office:value-type="string" calcext:value-type="string">
            <text:p>100 mg MOF in 35 mL solutions of 0.1 mM HCl, RT, 24 h</text:p>
          </table:table-cell>
          <table:table-cell office:value-type="string" calcext:value-type="string">
            <text:p><text:a xlink:href="javascript:void(0);" xlink:type="simple">(59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solutions of s-NaOH, 373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PCN-601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 linkers released confirmed by UV–vis</text:p>
          </table:table-cell>
          <table:table-cell office:value-type="string" calcext:value-type="string">
            <text:p>5 mg MOF in 3.5 mL solutions of 0.1 mM HCl, RT, 24 h</text:p>
          </table:table-cell>
          <table:table-cell office:value-type="string" calcext:value-type="string">
            <text:p><text:a xlink:href="javascript:void(0);" xlink:type="simple">(59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 of s-NaOH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PCN-602(N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PP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100 mg MOF in 35 mL of 0.1 mM HCl (pH = 4), RT, 24 h</text:p>
          </table:table-cell>
          <table:table-cell office:value-type="string" calcext:value-type="string">
            <text:p><text:a xlink:href="javascript:void(0);" xlink:type="simple">(109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NaOH (pH = 14), RT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KF, RT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Na2CO3, RT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K3PO4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i3(BTP)2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6% loss increase Langmuir area</text:p>
          </table:table-cell>
          <table:table-cell office:value-type="string" calcext:value-type="string">
            <text:p>pH = 2 (HCl), 373 K, 14 d</text:p>
          </table:table-cell>
          <table:table-cell office:value-type="string" calcext:value-type="string">
            <text:p><text:a xlink:href="javascript:void(0);" xlink:type="simple">(85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7% loss increase Langmuir area</text:p>
          </table:table-cell>
          <table:table-cell office:value-type="string" calcext:value-type="string">
            <text:p>pH = 2 (HNO3), 373 K, 14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increase Langmuir area</text:p>
          </table:table-cell>
          <table:table-cell office:value-type="string" calcext:value-type="string">
            <text:p>pH = 14 (NaOH), 373 K, 14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u3(BTP)2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complete loss porosity in all conditions</text:p>
          </table:table-cell>
          <table:table-cell office:value-type="string" calcext:value-type="string">
            <text:p>pH = 3 (HCl), RT, 1 d</text:p>
          </table:table-cell>
          <table:table-cell office:value-type="string" calcext:value-type="string">
            <text:p><text:a xlink:href="javascript:void(0);" xlink:type="simple">(8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RT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n3(BTP)2(Ni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well-retained complete degradation</text:p>
          </table:table-cell>
          <table:table-cell office:value-type="string" calcext:value-type="string">
            <text:p>complete loss porosity at pH = 14</text:p>
          </table:table-cell>
          <table:table-cell office:value-type="string" calcext:value-type="string">
            <text:p>pH = 3 (HCl), 373 K, 7 d</text:p>
          </table:table-cell>
          <table:table-cell office:value-type="string" calcext:value-type="string">
            <text:p><text:a xlink:href="javascript:void(0);" xlink:type="simple">(8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RT, 1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Zn(1,3-BDP)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aqueous solution, 363 K, 30 min</text:p>
          </table:table-cell>
          <table:table-cell office:value-type="string" calcext:value-type="string">
            <text:p><text:a xlink:href="javascript:void(0);" xlink:type="simple">(105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kag-MOF-1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ZE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CO2 uptake well preserved after adsorbing humid (75%) CO2</text:p>
          </table:table-cell>
          <table:table-cell office:value-type="string" calcext:value-type="string">
            <text:p>pH = 4</text:p>
          </table:table-cell>
          <table:table-cell office:value-type="string" calcext:value-type="string">
            <text:p><text:a xlink:href="javascript:void(0);" xlink:type="simple">(168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83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CDP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2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8">
          <table:table-cell/>
          <table:table-cell office:value-type="string" calcext:value-type="string">
            <text:p>IPM-MOF-201(N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partial degradation for all conditions and Ni2+ (1.85 ppm) released at pH = 4</text:p>
          </table:table-cell>
          <table:table-cell office:value-type="string" calcext:value-type="string">
            <text:p>slightly shifted on CO2 uptake in all conditions</text:p>
          </table:table-cell>
          <table:table-cell office:value-type="string" calcext:value-type="string">
            <text:p>50 mg MOF in 5 mL solution (pH = 4), RT, 24 h</text:p>
          </table:table-cell>
          <table:table-cell office:value-type="string" calcext:value-type="string">
            <text:p><text:a xlink:href="javascript:void(0);" xlink:type="simple">(60)</text:a>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 (p H = 10), RT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 (pH = 12), RT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 (pH = 14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u4(SiW12O40)(L)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ABL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4</text:p>
          </table:table-cell>
          <table:table-cell office:value-type="string" calcext:value-type="string">
            <text:p><text:a xlink:href="javascript:void(0);" xlink:type="simple">(16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CIF(Cu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3, 1 d</text:p>
          </table:table-cell>
          <table:table-cell office:value-type="string" calcext:value-type="string">
            <text:p><text:a xlink:href="javascript:void(0);" xlink:type="simple">(17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u6(Trz)10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RZ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353 K, 24 h</text:p>
          </table:table-cell>
          <table:table-cell office:value-type="string" calcext:value-type="string">
            <text:p><text:a xlink:href="javascript:void(0);" xlink:type="simple">(17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353 K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35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g(ABTA)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B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2.4</text:p>
          </table:table-cell>
          <table:table-cell office:value-type="string" calcext:value-type="string">
            <text:p><text:a xlink:href="javascript:void(0);" xlink:type="simple">(172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.8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McIlvain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g3(ABTA)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B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.2</text:p>
          </table:table-cell>
          <table:table-cell office:value-type="string" calcext:value-type="string">
            <text:p><text:a xlink:href="javascript:void(0);" xlink:type="simple">(172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7.5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McIlvain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Bifunctional Linkers (Carboxylate, Azolate)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OS-1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DC, PDA</text:p>
          </table:table-cell>
          <table:table-cell office:value-type="string" calcext:value-type="string">
            <text:p>well-retained after 3 ads cycles</text:p>
          </table:table-cell>
          <table:table-cell office:value-type="string" calcext:value-type="string">
            <text:p>2% loss in NH3 uptake after 3 ads cycles</text:p>
          </table:table-cell>
          <table:table-cell office:value-type="string" calcext:value-type="string">
            <text:p>steam of 4% ammonia solution, 298 K</text:p>
          </table:table-cell>
          <table:table-cell office:value-type="string" calcext:value-type="string">
            <text:p><text:a xlink:href="javascript:void(0);" xlink:type="simple">(17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OS-2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DC, PHEN</text:p>
          </table:table-cell>
          <table:table-cell office:value-type="string" calcext:value-type="string">
            <text:p>well-retained after 3 ads cycles</text:p>
          </table:table-cell>
          <table:table-cell office:value-type="string" calcext:value-type="string">
            <text:p>3% loss in NH3 uptake after 3 ads cycles</text:p>
          </table:table-cell>
          <table:table-cell office:value-type="string" calcext:value-type="string">
            <text:p>steam of 4% ammonia solution, 298 K</text:p>
          </table:table-cell>
          <table:table-cell office:value-type="string" calcext:value-type="string">
            <text:p><text:a xlink:href="javascript:void(0);" xlink:type="simple">(17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OS-3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DC, BPY</text:p>
          </table:table-cell>
          <table:table-cell office:value-type="string" calcext:value-type="string">
            <text:p>well-retained after 3 ads cycles</text:p>
          </table:table-cell>
          <table:table-cell office:value-type="string" calcext:value-type="string">
            <text:p>6% loss in NH3 uptake after 3 ads cycles</text:p>
          </table:table-cell>
          <table:table-cell office:value-type="string" calcext:value-type="string">
            <text:p>steam of 4% ammonia solution, 298 K</text:p>
          </table:table-cell>
          <table:table-cell office:value-type="string" calcext:value-type="string">
            <text:p><text:a xlink:href="javascript:void(0);" xlink:type="simple">(17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FJI-H14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2, 373 K, 24 h</text:p>
          </table:table-cell>
          <table:table-cell office:value-type="string" calcext:value-type="string">
            <text:p><text:a xlink:href="javascript:void(0);" xlink:type="simple">(17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2(sdb)2(pcih)2 (Cd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SDB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(HCl)</text:p>
          </table:table-cell>
          <table:table-cell office:value-type="string" calcext:value-type="string">
            <text:p><text:a xlink:href="javascript:void(0);" xlink:type="simple">(175)</text:a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CI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5(HCl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2(sdb)2(pcih)2 (Cd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SDB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</text:p>
          </table:table-cell>
          <table:table-cell office:value-type="string" calcext:value-type="string">
            <text:p><text:a xlink:href="javascript:void(0);" xlink:type="simple">(175)</text:a>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CIH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9(NaOH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124-stu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DAD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2 (HCl, NaOH), 7 d</text:p>
          </table:table-cell>
          <table:table-cell office:value-type="string" calcext:value-type="string">
            <text:p><text:a xlink:href="javascript:void(0);" xlink:type="simple">(17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124-stu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DAD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7 d</text:p>
          </table:table-cell>
          <table:table-cell office:value-type="string" calcext:value-type="string">
            <text:p><text:a xlink:href="javascript:void(0);" xlink:type="simple">(17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3(NaOH), 7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601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, BI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24 h</text:p>
          </table:table-cell>
          <table:table-cell office:value-type="string" calcext:value-type="string">
            <text:p><text:a xlink:href="javascript:void(0);" xlink:type="simple">(177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3(HCl)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5(HCl)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(NaOH)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(NaOH), 24 h electrolyte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o2(TCS)(BPY)(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, 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5–11</text:p>
          </table:table-cell>
          <table:table-cell office:value-type="string" calcext:value-type="string">
            <text:p><text:a xlink:href="javascript:void(0);" xlink:type="simple">(17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i2(TCS)(BPY)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, 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1</text:p>
          </table:table-cell>
          <table:table-cell office:value-type="string" calcext:value-type="string">
            <text:p><text:a xlink:href="javascript:void(0);" xlink:type="simple">(17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u2(TCS)(BPY)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, 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3–11</text:p>
          </table:table-cell>
          <table:table-cell office:value-type="string" calcext:value-type="string">
            <text:p><text:a xlink:href="javascript:void(0);" xlink:type="simple">(17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d1.5(TPO)(bipy)1.5(Cd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O, BI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0, HCl, NaOH, 24 h</text:p>
          </table:table-cell>
          <table:table-cell office:value-type="string" calcext:value-type="string">
            <text:p><text:a xlink:href="javascript:void(0);" xlink:type="simple">(17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IISERP-MOF2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CY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no loss of CO2 uptake</text:p>
          </table:table-cell>
          <table:table-cell office:value-type="string" calcext:value-type="string">
            <text:p>humid CO2, 24 h</text:p>
          </table:table-cell>
          <table:table-cell office:value-type="string" calcext:value-type="string">
            <text:p><text:a xlink:href="javascript:void(0);" xlink:type="simple">(10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o6L4(TPT)2(μ3-OH)2(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T, TCY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80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2(tib)2(bda)2(Cd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IB, BD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(HCl), 12 h</text:p>
          </table:table-cell>
          <table:table-cell office:value-type="string" calcext:value-type="string">
            <text:p><text:a xlink:href="javascript:void(0);" xlink:type="simple">(18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4 (HCl), 12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 (NaOH), 12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STC-7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Z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12 h</text:p>
          </table:table-cell>
          <table:table-cell office:value-type="string" calcext:value-type="string">
            <text:p><text:a xlink:href="javascript:void(0);" xlink:type="simple">(182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n(NO2-BDC)(dmbpy)0.5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, DM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5–6, RT, 3 d</text:p>
          </table:table-cell>
          <table:table-cell office:value-type="string" calcext:value-type="string">
            <text:p><text:a xlink:href="javascript:void(0);" xlink:type="simple">(18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8–9, RT, 3 d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7.4 (phosphate buffer)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rht-MOF-tri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I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2% BET loss</text:p>
          </table:table-cell>
          <table:table-cell office:value-type="string" calcext:value-type="string">
            <text:p>pH = 2.5(HCl), RT, 24 h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rht-MOF-tri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IP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6 h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2.5(HCl), 48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rht-MOF-pyr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I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pH = 2.5(HCl), RT, 7 d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rht-MOF-pyr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I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6 h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UM-5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ANTH, OB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–11, 1 d</text:p>
          </table:table-cell>
          <table:table-cell office:value-type="string" calcext:value-type="string">
            <text:p><text:a xlink:href="javascript:void(0);" xlink:type="simple">(185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M-5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ANTH, OBA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1 d</text:p>
          </table:table-cell>
          <table:table-cell office:value-type="string" calcext:value-type="string">
            <text:p><text:a xlink:href="javascript:void(0);" xlink:type="simple">(185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Bifunctional Linkers (Carboxylate, Aldehyde)</text:p>
          </table:table-cell>
          <table:covered-table-cell table:number-columns-repeated="6" table:style-name="Default"/>
        </table:table-row>
        <table:table-row table:style-name="ro1">
          <table:table-cell/>
          <table:table-cell office:value-type="string" calcext:value-type="string">
            <text:p>H2Q-HK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, Q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, 7 d</text:p>
          </table:table-cell>
          <table:table-cell office:value-type="string" calcext:value-type="string">
            <text:p><text:a xlink:href="javascript:void(0);" xlink:type="simple">(18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2Q-HK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, Q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5, 7 d</text:p>
          </table:table-cell>
          <table:table-cell office:value-type="string" calcext:value-type="string">
            <text:p><text:a xlink:href="javascript:void(0);" xlink:type="simple">(18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1">
          <table:table-cell/>
          <table:table-cell office:value-type="string" calcext:value-type="string">
            <text:p>H2Q-HK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, Q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9, 7 d</text:p>
          </table:table-cell>
          <table:table-cell office:value-type="string" calcext:value-type="string">
            <text:p><text:a xlink:href="javascript:void(0);" xlink:type="simple">(186)</text:a>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Bifunctional Linkers (Carboxylate, Phosphonate)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1-Cr(C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16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0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1-Mg(Mg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6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0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1-Mn(M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1-Zr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n2L1(M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CP1</text:p>
          </table:table-cell>
          <table:table-cell office:value-type="string" calcext:value-type="string">
            <text:p>well-retained partial degradation</text:p>
          </table:table-cell>
          <table:table-cell office:value-type="string" calcext:value-type="string">
            <text:p>10% BET loss</text:p>
          </table:table-cell>
          <table:table-cell office:value-type="string" calcext:value-type="string">
            <text:p>pH = 4(HCl), 24 h</text:p>
          </table:table-cell>
          <table:table-cell office:value-type="string" calcext:value-type="string">
            <text:p><text:a xlink:href="javascript:void(0);" xlink:type="simple">(91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4% BET loss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n2L2(M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24 h</text:p>
          </table:table-cell>
          <table:table-cell office:value-type="string" calcext:value-type="string">
            <text:p><text:a xlink:href="javascript:void(0);" xlink:type="simple">(91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n2L3(M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CP3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24 h</text:p>
          </table:table-cell>
          <table:table-cell office:value-type="string" calcext:value-type="string">
            <text:p><text:a xlink:href="javascript:void(0);" xlink:type="simple">(91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37" office:value-type="string" calcext:value-type="string" table:number-columns-spanned="7" table:number-rows-spanned="1">
            <text:p>Bifunctional Linkers (Carboxylate, Hydroxyl)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OF-74(Mg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complete degradation partial degradation</text:p>
          </table:table-cell>
          <table:table-cell office:value-type="string" calcext:value-type="string">
            <text:p>69% BET loss after pH = 12.5(NaOH)</text:p>
          </table:table-cell>
          <table:table-cell office:value-type="string" calcext:value-type="string">
            <text:p>pH = 1.5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.5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MOF-74(Mg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phosphonate linkers</text:p>
          </table:table-cell>
          <table:table-cell office:value-type="string" calcext:value-type="string">
            <text:p>66% loss of CO2 uptake</text:p>
          </table:table-cell>
          <table:table-cell office:value-type="string" calcext:value-type="string">
            <text:p>humid CO2, 313 K, 15 breakthrough cycles</text:p>
          </table:table-cell>
          <table:table-cell office:value-type="string" calcext:value-type="string">
            <text:p><text:a xlink:href="javascript:void(0);" xlink:type="simple">(18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1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1(HNO3, 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3 M H2SO4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SZ-1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95% BET loss and mass maintained after aqua regia treatment</text:p>
          </table:table-cell>
          <table:table-cell office:value-type="string" calcext:value-type="string">
            <text:p>aqua regia, RT, 12 h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oleum, RT, 12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NO3, RT, 12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1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3(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(NaOH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2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1(HNO3, 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 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2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80% BET loss after aqua regia treatment</text:p>
          </table:table-cell>
          <table:table-cell office:value-type="string" calcext:value-type="string">
            <text:p>pH = 13(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3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1(HNO3, 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3 M H2SO4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SZ-3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% BET increase after aqua regia treatment</text:p>
          </table:table-cell>
          <table:table-cell office:value-type="string" calcext:value-type="string">
            <text:p>aqua regia, RT, 12 h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NO3, RT, 12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3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3(NaOH), 1 d oleum, 12 h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JUC-200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∼5 (HCl), 7 d</text:p>
          </table:table-cell>
          <table:table-cell office:value-type="string" calcext:value-type="string">
            <text:p><text:a xlink:href="javascript:void(0);" xlink:type="simple">(189)</text:a></text:p>
          </table:table-cell>
        </table:table-row>
      </table:table>
      <table:table table:name="Sheet6" table:style-name="ta1">
        <table:table-column table:style-name="co1" table:number-columns-repeated="2" table:default-cell-style-name="Default"/>
        <table:table-column table:style-name="co1" table:default-cell-style-name="ce12"/>
        <table:table-column table:style-name="co6" table:default-cell-style-name="ce3"/>
        <table:table-column table:style-name="co7" table:default-cell-style-name="ce3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unique_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YRUU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table:formula="of:=CONCATENATE(&quot;s&quot;; [.G2])" office:value-type="string" office:string-value="s1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OCUNAC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table:formula="of:=CONCATENATE(&quot;s&quot;; [.G3])" office:value-type="string" office:string-value="s2" calcext:value-type="string">
            <text:p>s2</text:p>
          </table:table-cell>
          <table:table-cell table:formula="of:=[.G2]+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WEVYEE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table:formula="of:=CONCATENATE(&quot;s&quot;; [.G4])" office:value-type="string" office:string-value="s3" calcext:value-type="string">
            <text:p>s3</text:p>
          </table:table-cell>
          <table:table-cell table:formula="of:=[.G3]+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formula="of:=CONCATENATE(&quot;s&quot;; [.G5])" office:value-type="string" office:string-value="s4" calcext:value-type="string">
            <text:p>s4</text:p>
          </table:table-cell>
          <table:table-cell table:formula="of:=[.G4]+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DYEQ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<text:s/></text:p>
          </table:table-cell>
          <table:table-cell table:formula="of:=CONCATENATE(&quot;s&quot;; [.G6])" office:value-type="string" office:string-value="s5" calcext:value-type="string">
            <text:p>s5</text:p>
          </table:table-cell>
          <table:table-cell table:formula="of:=[.G5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DOGBEI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table:formula="of:=CONCATENATE(&quot;s&quot;; [.G7])" office:value-type="string" office:string-value="s6" calcext:value-type="string">
            <text:p>s6</text:p>
          </table:table-cell>
          <table:table-cell table:formula="of:=[.G6]+1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table:formula="of:=CONCATENATE(&quot;s&quot;; [.G8])" office:value-type="string" office:string-value="s7" calcext:value-type="string">
            <text:p>s7</text:p>
          </table:table-cell>
          <table:table-cell table:formula="of:=[.G7]+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OTIBUQ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table:formula="of:=CONCATENATE(&quot;s&quot;; [.G9])" office:value-type="string" office:string-value="s8" calcext:value-type="string">
            <text:p>s8</text:p>
          </table:table-cell>
          <table:table-cell table:formula="of:=[.G8]+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EFPUV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table:formula="of:=CONCATENATE(&quot;s&quot;; [.G10])" office:value-type="string" office:string-value="s9" calcext:value-type="string">
            <text:p>s9</text:p>
          </table:table-cell>
          <table:table-cell table:formula="of:=[.G9]+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UDEMEW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table:formula="of:=CONCATENATE(&quot;s&quot;; [.G11])" office:value-type="string" office:string-value="s10" calcext:value-type="string">
            <text:p>s10</text:p>
          </table:table-cell>
          <table:table-cell table:formula="of:=[.G10]+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JEYTEP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table:formula="of:=CONCATENATE(&quot;s&quot;; [.G12])" office:value-type="string" office:string-value="s11" calcext:value-type="string">
            <text:p>s11</text:p>
          </table:table-cell>
          <table:table-cell table:formula="of:=[.G11]+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EZCII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table:formula="of:=CONCATENATE(&quot;s&quot;; [.G13])" office:value-type="string" office:string-value="s12" calcext:value-type="string">
            <text:p>s12</text:p>
          </table:table-cell>
          <table:table-cell table:formula="of:=[.G12]+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float" office:value="18" calcext:value-type="float">
            <text:p>18</text:p>
          </table:table-cell>
          <table:table-cell table:style-name="ce29" office:value-type="string" calcext:value-type="string">
            <text:p>LUQGAG</text:p>
          </table:table-cell>
          <table:table-cell table:style-name="ce26" office:value-type="string" calcext:value-type="string">
            <text:p>N/A <text:a xlink:href="javascript:void(0);" xlink:type="simple">(260)</text:a></text:p>
          </table:table-cell>
          <table:table-cell table:style-name="ce17" office:value-type="string" calcext:value-type="string">
            <text:p>Co(1,4-BDP) </text:p>
          </table:table-cell>
          <table:table-cell table:formula="of:=CONCATENATE(&quot;s&quot;; [.G14])" office:value-type="string" office:string-value="s13" calcext:value-type="string">
            <text:p>s13</text:p>
          </table:table-cell>
          <table:table-cell table:formula="of:=[.G13]+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TEWUM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table:formula="of:=CONCATENATE(&quot;s&quot;; [.G15])" office:value-type="string" office:string-value="s14" calcext:value-type="string">
            <text:p>s14</text:p>
          </table:table-cell>
          <table:table-cell table:formula="of:=[.G14]+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UTEXAT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table:formula="of:=CONCATENATE(&quot;s&quot;; [.G16])" office:value-type="string" office:string-value="s15" calcext:value-type="string">
            <text:p>s15</text:p>
          </table:table-cell>
          <table:table-cell table:formula="of:=[.G15]+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ATLUJ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table:formula="of:=CONCATENATE(&quot;s&quot;; [.G17])" office:value-type="string" office:string-value="s16" calcext:value-type="string">
            <text:p>s16</text:p>
          </table:table-cell>
          <table:table-cell table:formula="of:=[.G16]+1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table:formula="of:=CONCATENATE(&quot;s&quot;; [.G18])" office:value-type="string" office:string-value="s17" calcext:value-type="string">
            <text:p>s17</text:p>
          </table:table-cell>
          <table:table-cell table:formula="of:=[.G17]+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IDUWAH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table:formula="of:=CONCATENATE(&quot;s&quot;; [.G19])" office:value-type="string" office:string-value="s18" calcext:value-type="string">
            <text:p>s18</text:p>
          </table:table-cell>
          <table:table-cell table:formula="of:=[.G18]+1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RAKJIY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table:formula="of:=CONCATENATE(&quot;s&quot;; [.G20])" office:value-type="string" office:string-value="s19" calcext:value-type="string">
            <text:p>s19</text:p>
          </table:table-cell>
          <table:table-cell table:formula="of:=[.G19]+1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YEYBOV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table:formula="of:=CONCATENATE(&quot;s&quot;; [.G21])" office:value-type="string" office:string-value="s20" calcext:value-type="string">
            <text:p>s20</text:p>
          </table:table-cell>
          <table:table-cell table:formula="of:=[.G20]+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VEGCAN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table:formula="of:=CONCATENATE(&quot;s&quot;; [.G22])" office:value-type="string" office:string-value="s21" calcext:value-type="string">
            <text:p>s21</text:p>
          </table:table-cell>
          <table:table-cell table:formula="of:=[.G21]+1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VEGBUG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table:formula="of:=CONCATENATE(&quot;s&quot;; [.G23])" office:value-type="string" office:string-value="s22" calcext:value-type="string">
            <text:p>s22</text:p>
          </table:table-cell>
          <table:table-cell table:formula="of:=[.G22]+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IFUCAQ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table:formula="of:=CONCATENATE(&quot;s&quot;; [.G24])" office:value-type="string" office:string-value="s23" calcext:value-type="string">
            <text:p>s23</text:p>
          </table:table-cell>
          <table:table-cell table:formula="of:=[.G23]+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ITYUN04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table:formula="of:=CONCATENATE(&quot;s&quot;; [.G25])" office:value-type="string" office:string-value="s24" calcext:value-type="string">
            <text:p>s24</text:p>
          </table:table-cell>
          <table:table-cell table:formula="of:=[.G24]+1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BUSPIP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table:formula="of:=CONCATENATE(&quot;s&quot;; [.G26])" office:value-type="string" office:string-value="s25" calcext:value-type="string">
            <text:p>s25</text:p>
          </table:table-cell>
          <table:table-cell table:formula="of:=[.G25]+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CIGXIA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table:formula="of:=CONCATENATE(&quot;s&quot;; [.G27])" office:value-type="string" office:string-value="s26" calcext:value-type="string">
            <text:p>s26</text:p>
          </table:table-cell>
          <table:table-cell table:formula="of:=[.G26]+1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36" calcext:value-type="float">
            <text:p>36</text:p>
          </table:table-cell>
          <table:table-cell table:style-name="ce4"/>
          <table:table-cell table:style-name="ce10" office:value-type="string" calcext:value-type="string">
            <text:p>MIL-127 <text:a xlink:href="javascript:void(0);" xlink:type="simple">(42)</text:a></text:p>
          </table:table-cell>
          <table:table-cell table:style-name="ce10" office:value-type="string" calcext:value-type="string">
            <text:p>Fe6O2(TAZB)3X2, X = Cl, OH</text:p>
          </table:table-cell>
          <table:table-cell table:formula="of:=CONCATENATE(&quot;s&quot;; [.G28])" office:value-type="string" office:string-value="s27" calcext:value-type="string">
            <text:p>s27</text:p>
          </table:table-cell>
          <table:table-cell table:formula="of:=[.G27]+1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DOYBEA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table:formula="of:=CONCATENATE(&quot;s&quot;; [.G29])" office:value-type="string" office:string-value="s28" calcext:value-type="string">
            <text:p>s28</text:p>
          </table:table-cell>
          <table:table-cell table:formula="of:=[.G28]+1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style-name="ce4"/>
          <table:table-cell table:style-name="ce10" office:value-type="string" calcext:value-type="string">
            <text:p>MIL-53(Cr) <text:a xlink:href="javascript:void(0);" xlink:type="simple">(268)</text:a></text:p>
          </table:table-cell>
          <table:table-cell table:style-name="ce10" office:value-type="string" calcext:value-type="string">
            <text:p>Cr(OH)BDC</text:p>
          </table:table-cell>
          <table:table-cell table:formula="of:=CONCATENATE(&quot;s&quot;; [.G30])" office:value-type="string" office:string-value="s29" calcext:value-type="string">
            <text:p>s29</text:p>
          </table:table-cell>
          <table:table-cell table:formula="of:=[.G29]+1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QEFXAC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table:formula="of:=CONCATENATE(&quot;s&quot;; [.G31])" office:value-type="string" office:string-value="s30" calcext:value-type="string">
            <text:p>s30</text:p>
          </table:table-cell>
          <table:table-cell table:formula="of:=[.G30]+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QEFWUV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table:formula="of:=CONCATENATE(&quot;s&quot;; [.G32])" office:value-type="string" office:string-value="s31" calcext:value-type="string">
            <text:p>s31</text:p>
          </table:table-cell>
          <table:table-cell table:formula="of:=[.G31]+1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BOHKAM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table:formula="of:=CONCATENATE(&quot;s&quot;; [.G33])" office:value-type="string" office:string-value="s32" calcext:value-type="string">
            <text:p>s32</text:p>
          </table:table-cell>
          <table:table-cell table:formula="of:=[.G32]+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BOHJUF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table:formula="of:=CONCATENATE(&quot;s&quot;; [.G34])" office:value-type="string" office:string-value="s33" calcext:value-type="string">
            <text:p>s33</text:p>
          </table:table-cell>
          <table:table-cell table:formula="of:=[.G33]+1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BOHXED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table:formula="of:=CONCATENATE(&quot;s&quot;; [.G35])" office:value-type="string" office:string-value="s34" calcext:value-type="string">
            <text:p>s34</text:p>
          </table:table-cell>
          <table:table-cell table:formula="of:=[.G34]+1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BOHWIG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table:formula="of:=CONCATENATE(&quot;s&quot;; [.G36])" office:value-type="string" office:string-value="s35" calcext:value-type="string">
            <text:p>s35</text:p>
          </table:table-cell>
          <table:table-cell table:formula="of:=[.G35]+1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IBXIV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table:formula="of:=CONCATENATE(&quot;s&quot;; [.G37])" office:value-type="string" office:string-value="s36" calcext:value-type="string">
            <text:p>s36</text:p>
          </table:table-cell>
          <table:table-cell table:formula="of:=[.G36]+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IBXOB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table:formula="of:=CONCATENATE(&quot;s&quot;; [.G38])" office:value-type="string" office:string-value="s37" calcext:value-type="string">
            <text:p>s37</text:p>
          </table:table-cell>
          <table:table-cell table:formula="of:=[.G37]+1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IBXUH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table:formula="of:=CONCATENATE(&quot;s&quot;; [.G39])" office:value-type="string" office:string-value="s38" calcext:value-type="string">
            <text:p>s38</text:p>
          </table:table-cell>
          <table:table-cell table:formula="of:=[.G38]+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IBYAO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table:formula="of:=CONCATENATE(&quot;s&quot;; [.G40])" office:value-type="string" office:string-value="s39" calcext:value-type="string">
            <text:p>s39</text:p>
          </table:table-cell>
          <table:table-cell table:formula="of:=[.G39]+1"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IBYES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table:formula="of:=CONCATENATE(&quot;s&quot;; [.G41])" office:value-type="string" office:string-value="s40" calcext:value-type="string">
            <text:p>s40</text:p>
          </table:table-cell>
          <table:table-cell table:formula="of:=[.G40]+1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QEPQOT01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table:formula="of:=CONCATENATE(&quot;s&quot;; [.G42])" office:value-type="string" office:string-value="s41" calcext:value-type="string">
            <text:p>s41</text:p>
          </table:table-cell>
          <table:table-cell table:formula="of:=[.G41]+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VOCNOQ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table:formula="of:=CONCATENATE(&quot;s&quot;; [.G43])" office:value-type="string" office:string-value="s42" calcext:value-type="string">
            <text:p>s42</text:p>
          </table:table-cell>
          <table:table-cell table:formula="of:=[.G42]+1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FIFFUX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table:formula="of:=CONCATENATE(&quot;s&quot;; [.G44])" office:value-type="string" office:string-value="s43" calcext:value-type="string">
            <text:p>s43</text:p>
          </table:table-cell>
          <table:table-cell table:formula="of:=[.G43]+1"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ODBUV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table:formula="of:=CONCATENATE(&quot;s&quot;; [.G45])" office:value-type="string" office:string-value="s44" calcext:value-type="string">
            <text:p>s44</text:p>
          </table:table-cell>
          <table:table-cell table:formula="of:=[.G44]+1"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TOXAJ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table:formula="of:=CONCATENATE(&quot;s&quot;; [.G46])" office:value-type="string" office:string-value="s45" calcext:value-type="string">
            <text:p>s45</text:p>
          </table:table-cell>
          <table:table-cell table:formula="of:=[.G45]+1"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table:formula="of:=CONCATENATE(&quot;s&quot;; [.G47])" office:value-type="string" office:string-value="s46" calcext:value-type="string">
            <text:p>s46</text:p>
          </table:table-cell>
          <table:table-cell table:formula="of:=[.G46]+1"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SURKAT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table:style-name="ce41" table:formula="of:=CONCATENATE(&quot;s&quot;; [.G48])" office:value-type="string" office:string-value="s47" calcext:value-type="string">
            <text:p>s47</text:p>
          </table:table-cell>
          <table:table-cell table:formula="of:=[.G47]+1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CUBFOX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table:formula="of:=CONCATENATE(&quot;s&quot;; [.G49])" office:value-type="string" office:string-value="s48" calcext:value-type="string">
            <text:p>s48</text:p>
          </table:table-cell>
          <table:table-cell table:formula="of:=[.G48]+1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CIWUJ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table:formula="of:=CONCATENATE(&quot;s&quot;; [.G50])" office:value-type="string" office:string-value="s49" calcext:value-type="string">
            <text:p>s49</text:p>
          </table:table-cell>
          <table:table-cell table:formula="of:=[.G49]+1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OFIWOQ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table:formula="of:=CONCATENATE(&quot;s&quot;; [.G51])" office:value-type="string" office:string-value="s50" calcext:value-type="string">
            <text:p>s50</text:p>
          </table:table-cell>
          <table:table-cell table:formula="of:=[.G50]+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OQOCAA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table:formula="of:=CONCATENATE(&quot;s&quot;; [.G52])" office:value-type="string" office:string-value="s51" calcext:value-type="string">
            <text:p>s51</text:p>
          </table:table-cell>
          <table:table-cell table:formula="of:=[.G51]+1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ELZUQ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table:formula="of:=CONCATENATE(&quot;s&quot;; [.G53])" office:value-type="string" office:string-value="s52" calcext:value-type="string">
            <text:p>s52</text:p>
          </table:table-cell>
          <table:table-cell table:formula="of:=[.G52]+1"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ELZOK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table:formula="of:=CONCATENATE(&quot;s&quot;; [.G54])" office:value-type="string" office:string-value="s53" calcext:value-type="string">
            <text:p>s53</text:p>
          </table:table-cell>
          <table:table-cell table:formula="of:=[.G53]+1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ELZIE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table:formula="of:=CONCATENATE(&quot;s&quot;; [.G55])" office:value-type="string" office:string-value="s54" calcext:value-type="string">
            <text:p>s54</text:p>
          </table:table-cell>
          <table:table-cell table:formula="of:=[.G54]+1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BEVQID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table:formula="of:=CONCATENATE(&quot;s&quot;; [.G56])" office:value-type="string" office:string-value="s55" calcext:value-type="string">
            <text:p>s55</text:p>
          </table:table-cell>
          <table:table-cell table:formula="of:=[.G55]+1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VOCKUT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table:formula="of:=CONCATENATE(&quot;s&quot;; [.G57])" office:value-type="string" office:string-value="s56" calcext:value-type="string">
            <text:p>s56</text:p>
          </table:table-cell>
          <table:table-cell table:formula="of:=[.G56]+1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BIPLAQ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table:formula="of:=CONCATENATE(&quot;s&quot;; [.G58])" office:value-type="string" office:string-value="s57" calcext:value-type="string">
            <text:p>s57</text:p>
          </table:table-cell>
          <table:table-cell table:formula="of:=[.G57]+1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OHYIJ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table:formula="of:=CONCATENATE(&quot;s&quot;; [.G59])" office:value-type="string" office:string-value="s58" calcext:value-type="string">
            <text:p>s58</text:p>
          </table:table-cell>
          <table:table-cell table:formula="of:=[.G58]+1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XOHJUA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table:formula="of:=CONCATENATE(&quot;s&quot;; [.G60])" office:value-type="string" office:string-value="s59" calcext:value-type="string">
            <text:p>s59</text:p>
          </table:table-cell>
          <table:table-cell table:formula="of:=[.G59]+1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WOJJOV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table:formula="of:=CONCATENATE(&quot;s&quot;; [.G61])" office:value-type="string" office:string-value="s60" calcext:value-type="string">
            <text:p>s60</text:p>
          </table:table-cell>
          <table:table-cell table:formula="of:=[.G60]+1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7"/>
          <table:table-cell table:style-name="ce17" office:value-type="float" office:value="78" calcext:value-type="float">
            <text:p>78</text:p>
          </table:table-cell>
          <table:table-cell table:style-name="ce29" office:value-type="string" calcext:value-type="string">
            <text:p>KIYMIP</text:p>
          </table:table-cell>
          <table:table-cell table:style-name="ce26" office:value-type="string" calcext:value-type="string">
            <text:p>Ni-HF <text:a xlink:href="javascript:void(0);" xlink:type="simple">(293)</text:a></text:p>
          </table:table-cell>
          <table:table-cell table:style-name="ce26" office:value-type="string" calcext:value-type="string">
            <text:p>Ni2(HFPDPT)-(BPY)2(H2O)2](H2O)8</text:p>
          </table:table-cell>
          <table:table-cell table:style-name="ce17" table:formula="of:=CONCATENATE(&quot;s&quot;; [.G62])" office:value-type="string" office:string-value="s61" calcext:value-type="string">
            <text:p>s61</text:p>
          </table:table-cell>
          <table:table-cell table:style-name="ce17" table:formula="of:=[.G61]+1" office:value-type="float" office:value="61" calcext:value-type="float">
            <text:p>61</text:p>
          </table:table-cell>
          <table:table-cell table:style-name="ce17" table:number-columns-repeated="1017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table:formula="of:=CONCATENATE(&quot;s&quot;; [.G63])" office:value-type="string" office:string-value="s62" calcext:value-type="string">
            <text:p>s62</text:p>
          </table:table-cell>
          <table:table-cell table:formula="of:=[.G62]+1"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WIZMAV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table:formula="of:=CONCATENATE(&quot;s&quot;; [.G64])" office:value-type="string" office:string-value="s63" calcext:value-type="string">
            <text:p>s63</text:p>
          </table:table-cell>
          <table:table-cell table:formula="of:=[.G63]+1"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RAZXIA0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table:formula="of:=CONCATENATE(&quot;s&quot;; [.G65])" office:value-type="string" office:string-value="s64" calcext:value-type="string">
            <text:p>s64</text:p>
          </table:table-cell>
          <table:table-cell table:formula="of:=[.G64]+1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QOVXAC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table:formula="of:=CONCATENATE(&quot;s&quot;; [.G66])" office:value-type="string" office:string-value="s65" calcext:value-type="string">
            <text:p>s65</text:p>
          </table:table-cell>
          <table:table-cell table:formula="of:=[.G65]+1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WOJGEI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table:formula="of:=CONCATENATE(&quot;s&quot;; [.G67])" office:value-type="string" office:string-value="s66" calcext:value-type="string">
            <text:p>s66</text:p>
          </table:table-cell>
          <table:table-cell table:formula="of:=[.G66]+1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XAGCUE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table:formula="of:=CONCATENATE(&quot;s&quot;; [.G68])" office:value-type="string" office:string-value="s67" calcext:value-type="string">
            <text:p>s67</text:p>
          </table:table-cell>
          <table:table-cell table:formula="of:=[.G67]+1"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EGATOW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table:formula="of:=CONCATENATE(&quot;s&quot;; [.G69])" office:value-type="string" office:string-value="s68" calcext:value-type="string">
            <text:p>s68</text:p>
          </table:table-cell>
          <table:table-cell table:formula="of:=[.G68]+1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BEPPAP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table:formula="of:=CONCATENATE(&quot;s&quot;; [.G70])" office:value-type="string" office:string-value="s69" calcext:value-type="string">
            <text:p>s69</text:p>
          </table:table-cell>
          <table:table-cell table:formula="of:=[.G69]+1"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BEPPIX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table:formula="of:=CONCATENATE(&quot;s&quot;; [.G71])" office:value-type="string" office:string-value="s70" calcext:value-type="string">
            <text:p>s70</text:p>
          </table:table-cell>
          <table:table-cell table:formula="of:=[.G70]+1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BEYSAB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table:formula="of:=CONCATENATE(&quot;s&quot;; [.G72])" office:value-type="string" office:string-value="s71" calcext:value-type="string">
            <text:p>s71</text:p>
          </table:table-cell>
          <table:table-cell table:formula="of:=[.G71]+1"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NEVVAM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table:formula="of:=CONCATENATE(&quot;s&quot;; [.G73])" office:value-type="string" office:string-value="s72" calcext:value-type="string">
            <text:p>s72</text:p>
          </table:table-cell>
          <table:table-cell table:formula="of:=[.G72]+1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XICZAM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table:formula="of:=CONCATENATE(&quot;s&quot;; [.G74])" office:value-type="string" office:string-value="s73" calcext:value-type="string">
            <text:p>s73</text:p>
          </table:table-cell>
          <table:table-cell table:formula="of:=[.G73]+1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XICYOZ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table:formula="of:=CONCATENATE(&quot;s&quot;; [.G75])" office:value-type="string" office:string-value="s74" calcext:value-type="string">
            <text:p>s74</text:p>
          </table:table-cell>
          <table:table-cell table:formula="of:=[.G74]+1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XICYUF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table:formula="of:=CONCATENATE(&quot;s&quot;; [.G76])" office:value-type="string" office:string-value="s75" calcext:value-type="string">
            <text:p>s75</text:p>
          </table:table-cell>
          <table:table-cell table:formula="of:=[.G75]+1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XICYIT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table:formula="of:=CONCATENATE(&quot;s&quot;; [.G77])" office:value-type="string" office:string-value="s76" calcext:value-type="string">
            <text:p>s76</text:p>
          </table:table-cell>
          <table:table-cell table:formula="of:=[.G76]+1"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5" calcext:value-type="float">
            <text:p>95</text:p>
          </table:table-cell>
          <table:table-cell table:style-name="ce15"/>
          <table:table-cell table:style-name="ce22" office:value-type="string" calcext:value-type="string">
            <text:p>MIL-140 A <text:a xlink:href="javascript:void(0);" xlink:type="simple">(101)</text:a></text:p>
          </table:table-cell>
          <table:table-cell table:style-name="ce22" office:value-type="string" calcext:value-type="string">
            <text:p>ZrO(BDC)</text:p>
          </table:table-cell>
          <table:table-cell table:formula="of:=CONCATENATE(&quot;s&quot;; [.G78])" office:value-type="string" office:string-value="s77" calcext:value-type="string">
            <text:p>s77</text:p>
          </table:table-cell>
          <table:table-cell table:formula="of:=[.G77]+1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6" calcext:value-type="float">
            <text:p>96</text:p>
          </table:table-cell>
          <table:table-cell table:style-name="ce15"/>
          <table:table-cell table:style-name="ce22" office:value-type="string" calcext:value-type="string">
            <text:p>MIL-140 B <text:a xlink:href="javascript:void(0);" xlink:type="simple">(101)</text:a></text:p>
          </table:table-cell>
          <table:table-cell table:style-name="ce22" office:value-type="string" calcext:value-type="string">
            <text:p>ZrO(2,6-NDC)</text:p>
          </table:table-cell>
          <table:table-cell table:formula="of:=CONCATENATE(&quot;s&quot;; [.G79])" office:value-type="string" office:string-value="s78" calcext:value-type="string">
            <text:p>s78</text:p>
          </table:table-cell>
          <table:table-cell table:formula="of:=[.G78]+1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7" calcext:value-type="float">
            <text:p>97</text:p>
          </table:table-cell>
          <table:table-cell table:style-name="ce15"/>
          <table:table-cell table:style-name="ce22" office:value-type="string" calcext:value-type="string">
            <text:p>MIL-140 C <text:a xlink:href="javascript:void(0);" xlink:type="simple">(101)</text:a></text:p>
          </table:table-cell>
          <table:table-cell table:style-name="ce22" office:value-type="string" calcext:value-type="string">
            <text:p>ZrO(BPDC)</text:p>
          </table:table-cell>
          <table:table-cell table:formula="of:=CONCATENATE(&quot;s&quot;; [.G80])" office:value-type="string" office:string-value="s79" calcext:value-type="string">
            <text:p>s79</text:p>
          </table:table-cell>
          <table:table-cell table:formula="of:=[.G79]+1"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8" calcext:value-type="float">
            <text:p>98</text:p>
          </table:table-cell>
          <table:table-cell table:style-name="ce15"/>
          <table:table-cell table:style-name="ce22" office:value-type="string" calcext:value-type="string">
            <text:p>MIL-140 D <text:a xlink:href="javascript:void(0);" xlink:type="simple">(101)</text:a></text:p>
          </table:table-cell>
          <table:table-cell table:style-name="ce22" office:value-type="string" calcext:value-type="string">
            <text:p>ZrO(ABDC-Cl2)</text:p>
          </table:table-cell>
          <table:table-cell table:formula="of:=CONCATENATE(&quot;s&quot;; [.G81])" office:value-type="string" office:string-value="s80" calcext:value-type="string">
            <text:p>s80</text:p>
          </table:table-cell>
          <table:table-cell table:formula="of:=[.G80]+1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IDLAE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table:formula="of:=CONCATENATE(&quot;s&quot;; [.G82])" office:value-type="string" office:string-value="s81" calcext:value-type="string">
            <text:p>s81</text:p>
          </table:table-cell>
          <table:table-cell table:formula="of:=[.G81]+1"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YEZKUL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table:formula="of:=CONCATENATE(&quot;s&quot;; [.G83])" office:value-type="string" office:string-value="s82" calcext:value-type="string">
            <text:p>s82</text:p>
          </table:table-cell>
          <table:table-cell table:formula="of:=[.G82]+1"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WIJDAV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table:formula="of:=CONCATENATE(&quot;s&quot;; [.G84])" office:value-type="string" office:string-value="s83" calcext:value-type="string">
            <text:p>s83</text:p>
          </table:table-cell>
          <table:table-cell table:formula="of:=[.G83]+1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HAWYUB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table:formula="of:=CONCATENATE(&quot;s&quot;; [.G85])" office:value-type="string" office:string-value="s84" calcext:value-type="string">
            <text:p>s84</text:p>
          </table:table-cell>
          <table:table-cell table:formula="of:=[.G84]+1" office:value-type="float" office:value="84" calcext:value-type="float">
            <text:p>8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QAVWAN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table:formula="of:=CONCATENATE(&quot;s&quot;; [.G86])" office:value-type="string" office:string-value="s85" calcext:value-type="string">
            <text:p>s85</text:p>
          </table:table-cell>
          <table:table-cell table:formula="of:=[.G85]+1"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EBJUV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table:formula="of:=CONCATENATE(&quot;s&quot;; [.G87])" office:value-type="string" office:string-value="s86" calcext:value-type="string">
            <text:p>s86</text:p>
          </table:table-cell>
          <table:table-cell table:formula="of:=[.G86]+1"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HEBKAC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table:formula="of:=CONCATENATE(&quot;s&quot;; [.G88])" office:value-type="string" office:string-value="s87" calcext:value-type="string">
            <text:p>s87</text:p>
          </table:table-cell>
          <table:table-cell table:formula="of:=[.G87]+1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HEBKEG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table:formula="of:=CONCATENATE(&quot;s&quot;; [.G89])" office:value-type="string" office:string-value="s88" calcext:value-type="string">
            <text:p>s88</text:p>
          </table:table-cell>
          <table:table-cell table:formula="of:=[.G88]+1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HEBKIK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table:formula="of:=CONCATENATE(&quot;s&quot;; [.G90])" office:value-type="string" office:string-value="s89" calcext:value-type="string">
            <text:p>s89</text:p>
          </table:table-cell>
          <table:table-cell table:formula="of:=[.G89]+1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HESVOR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table:formula="of:=CONCATENATE(&quot;s&quot;; [.G91])" office:value-type="string" office:string-value="s90" calcext:value-type="string">
            <text:p>s90</text:p>
          </table:table-cell>
          <table:table-cell table:formula="of:=[.G90]+1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FETSII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table:formula="of:=CONCATENATE(&quot;s&quot;; [.G92])" office:value-type="string" office:string-value="s91" calcext:value-type="string">
            <text:p>s91</text:p>
          </table:table-cell>
          <table:table-cell table:formula="of:=[.G91]+1"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WIKGII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table:formula="of:=CONCATENATE(&quot;s&quot;; [.G93])" office:value-type="string" office:string-value="s92" calcext:value-type="string">
            <text:p>s92</text:p>
          </table:table-cell>
          <table:table-cell table:formula="of:=[.G92]+1"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FEVDIV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table:formula="of:=CONCATENATE(&quot;s&quot;; [.G94])" office:value-type="string" office:string-value="s93" calcext:value-type="string">
            <text:p>s93</text:p>
          </table:table-cell>
          <table:table-cell table:formula="of:=[.G93]+1"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FEVDER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table:formula="of:=CONCATENATE(&quot;s&quot;; [.G95])" office:value-type="string" office:string-value="s94" calcext:value-type="string">
            <text:p>s94</text:p>
          </table:table-cell>
          <table:table-cell table:formula="of:=[.G94]+1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HAHCUR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table:formula="of:=CONCATENATE(&quot;s&quot;; [.G96])" office:value-type="string" office:string-value="s95" calcext:value-type="string">
            <text:p>s95</text:p>
          </table:table-cell>
          <table:table-cell table:formula="of:=[.G95]+1"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YEYCOW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table:formula="of:=CONCATENATE(&quot;s&quot;; [.G97])" office:value-type="string" office:string-value="s96" calcext:value-type="string">
            <text:p>s96</text:p>
          </table:table-cell>
          <table:table-cell table:formula="of:=[.G96]+1"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YEYCUC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table:formula="of:=CONCATENATE(&quot;s&quot;; [.G98])" office:value-type="string" office:string-value="s97" calcext:value-type="string">
            <text:p>s97</text:p>
          </table:table-cell>
          <table:table-cell table:formula="of:=[.G97]+1"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YEYDAJ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table:formula="of:=CONCATENATE(&quot;s&quot;; [.G99])" office:value-type="string" office:string-value="s98" calcext:value-type="string">
            <text:p>s98</text:p>
          </table:table-cell>
          <table:table-cell table:formula="of:=[.G98]+1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YEMTIV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table:formula="of:=CONCATENATE(&quot;s&quot;; [.G100])" office:value-type="string" office:string-value="s99" calcext:value-type="string">
            <text:p>s99</text:p>
          </table:table-cell>
          <table:table-cell table:formula="of:=[.G99]+1"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IFEROC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table:formula="of:=CONCATENATE(&quot;s&quot;; [.G101])" office:value-type="string" office:string-value="s100" calcext:value-type="string">
            <text:p>s100</text:p>
          </table:table-cell>
          <table:table-cell table:formula="of:=[.G100]+1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table:formula="of:=CONCATENATE(&quot;s&quot;; [.G102])" office:value-type="string" office:string-value="s101" calcext:value-type="string">
            <text:p>s101</text:p>
          </table:table-cell>
          <table:table-cell table:formula="of:=[.G101]+1" office:value-type="float" office:value="101" calcext:value-type="float">
            <text:p>10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table:formula="of:=CONCATENATE(&quot;s&quot;; [.G103])" office:value-type="string" office:string-value="s102" calcext:value-type="string">
            <text:p>s102</text:p>
          </table:table-cell>
          <table:table-cell table:formula="of:=[.G102]+1" office:value-type="float" office:value="102" calcext:value-type="float">
            <text:p>10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table:style-name="Default" office:value-type="string" calcext:value-type="string">
            <text:p>SURKEX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table:formula="of:=CONCATENATE(&quot;s&quot;; [.G104])" office:value-type="string" office:string-value="s103" calcext:value-type="string">
            <text:p>s103</text:p>
          </table:table-cell>
          <table:table-cell table:formula="of:=[.G103]+1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OKABEI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table:formula="of:=CONCATENATE(&quot;s&quot;; [.G105])" office:value-type="string" office:string-value="s104" calcext:value-type="string">
            <text:p>s104</text:p>
          </table:table-cell>
          <table:table-cell table:formula="of:=[.G104]+1" office:value-type="float" office:value="104" calcext:value-type="float">
            <text:p>10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SEVZUQ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table:formula="of:=CONCATENATE(&quot;s&quot;; [.G106])" office:value-type="string" office:string-value="s105" calcext:value-type="string">
            <text:p>s105</text:p>
          </table:table-cell>
          <table:table-cell table:formula="of:=[.G105]+1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EPPOD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table:formula="of:=CONCATENATE(&quot;s&quot;; [.G107])" office:value-type="string" office:string-value="s106" calcext:value-type="string">
            <text:p>s106</text:p>
          </table:table-cell>
          <table:table-cell table:formula="of:=[.G106]+1" office:value-type="float" office:value="106" calcext:value-type="float">
            <text:p>10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IFERUI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table:formula="of:=CONCATENATE(&quot;s&quot;; [.G108])" office:value-type="string" office:string-value="s107" calcext:value-type="string">
            <text:p>s107</text:p>
          </table:table-cell>
          <table:table-cell table:formula="of:=[.G107]+1" office:value-type="float" office:value="107" calcext:value-type="float">
            <text:p>1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VEJZOA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table:formula="of:=CONCATENATE(&quot;s&quot;; [.G109])" office:value-type="string" office:string-value="s108" calcext:value-type="string">
            <text:p>s108</text:p>
          </table:table-cell>
          <table:table-cell table:formula="of:=[.G108]+1" office:value-type="float" office:value="108" calcext:value-type="float">
            <text:p>10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TABLAN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table:formula="of:=CONCATENATE(&quot;u&quot;; [.G110])" office:value-type="string" office:string-value="u1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ORIWAP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table:formula="of:=CONCATENATE(&quot;u&quot;; [.G111])" office:value-type="string" office:string-value="u2" calcext:value-type="string">
            <text:p>u2</text:p>
          </table:table-cell>
          <table:table-cell table:formula="of:=[.G110]+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BODPAN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table:formula="of:=CONCATENATE(&quot;u&quot;; [.G112])" office:value-type="string" office:string-value="u3" calcext:value-type="string">
            <text:p>u3</text:p>
          </table:table-cell>
          <table:table-cell table:formula="of:=[.G111]+1" office:value-type="float" office:value="3" calcext:value-type="float">
            <text:p>3</text:p>
          </table:table-cell>
          <table:table-cell table:number-columns-repeated="1017"/>
        </table:table-row>
        <table:table-row table:style-name="ro10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TODYUJ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table:formula="of:=CONCATENATE(&quot;u&quot;; [.G113])" office:value-type="string" office:string-value="u4" calcext:value-type="string">
            <text:p>u4</text:p>
          </table:table-cell>
          <table:table-cell table:formula="of:=[.G112]+1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ARPII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table:formula="of:=CONCATENATE(&quot;u&quot;; [.G114])" office:value-type="string" office:string-value="u5" calcext:value-type="string">
            <text:p>u5</text:p>
          </table:table-cell>
          <table:table-cell table:formula="of:=[.G113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QOWRAV02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table:formula="of:=CONCATENATE(&quot;u&quot;; [.G115])" office:value-type="string" office:string-value="u6" calcext:value-type="string">
            <text:p>u6</text:p>
          </table:table-cell>
          <table:table-cell table:formula="of:=[.G114]+1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table:style-name="Default" office:value-type="string" calcext:value-type="string">
            <text:p>BOHXAZ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table:formula="of:=CONCATENATE(&quot;u&quot;; [.G116])" office:value-type="string" office:string-value="u7" calcext:value-type="string">
            <text:p>u7</text:p>
          </table:table-cell>
          <table:table-cell table:formula="of:=[.G115]+1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BOHWUS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table:formula="of:=CONCATENATE(&quot;u&quot;; [.G117])" office:value-type="string" office:string-value="u8" calcext:value-type="string">
            <text:p>u8</text:p>
          </table:table-cell>
          <table:table-cell table:formula="of:=[.G116]+1" office:value-type="float" office:value="8" calcext:value-type="float">
            <text:p>8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ORIVUI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table:formula="of:=CONCATENATE(&quot;u&quot;; [.G118])" office:value-type="string" office:string-value="u9" calcext:value-type="string">
            <text:p>u9</text:p>
          </table:table-cell>
          <table:table-cell table:formula="of:=[.G117]+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ATOXEN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table:formula="of:=CONCATENATE(&quot;u&quot;; [.G119])" office:value-type="string" office:string-value="u10" calcext:value-type="string">
            <text:p>u10</text:p>
          </table:table-cell>
          <table:table-cell table:formula="of:=[.G118]+1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FAYPAY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table:formula="of:=CONCATENATE(&quot;u&quot;; [.G120])" office:value-type="string" office:string-value="u11" calcext:value-type="string">
            <text:p>u11</text:p>
          </table:table-cell>
          <table:table-cell table:formula="of:=[.G119]+1" office:value-type="float" office:value="11" calcext:value-type="float">
            <text:p>11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FIJDOS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table:formula="of:=CONCATENATE(&quot;u&quot;; [.G121])" office:value-type="string" office:string-value="u12" calcext:value-type="string">
            <text:p>u12</text:p>
          </table:table-cell>
          <table:table-cell table:formula="of:=[.G120]+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JASNEX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table:formula="of:=CONCATENATE(&quot;u&quot;; [.G122])" office:value-type="string" office:string-value="u13" calcext:value-type="string">
            <text:p>u13</text:p>
          </table:table-cell>
          <table:table-cell table:formula="of:=[.G121]+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float" office:value="164" calcext:value-type="float">
            <text:p>164</text:p>
          </table:table-cell>
          <table:table-cell table:style-name="ce29" office:value-type="string" calcext:value-type="string">
            <text:p>LUYSOP</text:p>
          </table:table-cell>
          <table:table-cell table:style-name="ce26" office:value-type="string" calcext:value-type="string">
            <text:p>Co-DMOF <text:a xlink:href="javascript:void(0);" xlink:type="simple">(72)</text:a></text:p>
          </table:table-cell>
          <table:table-cell table:style-name="ce26" office:value-type="string" calcext:value-type="string">
            <text:p>Co2(BDC)2(DABCO)</text:p>
          </table:table-cell>
          <table:table-cell table:formula="of:=CONCATENATE(&quot;u&quot;; [.G123])" office:value-type="string" office:string-value="u14" calcext:value-type="string">
            <text:p>u14</text:p>
          </table:table-cell>
          <table:table-cell table:formula="of:=[.G122]+1" office:value-type="float" office:value="14" calcext:value-type="float">
            <text:p>14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SUXNEF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table:formula="of:=CONCATENATE(&quot;u&quot;; [.G124])" office:value-type="string" office:string-value="u15" calcext:value-type="string">
            <text:p>u15</text:p>
          </table:table-cell>
          <table:table-cell table:formula="of:=[.G123]+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LAZXOB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table:formula="of:=CONCATENATE(&quot;u&quot;; [.G125])" office:value-type="string" office:string-value="u16" calcext:value-type="string">
            <text:p>u16</text:p>
          </table:table-cell>
          <table:table-cell table:formula="of:=[.G124]+1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ESIPUR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table:formula="of:=CONCATENATE(&quot;u&quot;; [.G126])" office:value-type="string" office:string-value="u17" calcext:value-type="string">
            <text:p>u17</text:p>
          </table:table-cell>
          <table:table-cell table:formula="of:=[.G125]+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LAZXIV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table:formula="of:=CONCATENATE(&quot;u&quot;; [.G127])" office:value-type="string" office:string-value="u18" calcext:value-type="string">
            <text:p>u18</text:p>
          </table:table-cell>
          <table:table-cell table:formula="of:=[.G126]+1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WUZHOR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table:formula="of:=CONCATENATE(&quot;u&quot;; [.G128])" office:value-type="string" office:string-value="u19" calcext:value-type="string">
            <text:p>u19</text:p>
          </table:table-cell>
          <table:table-cell table:formula="of:=[.G127]+1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COJTOL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table:formula="of:=CONCATENATE(&quot;u&quot;; [.G129])" office:value-type="string" office:string-value="u20" calcext:value-type="string">
            <text:p>u20</text:p>
          </table:table-cell>
          <table:table-cell table:formula="of:=[.G128]+1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GAWBUE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table:formula="of:=CONCATENATE(&quot;u&quot;; [.G130])" office:value-type="string" office:string-value="u21" calcext:value-type="string">
            <text:p>u21</text:p>
          </table:table-cell>
          <table:table-cell table:formula="of:=[.G129]+1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RUPRUQ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table:formula="of:=CONCATENATE(&quot;u&quot;; [.G131])" office:value-type="string" office:string-value="u22" calcext:value-type="string">
            <text:p>u22</text:p>
          </table:table-cell>
          <table:table-cell table:formula="of:=[.G130]+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CIDKUX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table:formula="of:=CONCATENATE(&quot;u&quot;; [.G132])" office:value-type="string" office:string-value="u23" calcext:value-type="string">
            <text:p>u23</text:p>
          </table:table-cell>
          <table:table-cell table:formula="of:=[.G131]+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CIDLEI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table:formula="of:=CONCATENATE(&quot;u&quot;; [.G133])" office:value-type="string" office:string-value="u24" calcext:value-type="string">
            <text:p>u24</text:p>
          </table:table-cell>
          <table:table-cell table:formula="of:=[.G132]+1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Default" office:value-type="string" calcext:value-type="string">
            <text:p>KEDZAX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table:formula="of:=CONCATENATE(&quot;u&quot;; [.G134])" office:value-type="string" office:string-value="u25" calcext:value-type="string">
            <text:p>u25</text:p>
          </table:table-cell>
          <table:table-cell table:formula="of:=[.G133]+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84" calcext:value-type="float">
            <text:p>184</text:p>
          </table:table-cell>
          <table:table-cell table:style-name="ce4"/>
          <table:table-cell table:style-name="ce10" office:value-type="string" calcext:value-type="string">
            <text:p>Zr6O6(ABDC-Cl2)12 <text:a xlink:href="javascript:void(0);" xlink:type="simple">(101, 310)</text:a></text:p>
          </table:table-cell>
          <table:table-cell table:style-name="ce10" office:value-type="string" calcext:value-type="string">
            <text:p>Zr6O6(ABDC-Cl2)12</text:p>
          </table:table-cell>
          <table:table-cell table:formula="of:=CONCATENATE(&quot;u&quot;; [.G135])" office:value-type="string" office:string-value="u26" calcext:value-type="string">
            <text:p>u26</text:p>
          </table:table-cell>
          <table:table-cell table:formula="of:=[.G134]+1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85" calcext:value-type="float">
            <text:p>185</text:p>
          </table:table-cell>
          <table:table-cell table:style-name="ce4"/>
          <table:table-cell table:style-name="ce10" office:value-type="string" calcext:value-type="string">
            <text:p>Zr6O6(ABDC)12 <text:a xlink:href="javascript:void(0);" xlink:type="simple">(102)</text:a></text:p>
          </table:table-cell>
          <table:table-cell table:style-name="ce10" office:value-type="string" calcext:value-type="string">
            <text:p>Zr6O6(ABDC)12</text:p>
          </table:table-cell>
          <table:table-cell table:formula="of:=CONCATENATE(&quot;u&quot;; [.G136])" office:value-type="string" office:string-value="u27" calcext:value-type="string">
            <text:p>u27</text:p>
          </table:table-cell>
          <table:table-cell table:formula="of:=[.G135]+1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table:style-name="Default" office:value-type="string" calcext:value-type="string">
            <text:p>MIBQAR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table:formula="of:=CONCATENATE(&quot;u&quot;; [.G137])" office:value-type="string" office:string-value="u28" calcext:value-type="string">
            <text:p>u28</text:p>
          </table:table-cell>
          <table:table-cell table:formula="of:=[.G136]+1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style-name="Default" office:value-type="string" calcext:value-type="string">
            <text:p>BABRII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table:formula="of:=CONCATENATE(&quot;u&quot;; [.G138])" office:value-type="string" office:string-value="u29" calcext:value-type="string">
            <text:p>u29</text:p>
          </table:table-cell>
          <table:table-cell table:formula="of:=[.G137]+1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table:style-name="Default" office:value-type="string" calcext:value-type="string">
            <text:p>EDADIX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table:formula="of:=CONCATENATE(&quot;u&quot;; [.G139])" office:value-type="string" office:string-value="u30" calcext:value-type="string">
            <text:p>u30</text:p>
          </table:table-cell>
          <table:table-cell table:formula="of:=[.G138]+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Default" office:value-type="string" calcext:value-type="string">
            <text:p>FIJCUX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table:formula="of:=CONCATENATE(&quot;u&quot;; [.G140])" office:value-type="string" office:string-value="u31" calcext:value-type="string">
            <text:p>u31</text:p>
          </table:table-cell>
          <table:table-cell table:formula="of:=[.G139]+1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table:style-name="Default" office:value-type="string" calcext:value-type="string">
            <text:p>CUMFEW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table:formula="of:=CONCATENATE(&quot;u&quot;; [.G141])" office:value-type="string" office:string-value="u32" calcext:value-type="string">
            <text:p>u32</text:p>
          </table:table-cell>
          <table:table-cell table:formula="of:=[.G140]+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Default" office:value-type="string" calcext:value-type="string">
            <text:p>XIVTED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table:formula="of:=CONCATENATE(&quot;u&quot;; [.G142])" office:value-type="string" office:string-value="u33" calcext:value-type="string">
            <text:p>u33</text:p>
          </table:table-cell>
          <table:table-cell table:formula="of:=[.G141]+1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Default" office:value-type="string" calcext:value-type="string">
            <text:p>KISXIU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table:formula="of:=CONCATENATE(&quot;u&quot;; [.G143])" office:value-type="string" office:string-value="u34" calcext:value-type="string">
            <text:p>u34</text:p>
          </table:table-cell>
          <table:table-cell table:formula="of:=[.G142]+1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95" calcext:value-type="float">
            <text:p>195</text:p>
          </table:table-cell>
          <table:table-cell table:style-name="ce15"/>
          <table:table-cell table:style-name="ce22" office:value-type="string" calcext:value-type="string">
            <text:p>Zn-DMOF-DM <text:a xlink:href="javascript:void(0);" xlink:type="simple">(76)</text:a></text:p>
          </table:table-cell>
          <table:table-cell table:style-name="ce22" office:value-type="string" calcext:value-type="string">
            <text:p>Zn2(BDC-(CH3)2)2(DABCO)</text:p>
          </table:table-cell>
          <table:table-cell table:formula="of:=CONCATENATE(&quot;u&quot;; [.G144])" office:value-type="string" office:string-value="u35" calcext:value-type="string">
            <text:p>u35</text:p>
          </table:table-cell>
          <table:table-cell table:formula="of:=[.G143]+1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96" calcext:value-type="float">
            <text:p>196</text:p>
          </table:table-cell>
          <table:table-cell table:style-name="ce15"/>
          <table:table-cell table:style-name="ce22" office:value-type="string" calcext:value-type="string">
            <text:p>Zn-DMOF-DM0.5 <text:a xlink:href="javascript:void(0);" xlink:type="simple">(76)</text:a></text:p>
          </table:table-cell>
          <table:table-cell table:style-name="ce22" office:value-type="string" calcext:value-type="string">
            <text:p>Zn2(BDC)(BDC-(CH3)2)(DABCO)</text:p>
          </table:table-cell>
          <table:table-cell table:formula="of:=CONCATENATE(&quot;u&quot;; [.G145])" office:value-type="string" office:string-value="u36" calcext:value-type="string">
            <text:p>u36</text:p>
          </table:table-cell>
          <table:table-cell table:formula="of:=[.G144]+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201" calcext:value-type="float">
            <text:p>201</text:p>
          </table:table-cell>
          <table:table-cell table:style-name="ce15"/>
          <table:table-cell table:style-name="ce22" office:value-type="string" calcext:value-type="string">
            <text:p>Zn-DMOF-TF <text:a xlink:href="javascript:void(0);" xlink:type="simple">(76)</text:a></text:p>
          </table:table-cell>
          <table:table-cell table:style-name="ce22" office:value-type="string" calcext:value-type="string">
            <text:p>Zn2(BDC-F4)2(DABCO)</text:p>
          </table:table-cell>
          <table:table-cell table:formula="of:=CONCATENATE(&quot;u&quot;; [.G146])" office:value-type="string" office:string-value="u37" calcext:value-type="string">
            <text:p>u37</text:p>
          </table:table-cell>
          <table:table-cell table:formula="of:=[.G145]+1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202" calcext:value-type="float">
            <text:p>202</text:p>
          </table:table-cell>
          <table:table-cell table:style-name="ce15"/>
          <table:table-cell table:style-name="ce22" office:value-type="string" calcext:value-type="string">
            <text:p>Zn-MOF-508-TM <text:a xlink:href="javascript:void(0);" xlink:type="simple">(77)</text:a></text:p>
          </table:table-cell>
          <table:table-cell table:style-name="ce22" office:value-type="string" calcext:value-type="string">
            <text:p>Zn2(BDC-(CH3)4)2(BPY)</text:p>
          </table:table-cell>
          <table:table-cell table:formula="of:=CONCATENATE(&quot;u&quot;; [.G147])" office:value-type="string" office:string-value="u38" calcext:value-type="string">
            <text:p>u38</text:p>
          </table:table-cell>
          <table:table-cell table:formula="of:=[.G146]+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Default" office:value-type="string" calcext:value-type="string">
            <text:p>YUVSUE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table:formula="of:=CONCATENATE(&quot;u&quot;; [.G148])" office:value-type="string" office:string-value="u39" calcext:value-type="string">
            <text:p>u39</text:p>
          </table:table-cell>
          <table:table-cell table:formula="of:=[.G147]+1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Default" office:value-type="string" calcext:value-type="string">
            <text:p>BEYSEF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table:formula="of:=CONCATENATE(&quot;u&quot;; [.G149])" office:value-type="string" office:string-value="u40" calcext:value-type="string">
            <text:p>u40</text:p>
          </table:table-cell>
          <table:table-cell table:formula="of:=[.G148]+1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Default" office:value-type="string" calcext:value-type="string">
            <text:p>IDIWOH02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table:formula="of:=CONCATENATE(&quot;u&quot;; [.G150])" office:value-type="string" office:string-value="u41" calcext:value-type="string">
            <text:p>u41</text:p>
          </table:table-cell>
          <table:table-cell table:formula="of:=[.G149]+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Default" office:value-type="string" calcext:value-type="string">
            <text:p>LASYOU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table:formula="of:=CONCATENATE(&quot;u&quot;; [.G151])" office:value-type="string" office:string-value="u42" calcext:value-type="string">
            <text:p>u42</text:p>
          </table:table-cell>
          <table:table-cell table:formula="of:=[.G150]+1" office:value-type="float" office:value="42" calcext:value-type="float">
            <text:p>42</text:p>
          </table:table-cell>
          <table:table-cell table:number-columns-repeated="1017"/>
        </table:table-row>
      </table:table>
      <table:table table:name="Final Datase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2"/>
        <table:table-column table:style-name="co6" table:default-cell-style-name="ce3"/>
        <table:table-column table:style-name="co7" table:default-cell-style-name="ce3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unique_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YRUU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table:formula="of:=CONCATENATE(&quot;s&quot;; [.G2])" office:value-type="string" office:string-value="s1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OCUNAC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table:formula="of:=CONCATENATE(&quot;s&quot;; [.G3])" office:value-type="string" office:string-value="s2" calcext:value-type="string">
            <text:p>s2</text:p>
          </table:table-cell>
          <table:table-cell table:formula="of:=[.G2]+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WEVYEE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table:formula="of:=CONCATENATE(&quot;s&quot;; [.G4])" office:value-type="string" office:string-value="s3" calcext:value-type="string">
            <text:p>s3</text:p>
          </table:table-cell>
          <table:table-cell table:formula="of:=[.G3]+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formula="of:=CONCATENATE(&quot;s&quot;; [.G5])" office:value-type="string" office:string-value="s4" calcext:value-type="string">
            <text:p>s4</text:p>
          </table:table-cell>
          <table:table-cell table:formula="of:=[.G4]+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DYEQ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<text:s/></text:p>
          </table:table-cell>
          <table:table-cell table:formula="of:=CONCATENATE(&quot;s&quot;; [.G6])" office:value-type="string" office:string-value="s5" calcext:value-type="string">
            <text:p>s5</text:p>
          </table:table-cell>
          <table:table-cell table:formula="of:=[.G5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DOGBEI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table:formula="of:=CONCATENATE(&quot;s&quot;; [.G7])" office:value-type="string" office:string-value="s6" calcext:value-type="string">
            <text:p>s6</text:p>
          </table:table-cell>
          <table:table-cell table:formula="of:=[.G6]+1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table:formula="of:=CONCATENATE(&quot;s&quot;; [.G8])" office:value-type="string" office:string-value="s7" calcext:value-type="string">
            <text:p>s7</text:p>
          </table:table-cell>
          <table:table-cell table:formula="of:=[.G7]+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OTIBUQ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table:formula="of:=CONCATENATE(&quot;s&quot;; [.G9])" office:value-type="string" office:string-value="s8" calcext:value-type="string">
            <text:p>s8</text:p>
          </table:table-cell>
          <table:table-cell table:formula="of:=[.G8]+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EFPUV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table:formula="of:=CONCATENATE(&quot;s&quot;; [.G10])" office:value-type="string" office:string-value="s9" calcext:value-type="string">
            <text:p>s9</text:p>
          </table:table-cell>
          <table:table-cell table:formula="of:=[.G9]+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UDEMEW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table:formula="of:=CONCATENATE(&quot;s&quot;; [.G11])" office:value-type="string" office:string-value="s10" calcext:value-type="string">
            <text:p>s10</text:p>
          </table:table-cell>
          <table:table-cell table:formula="of:=[.G10]+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JEYTEP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table:formula="of:=CONCATENATE(&quot;s&quot;; [.G12])" office:value-type="string" office:string-value="s11" calcext:value-type="string">
            <text:p>s11</text:p>
          </table:table-cell>
          <table:table-cell table:formula="of:=[.G11]+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EZCII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table:formula="of:=CONCATENATE(&quot;s&quot;; [.G13])" office:value-type="string" office:string-value="s12" calcext:value-type="string">
            <text:p>s12</text:p>
          </table:table-cell>
          <table:table-cell table:formula="of:=[.G12]+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float" office:value="18" calcext:value-type="float">
            <text:p>18</text:p>
          </table:table-cell>
          <table:table-cell table:style-name="ce29" office:value-type="string" calcext:value-type="string">
            <text:p>LUQGAG</text:p>
          </table:table-cell>
          <table:table-cell table:style-name="ce26" office:value-type="string" calcext:value-type="string">
            <text:p>N/A <text:a xlink:href="javascript:void(0);" xlink:type="simple">(260)</text:a></text:p>
          </table:table-cell>
          <table:table-cell table:style-name="ce17" office:value-type="string" calcext:value-type="string">
            <text:p>Co(1,4-BDP) </text:p>
          </table:table-cell>
          <table:table-cell table:formula="of:=CONCATENATE(&quot;s&quot;; [.G14])" office:value-type="string" office:string-value="s13" calcext:value-type="string">
            <text:p>s13</text:p>
          </table:table-cell>
          <table:table-cell table:formula="of:=[.G13]+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TEWUM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table:formula="of:=CONCATENATE(&quot;s&quot;; [.G15])" office:value-type="string" office:string-value="s14" calcext:value-type="string">
            <text:p>s14</text:p>
          </table:table-cell>
          <table:table-cell table:formula="of:=[.G14]+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UTEXAT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table:formula="of:=CONCATENATE(&quot;s&quot;; [.G16])" office:value-type="string" office:string-value="s15" calcext:value-type="string">
            <text:p>s15</text:p>
          </table:table-cell>
          <table:table-cell table:formula="of:=[.G15]+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ATLUJ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table:formula="of:=CONCATENATE(&quot;s&quot;; [.G17])" office:value-type="string" office:string-value="s16" calcext:value-type="string">
            <text:p>s16</text:p>
          </table:table-cell>
          <table:table-cell table:formula="of:=[.G16]+1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table:formula="of:=CONCATENATE(&quot;s&quot;; [.G18])" office:value-type="string" office:string-value="s17" calcext:value-type="string">
            <text:p>s17</text:p>
          </table:table-cell>
          <table:table-cell table:formula="of:=[.G17]+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IDUWAH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table:formula="of:=CONCATENATE(&quot;s&quot;; [.G19])" office:value-type="string" office:string-value="s18" calcext:value-type="string">
            <text:p>s18</text:p>
          </table:table-cell>
          <table:table-cell table:formula="of:=[.G18]+1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RAKJIY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table:formula="of:=CONCATENATE(&quot;s&quot;; [.G20])" office:value-type="string" office:string-value="s19" calcext:value-type="string">
            <text:p>s19</text:p>
          </table:table-cell>
          <table:table-cell table:formula="of:=[.G19]+1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YEYBOV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table:formula="of:=CONCATENATE(&quot;s&quot;; [.G21])" office:value-type="string" office:string-value="s20" calcext:value-type="string">
            <text:p>s20</text:p>
          </table:table-cell>
          <table:table-cell table:formula="of:=[.G20]+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VEGCAN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table:formula="of:=CONCATENATE(&quot;s&quot;; [.G22])" office:value-type="string" office:string-value="s21" calcext:value-type="string">
            <text:p>s21</text:p>
          </table:table-cell>
          <table:table-cell table:formula="of:=[.G21]+1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VEGBUG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table:formula="of:=CONCATENATE(&quot;s&quot;; [.G23])" office:value-type="string" office:string-value="s22" calcext:value-type="string">
            <text:p>s22</text:p>
          </table:table-cell>
          <table:table-cell table:formula="of:=[.G22]+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IFUCAQ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table:formula="of:=CONCATENATE(&quot;s&quot;; [.G24])" office:value-type="string" office:string-value="s23" calcext:value-type="string">
            <text:p>s23</text:p>
          </table:table-cell>
          <table:table-cell table:formula="of:=[.G23]+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ITYUN04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table:formula="of:=CONCATENATE(&quot;s&quot;; [.G25])" office:value-type="string" office:string-value="s24" calcext:value-type="string">
            <text:p>s24</text:p>
          </table:table-cell>
          <table:table-cell table:formula="of:=[.G24]+1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BUSPIP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table:formula="of:=CONCATENATE(&quot;s&quot;; [.G26])" office:value-type="string" office:string-value="s25" calcext:value-type="string">
            <text:p>s25</text:p>
          </table:table-cell>
          <table:table-cell table:formula="of:=[.G25]+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CIGXIA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table:formula="of:=CONCATENATE(&quot;s&quot;; [.G27])" office:value-type="string" office:string-value="s26" calcext:value-type="string">
            <text:p>s26</text:p>
          </table:table-cell>
          <table:table-cell table:formula="of:=[.G26]+1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36" calcext:value-type="float">
            <text:p>36</text:p>
          </table:table-cell>
          <table:table-cell table:style-name="ce4"/>
          <table:table-cell table:style-name="ce10" office:value-type="string" calcext:value-type="string">
            <text:p>MIL-127 <text:a xlink:href="javascript:void(0);" xlink:type="simple">(42)</text:a></text:p>
          </table:table-cell>
          <table:table-cell table:style-name="ce10" office:value-type="string" calcext:value-type="string">
            <text:p>Fe6O2(TAZB)3X2, X = Cl, OH</text:p>
          </table:table-cell>
          <table:table-cell table:formula="of:=CONCATENATE(&quot;s&quot;; [.G28])" office:value-type="string" office:string-value="s27" calcext:value-type="string">
            <text:p>s27</text:p>
          </table:table-cell>
          <table:table-cell table:formula="of:=[.G27]+1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DOYBEA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table:formula="of:=CONCATENATE(&quot;s&quot;; [.G29])" office:value-type="string" office:string-value="s28" calcext:value-type="string">
            <text:p>s28</text:p>
          </table:table-cell>
          <table:table-cell table:formula="of:=[.G28]+1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style-name="ce4"/>
          <table:table-cell table:style-name="ce10" office:value-type="string" calcext:value-type="string">
            <text:p>MIL-53(Cr) <text:a xlink:href="javascript:void(0);" xlink:type="simple">(268)</text:a></text:p>
          </table:table-cell>
          <table:table-cell table:style-name="ce10" office:value-type="string" calcext:value-type="string">
            <text:p>Cr(OH)BDC</text:p>
          </table:table-cell>
          <table:table-cell table:formula="of:=CONCATENATE(&quot;s&quot;; [.G30])" office:value-type="string" office:string-value="s29" calcext:value-type="string">
            <text:p>s29</text:p>
          </table:table-cell>
          <table:table-cell table:formula="of:=[.G29]+1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QEFXAC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table:formula="of:=CONCATENATE(&quot;s&quot;; [.G31])" office:value-type="string" office:string-value="s30" calcext:value-type="string">
            <text:p>s30</text:p>
          </table:table-cell>
          <table:table-cell table:formula="of:=[.G30]+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QEFWUV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table:formula="of:=CONCATENATE(&quot;s&quot;; [.G32])" office:value-type="string" office:string-value="s31" calcext:value-type="string">
            <text:p>s31</text:p>
          </table:table-cell>
          <table:table-cell table:formula="of:=[.G31]+1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BOHKAM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table:formula="of:=CONCATENATE(&quot;s&quot;; [.G33])" office:value-type="string" office:string-value="s32" calcext:value-type="string">
            <text:p>s32</text:p>
          </table:table-cell>
          <table:table-cell table:formula="of:=[.G32]+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BOHJUF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table:formula="of:=CONCATENATE(&quot;s&quot;; [.G34])" office:value-type="string" office:string-value="s33" calcext:value-type="string">
            <text:p>s33</text:p>
          </table:table-cell>
          <table:table-cell table:formula="of:=[.G33]+1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BOHXED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table:formula="of:=CONCATENATE(&quot;s&quot;; [.G35])" office:value-type="string" office:string-value="s34" calcext:value-type="string">
            <text:p>s34</text:p>
          </table:table-cell>
          <table:table-cell table:formula="of:=[.G34]+1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BOHWIG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table:formula="of:=CONCATENATE(&quot;s&quot;; [.G36])" office:value-type="string" office:string-value="s35" calcext:value-type="string">
            <text:p>s35</text:p>
          </table:table-cell>
          <table:table-cell table:formula="of:=[.G35]+1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IBXIV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table:formula="of:=CONCATENATE(&quot;s&quot;; [.G37])" office:value-type="string" office:string-value="s36" calcext:value-type="string">
            <text:p>s36</text:p>
          </table:table-cell>
          <table:table-cell table:formula="of:=[.G36]+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IBXOB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table:formula="of:=CONCATENATE(&quot;s&quot;; [.G38])" office:value-type="string" office:string-value="s37" calcext:value-type="string">
            <text:p>s37</text:p>
          </table:table-cell>
          <table:table-cell table:formula="of:=[.G37]+1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IBXUH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table:formula="of:=CONCATENATE(&quot;s&quot;; [.G39])" office:value-type="string" office:string-value="s38" calcext:value-type="string">
            <text:p>s38</text:p>
          </table:table-cell>
          <table:table-cell table:formula="of:=[.G38]+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IBYAO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table:formula="of:=CONCATENATE(&quot;s&quot;; [.G40])" office:value-type="string" office:string-value="s39" calcext:value-type="string">
            <text:p>s39</text:p>
          </table:table-cell>
          <table:table-cell table:formula="of:=[.G39]+1"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IBYES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table:formula="of:=CONCATENATE(&quot;s&quot;; [.G41])" office:value-type="string" office:string-value="s40" calcext:value-type="string">
            <text:p>s40</text:p>
          </table:table-cell>
          <table:table-cell table:formula="of:=[.G40]+1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QEPQOT01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table:formula="of:=CONCATENATE(&quot;s&quot;; [.G42])" office:value-type="string" office:string-value="s41" calcext:value-type="string">
            <text:p>s41</text:p>
          </table:table-cell>
          <table:table-cell table:formula="of:=[.G41]+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VOCNOQ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table:formula="of:=CONCATENATE(&quot;s&quot;; [.G43])" office:value-type="string" office:string-value="s42" calcext:value-type="string">
            <text:p>s42</text:p>
          </table:table-cell>
          <table:table-cell table:formula="of:=[.G42]+1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FIFFUX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table:formula="of:=CONCATENATE(&quot;s&quot;; [.G44])" office:value-type="string" office:string-value="s43" calcext:value-type="string">
            <text:p>s43</text:p>
          </table:table-cell>
          <table:table-cell table:formula="of:=[.G43]+1"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ODBUV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table:formula="of:=CONCATENATE(&quot;s&quot;; [.G45])" office:value-type="string" office:string-value="s44" calcext:value-type="string">
            <text:p>s44</text:p>
          </table:table-cell>
          <table:table-cell table:formula="of:=[.G44]+1"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TOXAJ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table:formula="of:=CONCATENATE(&quot;s&quot;; [.G46])" office:value-type="string" office:string-value="s45" calcext:value-type="string">
            <text:p>s45</text:p>
          </table:table-cell>
          <table:table-cell table:formula="of:=[.G45]+1"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table:formula="of:=CONCATENATE(&quot;s&quot;; [.G47])" office:value-type="string" office:string-value="s46" calcext:value-type="string">
            <text:p>s46</text:p>
          </table:table-cell>
          <table:table-cell table:formula="of:=[.G46]+1"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SURKAT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table:style-name="ce41" table:formula="of:=CONCATENATE(&quot;s&quot;; [.G48])" office:value-type="string" office:string-value="s47" calcext:value-type="string">
            <text:p>s47</text:p>
          </table:table-cell>
          <table:table-cell table:formula="of:=[.G47]+1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CUBFOX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table:formula="of:=CONCATENATE(&quot;s&quot;; [.G49])" office:value-type="string" office:string-value="s48" calcext:value-type="string">
            <text:p>s48</text:p>
          </table:table-cell>
          <table:table-cell table:formula="of:=[.G48]+1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CIWUJ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table:formula="of:=CONCATENATE(&quot;s&quot;; [.G50])" office:value-type="string" office:string-value="s49" calcext:value-type="string">
            <text:p>s49</text:p>
          </table:table-cell>
          <table:table-cell table:formula="of:=[.G49]+1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OFIWOQ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table:formula="of:=CONCATENATE(&quot;s&quot;; [.G51])" office:value-type="string" office:string-value="s50" calcext:value-type="string">
            <text:p>s50</text:p>
          </table:table-cell>
          <table:table-cell table:formula="of:=[.G50]+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OQOCAA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table:formula="of:=CONCATENATE(&quot;s&quot;; [.G52])" office:value-type="string" office:string-value="s51" calcext:value-type="string">
            <text:p>s51</text:p>
          </table:table-cell>
          <table:table-cell table:formula="of:=[.G51]+1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ELZUQ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table:formula="of:=CONCATENATE(&quot;s&quot;; [.G53])" office:value-type="string" office:string-value="s52" calcext:value-type="string">
            <text:p>s52</text:p>
          </table:table-cell>
          <table:table-cell table:formula="of:=[.G52]+1"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ELZOK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table:formula="of:=CONCATENATE(&quot;s&quot;; [.G54])" office:value-type="string" office:string-value="s53" calcext:value-type="string">
            <text:p>s53</text:p>
          </table:table-cell>
          <table:table-cell table:formula="of:=[.G53]+1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ELZIE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table:formula="of:=CONCATENATE(&quot;s&quot;; [.G55])" office:value-type="string" office:string-value="s54" calcext:value-type="string">
            <text:p>s54</text:p>
          </table:table-cell>
          <table:table-cell table:formula="of:=[.G54]+1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BEVQID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table:formula="of:=CONCATENATE(&quot;s&quot;; [.G56])" office:value-type="string" office:string-value="s55" calcext:value-type="string">
            <text:p>s55</text:p>
          </table:table-cell>
          <table:table-cell table:formula="of:=[.G55]+1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VOCKUT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table:formula="of:=CONCATENATE(&quot;s&quot;; [.G57])" office:value-type="string" office:string-value="s56" calcext:value-type="string">
            <text:p>s56</text:p>
          </table:table-cell>
          <table:table-cell table:formula="of:=[.G56]+1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BIPLAQ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table:formula="of:=CONCATENATE(&quot;s&quot;; [.G58])" office:value-type="string" office:string-value="s57" calcext:value-type="string">
            <text:p>s57</text:p>
          </table:table-cell>
          <table:table-cell table:formula="of:=[.G57]+1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OHYIJ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table:formula="of:=CONCATENATE(&quot;s&quot;; [.G59])" office:value-type="string" office:string-value="s58" calcext:value-type="string">
            <text:p>s58</text:p>
          </table:table-cell>
          <table:table-cell table:formula="of:=[.G58]+1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XOHJUA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table:formula="of:=CONCATENATE(&quot;s&quot;; [.G60])" office:value-type="string" office:string-value="s59" calcext:value-type="string">
            <text:p>s59</text:p>
          </table:table-cell>
          <table:table-cell table:formula="of:=[.G59]+1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WOJJOV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table:formula="of:=CONCATENATE(&quot;s&quot;; [.G61])" office:value-type="string" office:string-value="s60" calcext:value-type="string">
            <text:p>s60</text:p>
          </table:table-cell>
          <table:table-cell table:formula="of:=[.G60]+1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ce17"/>
          <table:table-cell table:style-name="ce17" office:value-type="float" office:value="78" calcext:value-type="float">
            <text:p>78</text:p>
          </table:table-cell>
          <table:table-cell table:style-name="ce29" office:value-type="string" calcext:value-type="string">
            <text:p>KIYMIP</text:p>
          </table:table-cell>
          <table:table-cell table:style-name="ce26" office:value-type="string" calcext:value-type="string">
            <text:p>Ni-HF <text:a xlink:href="javascript:void(0);" xlink:type="simple">(293)</text:a></text:p>
          </table:table-cell>
          <table:table-cell table:style-name="ce26" office:value-type="string" calcext:value-type="string">
            <text:p>Ni2(HFPDPT)-(BPY)2(H2O)2](H2O)8</text:p>
          </table:table-cell>
          <table:table-cell table:style-name="ce17" table:formula="of:=CONCATENATE(&quot;s&quot;; [.G62])" office:value-type="string" office:string-value="s61" calcext:value-type="string">
            <text:p>s61</text:p>
          </table:table-cell>
          <table:table-cell table:style-name="ce17" table:formula="of:=[.G61]+1" office:value-type="float" office:value="61" calcext:value-type="float">
            <text:p>61</text:p>
          </table:table-cell>
          <table:table-cell table:style-name="ce17" table:number-columns-repeated="1017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table:formula="of:=CONCATENATE(&quot;s&quot;; [.G63])" office:value-type="string" office:string-value="s62" calcext:value-type="string">
            <text:p>s62</text:p>
          </table:table-cell>
          <table:table-cell table:formula="of:=[.G62]+1"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WIZMAV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table:formula="of:=CONCATENATE(&quot;s&quot;; [.G64])" office:value-type="string" office:string-value="s63" calcext:value-type="string">
            <text:p>s63</text:p>
          </table:table-cell>
          <table:table-cell table:formula="of:=[.G63]+1"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RAZXIA0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table:formula="of:=CONCATENATE(&quot;s&quot;; [.G65])" office:value-type="string" office:string-value="s64" calcext:value-type="string">
            <text:p>s64</text:p>
          </table:table-cell>
          <table:table-cell table:formula="of:=[.G64]+1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QOVXAC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table:formula="of:=CONCATENATE(&quot;s&quot;; [.G66])" office:value-type="string" office:string-value="s65" calcext:value-type="string">
            <text:p>s65</text:p>
          </table:table-cell>
          <table:table-cell table:formula="of:=[.G65]+1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WOJGEI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table:formula="of:=CONCATENATE(&quot;s&quot;; [.G67])" office:value-type="string" office:string-value="s66" calcext:value-type="string">
            <text:p>s66</text:p>
          </table:table-cell>
          <table:table-cell table:formula="of:=[.G66]+1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XAGCUE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table:formula="of:=CONCATENATE(&quot;s&quot;; [.G68])" office:value-type="string" office:string-value="s67" calcext:value-type="string">
            <text:p>s67</text:p>
          </table:table-cell>
          <table:table-cell table:formula="of:=[.G67]+1"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EGATOW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table:formula="of:=CONCATENATE(&quot;s&quot;; [.G69])" office:value-type="string" office:string-value="s68" calcext:value-type="string">
            <text:p>s68</text:p>
          </table:table-cell>
          <table:table-cell table:formula="of:=[.G68]+1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BEPPAP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table:formula="of:=CONCATENATE(&quot;s&quot;; [.G70])" office:value-type="string" office:string-value="s69" calcext:value-type="string">
            <text:p>s69</text:p>
          </table:table-cell>
          <table:table-cell table:formula="of:=[.G69]+1"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BEPPIX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table:formula="of:=CONCATENATE(&quot;s&quot;; [.G71])" office:value-type="string" office:string-value="s70" calcext:value-type="string">
            <text:p>s70</text:p>
          </table:table-cell>
          <table:table-cell table:formula="of:=[.G70]+1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BEYSAB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table:formula="of:=CONCATENATE(&quot;s&quot;; [.G72])" office:value-type="string" office:string-value="s71" calcext:value-type="string">
            <text:p>s71</text:p>
          </table:table-cell>
          <table:table-cell table:formula="of:=[.G71]+1"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NEVVAM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table:formula="of:=CONCATENATE(&quot;s&quot;; [.G73])" office:value-type="string" office:string-value="s72" calcext:value-type="string">
            <text:p>s72</text:p>
          </table:table-cell>
          <table:table-cell table:formula="of:=[.G72]+1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XICZAM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table:formula="of:=CONCATENATE(&quot;s&quot;; [.G74])" office:value-type="string" office:string-value="s73" calcext:value-type="string">
            <text:p>s73</text:p>
          </table:table-cell>
          <table:table-cell table:formula="of:=[.G73]+1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XICYOZ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table:formula="of:=CONCATENATE(&quot;s&quot;; [.G75])" office:value-type="string" office:string-value="s74" calcext:value-type="string">
            <text:p>s74</text:p>
          </table:table-cell>
          <table:table-cell table:formula="of:=[.G74]+1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XICYUF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table:formula="of:=CONCATENATE(&quot;s&quot;; [.G76])" office:value-type="string" office:string-value="s75" calcext:value-type="string">
            <text:p>s75</text:p>
          </table:table-cell>
          <table:table-cell table:formula="of:=[.G75]+1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XICYIT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table:formula="of:=CONCATENATE(&quot;s&quot;; [.G77])" office:value-type="string" office:string-value="s76" calcext:value-type="string">
            <text:p>s76</text:p>
          </table:table-cell>
          <table:table-cell table:formula="of:=[.G76]+1"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5" calcext:value-type="float">
            <text:p>95</text:p>
          </table:table-cell>
          <table:table-cell table:style-name="ce15"/>
          <table:table-cell table:style-name="ce22" office:value-type="string" calcext:value-type="string">
            <text:p>MIL-140 A <text:a xlink:href="javascript:void(0);" xlink:type="simple">(101)</text:a></text:p>
          </table:table-cell>
          <table:table-cell table:style-name="ce22" office:value-type="string" calcext:value-type="string">
            <text:p>ZrO(BDC)</text:p>
          </table:table-cell>
          <table:table-cell table:formula="of:=CONCATENATE(&quot;s&quot;; [.G78])" office:value-type="string" office:string-value="s77" calcext:value-type="string">
            <text:p>s77</text:p>
          </table:table-cell>
          <table:table-cell table:formula="of:=[.G77]+1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6" calcext:value-type="float">
            <text:p>96</text:p>
          </table:table-cell>
          <table:table-cell table:style-name="ce15"/>
          <table:table-cell table:style-name="ce22" office:value-type="string" calcext:value-type="string">
            <text:p>MIL-140 B <text:a xlink:href="javascript:void(0);" xlink:type="simple">(101)</text:a></text:p>
          </table:table-cell>
          <table:table-cell table:style-name="ce22" office:value-type="string" calcext:value-type="string">
            <text:p>ZrO(2,6-NDC)</text:p>
          </table:table-cell>
          <table:table-cell table:formula="of:=CONCATENATE(&quot;s&quot;; [.G79])" office:value-type="string" office:string-value="s78" calcext:value-type="string">
            <text:p>s78</text:p>
          </table:table-cell>
          <table:table-cell table:formula="of:=[.G78]+1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7" calcext:value-type="float">
            <text:p>97</text:p>
          </table:table-cell>
          <table:table-cell table:style-name="ce15"/>
          <table:table-cell table:style-name="ce22" office:value-type="string" calcext:value-type="string">
            <text:p>MIL-140 C <text:a xlink:href="javascript:void(0);" xlink:type="simple">(101)</text:a></text:p>
          </table:table-cell>
          <table:table-cell table:style-name="ce22" office:value-type="string" calcext:value-type="string">
            <text:p>ZrO(BPDC)</text:p>
          </table:table-cell>
          <table:table-cell table:formula="of:=CONCATENATE(&quot;s&quot;; [.G80])" office:value-type="string" office:string-value="s79" calcext:value-type="string">
            <text:p>s79</text:p>
          </table:table-cell>
          <table:table-cell table:formula="of:=[.G79]+1"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8" calcext:value-type="float">
            <text:p>98</text:p>
          </table:table-cell>
          <table:table-cell table:style-name="ce15"/>
          <table:table-cell table:style-name="ce22" office:value-type="string" calcext:value-type="string">
            <text:p>MIL-140 D <text:a xlink:href="javascript:void(0);" xlink:type="simple">(101)</text:a></text:p>
          </table:table-cell>
          <table:table-cell table:style-name="ce22" office:value-type="string" calcext:value-type="string">
            <text:p>ZrO(ABDC-Cl2)</text:p>
          </table:table-cell>
          <table:table-cell table:formula="of:=CONCATENATE(&quot;s&quot;; [.G81])" office:value-type="string" office:string-value="s80" calcext:value-type="string">
            <text:p>s80</text:p>
          </table:table-cell>
          <table:table-cell table:formula="of:=[.G80]+1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IDLAE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table:formula="of:=CONCATENATE(&quot;s&quot;; [.G82])" office:value-type="string" office:string-value="s81" calcext:value-type="string">
            <text:p>s81</text:p>
          </table:table-cell>
          <table:table-cell table:formula="of:=[.G81]+1"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YEZKUL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table:formula="of:=CONCATENATE(&quot;s&quot;; [.G83])" office:value-type="string" office:string-value="s82" calcext:value-type="string">
            <text:p>s82</text:p>
          </table:table-cell>
          <table:table-cell table:formula="of:=[.G82]+1"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WIJDAV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table:formula="of:=CONCATENATE(&quot;s&quot;; [.G84])" office:value-type="string" office:string-value="s83" calcext:value-type="string">
            <text:p>s83</text:p>
          </table:table-cell>
          <table:table-cell table:formula="of:=[.G83]+1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HAWYUB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table:formula="of:=CONCATENATE(&quot;s&quot;; [.G85])" office:value-type="string" office:string-value="s84" calcext:value-type="string">
            <text:p>s84</text:p>
          </table:table-cell>
          <table:table-cell table:formula="of:=[.G84]+1" office:value-type="float" office:value="84" calcext:value-type="float">
            <text:p>8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QAVWAN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table:formula="of:=CONCATENATE(&quot;s&quot;; [.G86])" office:value-type="string" office:string-value="s85" calcext:value-type="string">
            <text:p>s85</text:p>
          </table:table-cell>
          <table:table-cell table:formula="of:=[.G85]+1"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EBJUV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table:formula="of:=CONCATENATE(&quot;s&quot;; [.G87])" office:value-type="string" office:string-value="s86" calcext:value-type="string">
            <text:p>s86</text:p>
          </table:table-cell>
          <table:table-cell table:formula="of:=[.G86]+1"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HEBKAC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table:formula="of:=CONCATENATE(&quot;s&quot;; [.G88])" office:value-type="string" office:string-value="s87" calcext:value-type="string">
            <text:p>s87</text:p>
          </table:table-cell>
          <table:table-cell table:formula="of:=[.G87]+1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HEBKEG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table:formula="of:=CONCATENATE(&quot;s&quot;; [.G89])" office:value-type="string" office:string-value="s88" calcext:value-type="string">
            <text:p>s88</text:p>
          </table:table-cell>
          <table:table-cell table:formula="of:=[.G88]+1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HEBKIK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table:formula="of:=CONCATENATE(&quot;s&quot;; [.G90])" office:value-type="string" office:string-value="s89" calcext:value-type="string">
            <text:p>s89</text:p>
          </table:table-cell>
          <table:table-cell table:formula="of:=[.G89]+1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HESVOR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table:formula="of:=CONCATENATE(&quot;s&quot;; [.G91])" office:value-type="string" office:string-value="s90" calcext:value-type="string">
            <text:p>s90</text:p>
          </table:table-cell>
          <table:table-cell table:formula="of:=[.G90]+1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FETSII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table:formula="of:=CONCATENATE(&quot;s&quot;; [.G92])" office:value-type="string" office:string-value="s91" calcext:value-type="string">
            <text:p>s91</text:p>
          </table:table-cell>
          <table:table-cell table:formula="of:=[.G91]+1"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WIKGII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table:formula="of:=CONCATENATE(&quot;s&quot;; [.G93])" office:value-type="string" office:string-value="s92" calcext:value-type="string">
            <text:p>s92</text:p>
          </table:table-cell>
          <table:table-cell table:formula="of:=[.G92]+1"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FEVDIV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table:formula="of:=CONCATENATE(&quot;s&quot;; [.G94])" office:value-type="string" office:string-value="s93" calcext:value-type="string">
            <text:p>s93</text:p>
          </table:table-cell>
          <table:table-cell table:formula="of:=[.G93]+1"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FEVDER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table:formula="of:=CONCATENATE(&quot;s&quot;; [.G95])" office:value-type="string" office:string-value="s94" calcext:value-type="string">
            <text:p>s94</text:p>
          </table:table-cell>
          <table:table-cell table:formula="of:=[.G94]+1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HAHCUR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table:formula="of:=CONCATENATE(&quot;s&quot;; [.G96])" office:value-type="string" office:string-value="s95" calcext:value-type="string">
            <text:p>s95</text:p>
          </table:table-cell>
          <table:table-cell table:formula="of:=[.G95]+1"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YEYCOW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table:formula="of:=CONCATENATE(&quot;s&quot;; [.G97])" office:value-type="string" office:string-value="s96" calcext:value-type="string">
            <text:p>s96</text:p>
          </table:table-cell>
          <table:table-cell table:formula="of:=[.G96]+1"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YEYCUC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table:formula="of:=CONCATENATE(&quot;s&quot;; [.G98])" office:value-type="string" office:string-value="s97" calcext:value-type="string">
            <text:p>s97</text:p>
          </table:table-cell>
          <table:table-cell table:formula="of:=[.G97]+1"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YEYDAJ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table:formula="of:=CONCATENATE(&quot;s&quot;; [.G99])" office:value-type="string" office:string-value="s98" calcext:value-type="string">
            <text:p>s98</text:p>
          </table:table-cell>
          <table:table-cell table:formula="of:=[.G98]+1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YEMTIV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table:formula="of:=CONCATENATE(&quot;s&quot;; [.G100])" office:value-type="string" office:string-value="s99" calcext:value-type="string">
            <text:p>s99</text:p>
          </table:table-cell>
          <table:table-cell table:formula="of:=[.G99]+1"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IFEROC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table:formula="of:=CONCATENATE(&quot;s&quot;; [.G101])" office:value-type="string" office:string-value="s100" calcext:value-type="string">
            <text:p>s100</text:p>
          </table:table-cell>
          <table:table-cell table:formula="of:=[.G100]+1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table:formula="of:=CONCATENATE(&quot;s&quot;; [.G102])" office:value-type="string" office:string-value="s101" calcext:value-type="string">
            <text:p>s101</text:p>
          </table:table-cell>
          <table:table-cell table:formula="of:=[.G101]+1" office:value-type="float" office:value="101" calcext:value-type="float">
            <text:p>10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table:formula="of:=CONCATENATE(&quot;s&quot;; [.G103])" office:value-type="string" office:string-value="s102" calcext:value-type="string">
            <text:p>s102</text:p>
          </table:table-cell>
          <table:table-cell table:formula="of:=[.G102]+1" office:value-type="float" office:value="102" calcext:value-type="float">
            <text:p>10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table:style-name="Default" office:value-type="string" calcext:value-type="string">
            <text:p>SURKEX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table:formula="of:=CONCATENATE(&quot;s&quot;; [.G104])" office:value-type="string" office:string-value="s103" calcext:value-type="string">
            <text:p>s103</text:p>
          </table:table-cell>
          <table:table-cell table:formula="of:=[.G103]+1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OKABEI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table:formula="of:=CONCATENATE(&quot;s&quot;; [.G105])" office:value-type="string" office:string-value="s104" calcext:value-type="string">
            <text:p>s104</text:p>
          </table:table-cell>
          <table:table-cell table:formula="of:=[.G104]+1" office:value-type="float" office:value="104" calcext:value-type="float">
            <text:p>10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SEVZUQ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table:formula="of:=CONCATENATE(&quot;s&quot;; [.G106])" office:value-type="string" office:string-value="s105" calcext:value-type="string">
            <text:p>s105</text:p>
          </table:table-cell>
          <table:table-cell table:formula="of:=[.G105]+1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EPPOD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table:formula="of:=CONCATENATE(&quot;s&quot;; [.G107])" office:value-type="string" office:string-value="s106" calcext:value-type="string">
            <text:p>s106</text:p>
          </table:table-cell>
          <table:table-cell table:formula="of:=[.G106]+1" office:value-type="float" office:value="106" calcext:value-type="float">
            <text:p>10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IFERUI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table:formula="of:=CONCATENATE(&quot;s&quot;; [.G108])" office:value-type="string" office:string-value="s107" calcext:value-type="string">
            <text:p>s107</text:p>
          </table:table-cell>
          <table:table-cell table:formula="of:=[.G107]+1" office:value-type="float" office:value="107" calcext:value-type="float">
            <text:p>1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VEJZOA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table:formula="of:=CONCATENATE(&quot;s&quot;; [.G109])" office:value-type="string" office:string-value="s108" calcext:value-type="string">
            <text:p>s108</text:p>
          </table:table-cell>
          <table:table-cell table:formula="of:=[.G108]+1" office:value-type="float" office:value="108" calcext:value-type="float">
            <text:p>10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TABLAN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table:formula="of:=CONCATENATE(&quot;u&quot;; [.G110])" office:value-type="string" office:string-value="u1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ORIWAP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table:formula="of:=CONCATENATE(&quot;u&quot;; [.G111])" office:value-type="string" office:string-value="u2" calcext:value-type="string">
            <text:p>u2</text:p>
          </table:table-cell>
          <table:table-cell table:formula="of:=[.G110]+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BODPAN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table:formula="of:=CONCATENATE(&quot;u&quot;; [.G112])" office:value-type="string" office:string-value="u3" calcext:value-type="string">
            <text:p>u3</text:p>
          </table:table-cell>
          <table:table-cell table:formula="of:=[.G111]+1" office:value-type="float" office:value="3" calcext:value-type="float">
            <text:p>3</text:p>
          </table:table-cell>
          <table:table-cell table:number-columns-repeated="1017"/>
        </table:table-row>
        <table:table-row table:style-name="ro10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TODYUJ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table:formula="of:=CONCATENATE(&quot;u&quot;; [.G113])" office:value-type="string" office:string-value="u4" calcext:value-type="string">
            <text:p>u4</text:p>
          </table:table-cell>
          <table:table-cell table:formula="of:=[.G112]+1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ARPII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table:formula="of:=CONCATENATE(&quot;u&quot;; [.G114])" office:value-type="string" office:string-value="u5" calcext:value-type="string">
            <text:p>u5</text:p>
          </table:table-cell>
          <table:table-cell table:formula="of:=[.G113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QOWRAV02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table:formula="of:=CONCATENATE(&quot;u&quot;; [.G115])" office:value-type="string" office:string-value="u6" calcext:value-type="string">
            <text:p>u6</text:p>
          </table:table-cell>
          <table:table-cell table:formula="of:=[.G114]+1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table:style-name="Default" office:value-type="string" calcext:value-type="string">
            <text:p>BOHXAZ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table:formula="of:=CONCATENATE(&quot;u&quot;; [.G116])" office:value-type="string" office:string-value="u7" calcext:value-type="string">
            <text:p>u7</text:p>
          </table:table-cell>
          <table:table-cell table:formula="of:=[.G115]+1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BOHWUS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table:formula="of:=CONCATENATE(&quot;u&quot;; [.G117])" office:value-type="string" office:string-value="u8" calcext:value-type="string">
            <text:p>u8</text:p>
          </table:table-cell>
          <table:table-cell table:formula="of:=[.G116]+1" office:value-type="float" office:value="8" calcext:value-type="float">
            <text:p>8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ORIVUI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table:formula="of:=CONCATENATE(&quot;u&quot;; [.G118])" office:value-type="string" office:string-value="u9" calcext:value-type="string">
            <text:p>u9</text:p>
          </table:table-cell>
          <table:table-cell table:formula="of:=[.G117]+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ATOXEN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table:formula="of:=CONCATENATE(&quot;u&quot;; [.G119])" office:value-type="string" office:string-value="u10" calcext:value-type="string">
            <text:p>u10</text:p>
          </table:table-cell>
          <table:table-cell table:formula="of:=[.G118]+1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FAYPAY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table:formula="of:=CONCATENATE(&quot;u&quot;; [.G120])" office:value-type="string" office:string-value="u11" calcext:value-type="string">
            <text:p>u11</text:p>
          </table:table-cell>
          <table:table-cell table:formula="of:=[.G119]+1" office:value-type="float" office:value="11" calcext:value-type="float">
            <text:p>11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FIJDOS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table:formula="of:=CONCATENATE(&quot;u&quot;; [.G121])" office:value-type="string" office:string-value="u12" calcext:value-type="string">
            <text:p>u12</text:p>
          </table:table-cell>
          <table:table-cell table:formula="of:=[.G120]+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JASNEX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table:formula="of:=CONCATENATE(&quot;u&quot;; [.G122])" office:value-type="string" office:string-value="u13" calcext:value-type="string">
            <text:p>u13</text:p>
          </table:table-cell>
          <table:table-cell table:formula="of:=[.G121]+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float" office:value="164" calcext:value-type="float">
            <text:p>164</text:p>
          </table:table-cell>
          <table:table-cell table:style-name="ce29" office:value-type="string" calcext:value-type="string">
            <text:p>LUYSOP</text:p>
          </table:table-cell>
          <table:table-cell table:style-name="ce26" office:value-type="string" calcext:value-type="string">
            <text:p>Co-DMOF <text:a xlink:href="javascript:void(0);" xlink:type="simple">(72)</text:a></text:p>
          </table:table-cell>
          <table:table-cell table:style-name="ce26" office:value-type="string" calcext:value-type="string">
            <text:p>Co2(BDC)2(DABCO)</text:p>
          </table:table-cell>
          <table:table-cell table:formula="of:=CONCATENATE(&quot;u&quot;; [.G123])" office:value-type="string" office:string-value="u14" calcext:value-type="string">
            <text:p>u14</text:p>
          </table:table-cell>
          <table:table-cell table:formula="of:=[.G122]+1" office:value-type="float" office:value="14" calcext:value-type="float">
            <text:p>14</text:p>
          </table:table-cell>
          <table:table-cell table:number-columns-repeated="1017"/>
        </table:table-row>
        <table:table-row table:style-name="ro9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SUXNEF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table:formula="of:=CONCATENATE(&quot;u&quot;; [.G124])" office:value-type="string" office:string-value="u15" calcext:value-type="string">
            <text:p>u15</text:p>
          </table:table-cell>
          <table:table-cell table:formula="of:=[.G123]+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LAZXOB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table:formula="of:=CONCATENATE(&quot;u&quot;; [.G125])" office:value-type="string" office:string-value="u16" calcext:value-type="string">
            <text:p>u16</text:p>
          </table:table-cell>
          <table:table-cell table:formula="of:=[.G124]+1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ESIPUR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table:formula="of:=CONCATENATE(&quot;u&quot;; [.G126])" office:value-type="string" office:string-value="u17" calcext:value-type="string">
            <text:p>u17</text:p>
          </table:table-cell>
          <table:table-cell table:formula="of:=[.G125]+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LAZXIV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table:formula="of:=CONCATENATE(&quot;u&quot;; [.G127])" office:value-type="string" office:string-value="u18" calcext:value-type="string">
            <text:p>u18</text:p>
          </table:table-cell>
          <table:table-cell table:formula="of:=[.G126]+1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WUZHOR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table:formula="of:=CONCATENATE(&quot;u&quot;; [.G128])" office:value-type="string" office:string-value="u19" calcext:value-type="string">
            <text:p>u19</text:p>
          </table:table-cell>
          <table:table-cell table:formula="of:=[.G127]+1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COJTOL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table:formula="of:=CONCATENATE(&quot;u&quot;; [.G129])" office:value-type="string" office:string-value="u20" calcext:value-type="string">
            <text:p>u20</text:p>
          </table:table-cell>
          <table:table-cell table:formula="of:=[.G128]+1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GAWBUE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table:formula="of:=CONCATENATE(&quot;u&quot;; [.G130])" office:value-type="string" office:string-value="u21" calcext:value-type="string">
            <text:p>u21</text:p>
          </table:table-cell>
          <table:table-cell table:formula="of:=[.G129]+1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RUPRUQ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table:formula="of:=CONCATENATE(&quot;u&quot;; [.G131])" office:value-type="string" office:string-value="u22" calcext:value-type="string">
            <text:p>u22</text:p>
          </table:table-cell>
          <table:table-cell table:formula="of:=[.G130]+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CIDKUX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table:formula="of:=CONCATENATE(&quot;u&quot;; [.G132])" office:value-type="string" office:string-value="u23" calcext:value-type="string">
            <text:p>u23</text:p>
          </table:table-cell>
          <table:table-cell table:formula="of:=[.G131]+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CIDLEI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table:formula="of:=CONCATENATE(&quot;u&quot;; [.G133])" office:value-type="string" office:string-value="u24" calcext:value-type="string">
            <text:p>u24</text:p>
          </table:table-cell>
          <table:table-cell table:formula="of:=[.G132]+1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Default" office:value-type="string" calcext:value-type="string">
            <text:p>KEDZAX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table:formula="of:=CONCATENATE(&quot;u&quot;; [.G134])" office:value-type="string" office:string-value="u25" calcext:value-type="string">
            <text:p>u25</text:p>
          </table:table-cell>
          <table:table-cell table:formula="of:=[.G133]+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84" calcext:value-type="float">
            <text:p>184</text:p>
          </table:table-cell>
          <table:table-cell table:style-name="ce4"/>
          <table:table-cell table:style-name="ce10" office:value-type="string" calcext:value-type="string">
            <text:p>Zr6O6(ABDC-Cl2)12 <text:a xlink:href="javascript:void(0);" xlink:type="simple">(101, 310)</text:a></text:p>
          </table:table-cell>
          <table:table-cell table:style-name="ce10" office:value-type="string" calcext:value-type="string">
            <text:p>Zr6O6(ABDC-Cl2)12</text:p>
          </table:table-cell>
          <table:table-cell table:formula="of:=CONCATENATE(&quot;u&quot;; [.G135])" office:value-type="string" office:string-value="u26" calcext:value-type="string">
            <text:p>u26</text:p>
          </table:table-cell>
          <table:table-cell table:formula="of:=[.G134]+1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85" calcext:value-type="float">
            <text:p>185</text:p>
          </table:table-cell>
          <table:table-cell table:style-name="ce4"/>
          <table:table-cell table:style-name="ce10" office:value-type="string" calcext:value-type="string">
            <text:p>Zr6O6(ABDC)12 <text:a xlink:href="javascript:void(0);" xlink:type="simple">(102)</text:a></text:p>
          </table:table-cell>
          <table:table-cell table:style-name="ce10" office:value-type="string" calcext:value-type="string">
            <text:p>Zr6O6(ABDC)12</text:p>
          </table:table-cell>
          <table:table-cell table:formula="of:=CONCATENATE(&quot;u&quot;; [.G136])" office:value-type="string" office:string-value="u27" calcext:value-type="string">
            <text:p>u27</text:p>
          </table:table-cell>
          <table:table-cell table:formula="of:=[.G135]+1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table:style-name="Default" office:value-type="string" calcext:value-type="string">
            <text:p>MIBQAR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table:formula="of:=CONCATENATE(&quot;u&quot;; [.G137])" office:value-type="string" office:string-value="u28" calcext:value-type="string">
            <text:p>u28</text:p>
          </table:table-cell>
          <table:table-cell table:formula="of:=[.G136]+1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style-name="Default" office:value-type="string" calcext:value-type="string">
            <text:p>BABRII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table:formula="of:=CONCATENATE(&quot;u&quot;; [.G138])" office:value-type="string" office:string-value="u29" calcext:value-type="string">
            <text:p>u29</text:p>
          </table:table-cell>
          <table:table-cell table:formula="of:=[.G137]+1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table:style-name="Default" office:value-type="string" calcext:value-type="string">
            <text:p>EDADIX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table:formula="of:=CONCATENATE(&quot;u&quot;; [.G139])" office:value-type="string" office:string-value="u30" calcext:value-type="string">
            <text:p>u30</text:p>
          </table:table-cell>
          <table:table-cell table:formula="of:=[.G138]+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Default" office:value-type="string" calcext:value-type="string">
            <text:p>FIJCUX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table:formula="of:=CONCATENATE(&quot;u&quot;; [.G140])" office:value-type="string" office:string-value="u31" calcext:value-type="string">
            <text:p>u31</text:p>
          </table:table-cell>
          <table:table-cell table:formula="of:=[.G139]+1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table:style-name="Default" office:value-type="string" calcext:value-type="string">
            <text:p>CUMFEW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table:formula="of:=CONCATENATE(&quot;u&quot;; [.G141])" office:value-type="string" office:string-value="u32" calcext:value-type="string">
            <text:p>u32</text:p>
          </table:table-cell>
          <table:table-cell table:formula="of:=[.G140]+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Default" office:value-type="string" calcext:value-type="string">
            <text:p>XIVTED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table:formula="of:=CONCATENATE(&quot;u&quot;; [.G142])" office:value-type="string" office:string-value="u33" calcext:value-type="string">
            <text:p>u33</text:p>
          </table:table-cell>
          <table:table-cell table:formula="of:=[.G141]+1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Default" office:value-type="string" calcext:value-type="string">
            <text:p>KISXIU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table:formula="of:=CONCATENATE(&quot;u&quot;; [.G143])" office:value-type="string" office:string-value="u34" calcext:value-type="string">
            <text:p>u34</text:p>
          </table:table-cell>
          <table:table-cell table:formula="of:=[.G142]+1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95" calcext:value-type="float">
            <text:p>195</text:p>
          </table:table-cell>
          <table:table-cell table:style-name="ce15"/>
          <table:table-cell table:style-name="ce22" office:value-type="string" calcext:value-type="string">
            <text:p>Zn-DMOF-DM <text:a xlink:href="javascript:void(0);" xlink:type="simple">(76)</text:a></text:p>
          </table:table-cell>
          <table:table-cell table:style-name="ce22" office:value-type="string" calcext:value-type="string">
            <text:p>Zn2(BDC-(CH3)2)2(DABCO)</text:p>
          </table:table-cell>
          <table:table-cell table:formula="of:=CONCATENATE(&quot;u&quot;; [.G144])" office:value-type="string" office:string-value="u35" calcext:value-type="string">
            <text:p>u35</text:p>
          </table:table-cell>
          <table:table-cell table:formula="of:=[.G143]+1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96" calcext:value-type="float">
            <text:p>196</text:p>
          </table:table-cell>
          <table:table-cell table:style-name="ce15"/>
          <table:table-cell table:style-name="ce22" office:value-type="string" calcext:value-type="string">
            <text:p>Zn-DMOF-DM0.5 <text:a xlink:href="javascript:void(0);" xlink:type="simple">(76)</text:a></text:p>
          </table:table-cell>
          <table:table-cell table:style-name="ce22" office:value-type="string" calcext:value-type="string">
            <text:p>Zn2(BDC)(BDC-(CH3)2)(DABCO)</text:p>
          </table:table-cell>
          <table:table-cell table:formula="of:=CONCATENATE(&quot;u&quot;; [.G145])" office:value-type="string" office:string-value="u36" calcext:value-type="string">
            <text:p>u36</text:p>
          </table:table-cell>
          <table:table-cell table:formula="of:=[.G144]+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201" calcext:value-type="float">
            <text:p>201</text:p>
          </table:table-cell>
          <table:table-cell table:style-name="ce15"/>
          <table:table-cell table:style-name="ce22" office:value-type="string" calcext:value-type="string">
            <text:p>Zn-DMOF-TF <text:a xlink:href="javascript:void(0);" xlink:type="simple">(76)</text:a></text:p>
          </table:table-cell>
          <table:table-cell table:style-name="ce22" office:value-type="string" calcext:value-type="string">
            <text:p>Zn2(BDC-F4)2(DABCO)</text:p>
          </table:table-cell>
          <table:table-cell table:formula="of:=CONCATENATE(&quot;u&quot;; [.G146])" office:value-type="string" office:string-value="u37" calcext:value-type="string">
            <text:p>u37</text:p>
          </table:table-cell>
          <table:table-cell table:formula="of:=[.G145]+1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202" calcext:value-type="float">
            <text:p>202</text:p>
          </table:table-cell>
          <table:table-cell table:style-name="ce15"/>
          <table:table-cell table:style-name="ce22" office:value-type="string" calcext:value-type="string">
            <text:p>Zn-MOF-508-TM <text:a xlink:href="javascript:void(0);" xlink:type="simple">(77)</text:a></text:p>
          </table:table-cell>
          <table:table-cell table:style-name="ce22" office:value-type="string" calcext:value-type="string">
            <text:p>Zn2(BDC-(CH3)4)2(BPY)</text:p>
          </table:table-cell>
          <table:table-cell table:formula="of:=CONCATENATE(&quot;u&quot;; [.G147])" office:value-type="string" office:string-value="u38" calcext:value-type="string">
            <text:p>u38</text:p>
          </table:table-cell>
          <table:table-cell table:formula="of:=[.G146]+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Default" office:value-type="string" calcext:value-type="string">
            <text:p>YUVSUE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table:formula="of:=CONCATENATE(&quot;u&quot;; [.G148])" office:value-type="string" office:string-value="u39" calcext:value-type="string">
            <text:p>u39</text:p>
          </table:table-cell>
          <table:table-cell table:formula="of:=[.G147]+1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Default" office:value-type="string" calcext:value-type="string">
            <text:p>BEYSEF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table:formula="of:=CONCATENATE(&quot;u&quot;; [.G149])" office:value-type="string" office:string-value="u40" calcext:value-type="string">
            <text:p>u40</text:p>
          </table:table-cell>
          <table:table-cell table:formula="of:=[.G148]+1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Default" office:value-type="string" calcext:value-type="string">
            <text:p>IDIWOH02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table:formula="of:=CONCATENATE(&quot;u&quot;; [.G150])" office:value-type="string" office:string-value="u41" calcext:value-type="string">
            <text:p>u41</text:p>
          </table:table-cell>
          <table:table-cell table:formula="of:=[.G149]+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Default" office:value-type="string" calcext:value-type="string">
            <text:p>LASYOU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table:formula="of:=CONCATENATE(&quot;u&quot;; [.G151])" office:value-type="string" office:string-value="u42" calcext:value-type="string">
            <text:p>u42</text:p>
          </table:table-cell>
          <table:table-cell table:formula="of:=[.G150]+1" office:value-type="float" office:value="42" calcext:value-type="float">
            <text:p>42</text:p>
          </table:table-cell>
          <table:table-cell table:number-columns-repeated="1017"/>
        </table:table-row>
      </table:table>
      <table:table table:name="RDFs left to make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iled: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2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4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1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17</text:p>
          </table:table-cell>
          <table:table-cell office:value-type="string" calcext:value-type="string">
            <text:p>'D’ as an elemen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25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26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36</text:p>
          </table:table-cell>
          <table:table-cell office:value-type="string" calcext:value-type="string">
            <text:p>Too bi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39</text:p>
          </table:table-cell>
          <table:table-cell office:value-type="string" calcext:value-type="string">
            <text:p>Too big</text:p>
          </table:table-cell>
        </table:table-row>
        <table:table-row table:style-name="ro1" table:number-rows-repeated="26">
          <table:table-cell table:number-columns-repeated="7"/>
        </table:table-row>
        <table:table-row table:style-name="ro1">
          <table:table-cell/>
          <table:table-cell office:value-type="string" calcext:value-type="string">
            <text:p>s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4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4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4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4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5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5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5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5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5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5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6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6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6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6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6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7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7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7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7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7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7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7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8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8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8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8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8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8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8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9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9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9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9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9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9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1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10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1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10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1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1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10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10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2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2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2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2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2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2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3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3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3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3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42</text:p>
          </table:table-cell>
          <table:table-cell table:number-columns-repeated="5"/>
        </table:table-row>
      </table:table>
      <table:table table:name="Property_vectors" table:style-name="ta1">
        <table:table-column table:style-name="co1" table:default-cell-style-name="Default"/>
        <table:table-column table:style-name="co1" table:number-columns-repeated="3" table:default-cell-style-name="ce12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Element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electronegativity</text:p>
          </table:table-cell>
          <table:table-cell office:value-type="string" calcext:value-type="string">
            <text:p>polarizability</text:p>
          </table:table-cell>
          <table:table-cell office:value-type="string" calcext:value-type="string">
            <text:p>vdWaalsVolume</text:p>
          </table:table-cell>
        </table:table-row>
        <table:table-row table:style-name="ro1">
          <table:table-cell/>
          <table:table-cell table:style-name="Default" office:value-type="string" calcext:value-type="string">
            <text:p>A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242" calcext:value-type="float">
            <text:p>0.6242</text:p>
          </table:table-cell>
          <table:table-cell office:value-type="float" office:value="3.8636" calcext:value-type="float">
            <text:p>3.8636</text:p>
          </table:table-cell>
          <table:table-cell office:value-type="float" office:value="1.6264" calcext:value-type="float">
            <text:p>1.6264</text:p>
          </table:table-cell>
        </table:table-row>
        <table:table-row table:style-name="ro1">
          <table:table-cell/>
          <table:table-cell table:style-name="Default" office:value-type="string" calcext:value-type="string">
            <text:p>B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285" calcext:value-type="float">
            <text:p>0.8285</text:p>
          </table:table-cell>
          <table:table-cell office:value-type="float" office:value="1.7216" calcext:value-type="float">
            <text:p>1.7216</text:p>
          </table:table-cell>
          <table:table-cell office:value-type="float" office:value="0.7962" calcext:value-type="float">
            <text:p>0.7962</text:p>
          </table:table-cell>
        </table:table-row>
        <table:table-row table:style-name="ro1">
          <table:table-cell/>
          <table:table-cell table:style-name="Default" office:value-type="string" calcext:value-type="string">
            <text:p>B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487" calcext:value-type="float">
            <text:p>0.2487</text:p>
          </table:table-cell>
          <table:table-cell office:value-type="float" office:value="1.1252" calcext:value-type="float">
            <text:p>1.1252</text:p>
          </table:table-cell>
          <table:table-cell office:value-type="float" office:value="1.7941" calcext:value-type="float">
            <text:p>1.7941</text:p>
          </table:table-cell>
        </table:table-row>
        <table:table-row table:style-name="ro1">
          <table:table-cell/>
          <table:table-cell table:style-name="Default" office:value-type="string" calcext:value-type="string">
            <text:p>B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723" calcext:value-type="float">
            <text:p>1.1723</text:p>
          </table:table-cell>
          <table:table-cell office:value-type="float" office:value="1.733" calcext:value-type="float">
            <text:p>1.733</text:p>
          </table:table-cell>
          <table:table-cell office:value-type="float" office:value="1.3835" calcext:value-type="float">
            <text:p>1.3835</text:p>
          </table:table-cell>
        </table:table-row>
        <table:table-row table:style-name="ro1">
          <table:table-cell/>
          <table:table-cell table:style-name="Default" office:value-type="string" calcext:value-type="string">
            <text:p>C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Default" office:value-type="string" calcext:value-type="string">
            <text:p>C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1" calcext:value-type="float">
            <text:p>0.721</text:p>
          </table:table-cell>
          <table:table-cell office:value-type="float" office:value="4.66" calcext:value-type="float">
            <text:p>4.66</text:p>
          </table:table-cell>
          <table:table-cell office:value-type="float" office:value="1.3941" calcext:value-type="float">
            <text:p>1.3941</text:p>
          </table:table-cell>
        </table:table-row>
        <table:table-row table:style-name="ro1">
          <table:table-cell/>
          <table:table-cell table:style-name="Default" office:value-type="string" calcext:value-type="string">
            <text:p>C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55" calcext:value-type="float">
            <text:p>1.2655</text:p>
          </table:table-cell>
          <table:table-cell office:value-type="float" office:value="1.2386" calcext:value-type="float">
            <text:p>1.2386</text:p>
          </table:table-cell>
          <table:table-cell office:value-type="float" office:value="1.0347" calcext:value-type="float">
            <text:p>1.0347</text:p>
          </table:table-cell>
        </table:table-row>
        <table:table-row table:style-name="ro1">
          <table:table-cell/>
          <table:table-cell table:style-name="Default" office:value-type="string" calcext:value-type="string">
            <text:p>C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83" calcext:value-type="float">
            <text:p>0.7283</text:p>
          </table:table-cell>
          <table:table-cell office:value-type="float" office:value="4.2614" calcext:value-type="float">
            <text:p>4.2614</text:p>
          </table:table-cell>
          <table:table-cell office:value-type="float" office:value="1.5609" calcext:value-type="float">
            <text:p>1.5609</text:p>
          </table:table-cell>
        </table:table-row>
        <table:table-row table:style-name="ro1">
          <table:table-cell/>
          <table:table-cell table:style-name="Default" office:value-type="string" calcext:value-type="string">
            <text:p>C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" calcext:value-type="float">
            <text:p>0.72</text:p>
          </table:table-cell>
          <table:table-cell office:value-type="float" office:value="6.4444" calcext:value-type="float">
            <text:p>6.4444</text:p>
          </table:table-cell>
          <table:table-cell office:value-type="float" office:value="1.6283" calcext:value-type="float">
            <text:p>1.6283</text:p>
          </table:table-cell>
        </table:table-row>
        <table:table-row table:style-name="ro1">
          <table:table-cell/>
          <table:table-cell table:style-name="Default" office:value-type="string" calcext:value-type="string">
            <text:p>Cu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403" calcext:value-type="float">
            <text:p>0.7403</text:p>
          </table:table-cell>
          <table:table-cell office:value-type="float" office:value="3.4659" calcext:value-type="float">
            <text:p>3.4659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/>
          <table:table-cell table:style-name="Default" office:value-type="string" calcext:value-type="string">
            <text:p>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4567" calcext:value-type="float">
            <text:p>1.4567</text:p>
          </table:table-cell>
          <table:table-cell office:value-type="float" office:value="0.3165" calcext:value-type="float">
            <text:p>0.3165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/>
          <table:table-cell table:style-name="Default" office:value-type="string" calcext:value-type="string">
            <text:p>F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83" calcext:value-type="float">
            <text:p>0.7283</text:p>
          </table:table-cell>
          <table:table-cell office:value-type="float" office:value="4.7727" calcext:value-type="float">
            <text:p>4.7727</text:p>
          </table:table-cell>
          <table:table-cell office:value-type="float" office:value="1.8287" calcext:value-type="float">
            <text:p>1.8287</text:p>
          </table:table-cell>
        </table:table-row>
        <table:table-row table:style-name="ro1">
          <table:table-cell/>
          <table:table-cell table:style-name="Default" office:value-type="string" calcext:value-type="string">
            <text:p>G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83" calcext:value-type="float">
            <text:p>0.7283</text:p>
          </table:table-cell>
          <table:table-cell office:value-type="float" office:value="13.3523" calcext:value-type="float">
            <text:p>13.3523</text:p>
          </table:table-cell>
          <table:table-cell office:value-type="float" office:value="3.2418" calcext:value-type="float">
            <text:p>3.2418</text:p>
          </table:table-cell>
        </table:table-row>
        <table:table-row table:style-name="ro1">
          <table:table-cell/>
          <table:table-cell table:style-name="Default" office:value-type="string" calcext:value-type="string">
            <text:p>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439" calcext:value-type="float">
            <text:p>0.9439</text:p>
          </table:table-cell>
          <table:table-cell office:value-type="float" office:value="0.379" calcext:value-type="float">
            <text:p>0.379</text:p>
          </table:table-cell>
          <table:table-cell office:value-type="float" office:value="0.2989" calcext:value-type="float">
            <text:p>0.2989</text:p>
          </table:table-cell>
        </table:table-row>
        <table:table-row table:style-name="ro1">
          <table:table-cell/>
          <table:table-cell table:style-name="Default" office:value-type="string" calcext:value-type="string">
            <text:p>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117" calcext:value-type="float">
            <text:p>1.0117</text:p>
          </table:table-cell>
          <table:table-cell office:value-type="float" office:value="3.0398" calcext:value-type="float">
            <text:p>3.0398</text:p>
          </table:table-cell>
          <table:table-cell office:value-type="float" office:value="1.728" calcext:value-type="float">
            <text:p>1.728</text:p>
          </table:table-cell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786" calcext:value-type="float">
            <text:p>0.7786</text:p>
          </table:table-cell>
          <table:table-cell office:value-type="float" office:value="5.3889" calcext:value-type="float">
            <text:p>5.3889</text:p>
          </table:table-cell>
          <table:table-cell office:value-type="float" office:value="1.4633" calcext:value-type="float">
            <text:p>1.4633</text:p>
          </table:table-cell>
        </table:table-row>
        <table:table-row table:style-name="ro1">
          <table:table-cell/>
          <table:table-cell table:style-name="Default" office:value-type="string" calcext:value-type="string">
            <text:p>M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8" calcext:value-type="float">
            <text:p>0.48</text:p>
          </table:table-cell>
          <table:table-cell office:value-type="float" office:value="6.36" calcext:value-type="float">
            <text:p>6.36</text:p>
          </table:table-cell>
          <table:table-cell office:value-type="float" office:value="1.0538" calcext:value-type="float">
            <text:p>1.0538</text:p>
          </table:table-cell>
        </table:table-row>
        <table:table-row table:style-name="ro1">
          <table:table-cell/>
          <table:table-cell table:style-name="Default" office:value-type="string" calcext:value-type="string">
            <text:p>M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045" calcext:value-type="float">
            <text:p>0.6045</text:p>
          </table:table-cell>
          <table:table-cell office:value-type="float" office:value="5.222" calcext:value-type="float">
            <text:p>5.222</text:p>
          </table:table-cell>
          <table:table-cell office:value-type="float" office:value="1.8287" calcext:value-type="float">
            <text:p>1.8287</text:p>
          </table:table-cell>
        </table:table-row>
        <table:table-row table:style-name="ro1">
          <table:table-cell/>
          <table:table-cell table:style-name="Default" office:value-type="string" calcext:value-type="string">
            <text:p>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631" calcext:value-type="float">
            <text:p>1.1631</text:p>
          </table:table-cell>
          <table:table-cell office:value-type="float" office:value="0.625" calcext:value-type="float">
            <text:p>0.625</text:p>
          </table:table-cell>
          <table:table-cell office:value-type="float" office:value="0.6949" calcext:value-type="float">
            <text:p>0.6949</text:p>
          </table:table-cell>
        </table:table-row>
        <table:table-row table:style-name="ro1">
          <table:table-cell/>
          <table:table-cell table:style-name="Default" office:value-type="string" calcext:value-type="string">
            <text:p>N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83" calcext:value-type="float">
            <text:p>0.7283</text:p>
          </table:table-cell>
          <table:table-cell office:value-type="float" office:value="3.8636" calcext:value-type="float">
            <text:p>3.8636</text:p>
          </table:table-cell>
          <table:table-cell office:value-type="float" office:value="0.7643" calcext:value-type="float">
            <text:p>0.7643</text:p>
          </table:table-cell>
        </table:table-row>
        <table:table-row table:style-name="ro1">
          <table:table-cell/>
          <table:table-cell table:style-name="Default" office:value-type="string" calcext:value-type="string">
            <text:p>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3307" calcext:value-type="float">
            <text:p>1.3307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/>
          <table:table-cell table:style-name="Default" office:value-type="string" calcext:value-type="string">
            <text:p>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159" calcext:value-type="float">
            <text:p>0.9159</text:p>
          </table:table-cell>
          <table:table-cell office:value-type="float" office:value="2.0625" calcext:value-type="float">
            <text:p>2.0625</text:p>
          </table:table-cell>
          <table:table-cell office:value-type="float" office:value="1.1814" calcext:value-type="float">
            <text:p>1.1814</text:p>
          </table:table-cell>
        </table:table-row>
        <table:table-row table:style-name="ro1">
          <table:table-cell/>
          <table:table-cell table:style-name="Default" office:value-type="string" calcext:value-type="string">
            <text:p>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768" calcext:value-type="float">
            <text:p>1.0768</text:p>
          </table:table-cell>
          <table:table-cell office:value-type="float" office:value="1.6477" calcext:value-type="float">
            <text:p>1.6477</text:p>
          </table:table-cell>
          <table:table-cell office:value-type="float" office:value="1.0882" calcext:value-type="float">
            <text:p>1.0882</text:p>
          </table:table-cell>
        </table:table-row>
        <table:table-row table:style-name="ro1">
          <table:table-cell/>
          <table:table-cell table:style-name="Default" office:value-type="string" calcext:value-type="string">
            <text:p>S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786" calcext:value-type="float">
            <text:p>0.7786</text:p>
          </table:table-cell>
          <table:table-cell office:value-type="float" office:value="3.0568" calcext:value-type="float">
            <text:p>3.0568</text:p>
          </table:table-cell>
          <table:table-cell office:value-type="float" office:value="1.4244" calcext:value-type="float">
            <text:p>1.4244</text:p>
          </table:table-cell>
        </table:table-row>
        <table:table-row table:style-name="ro1">
          <table:table-cell/>
          <table:table-cell table:style-name="Default" office:value-type="string" calcext:value-type="string">
            <text:p>S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69" calcext:value-type="float">
            <text:p>0.8369</text:p>
          </table:table-cell>
          <table:table-cell office:value-type="float" office:value="4.375" calcext:value-type="float">
            <text:p>4.375</text:p>
          </table:table-cell>
          <table:table-cell office:value-type="float" office:value="2.0415" calcext:value-type="float">
            <text:p>2.0415</text:p>
          </table:table-cell>
        </table:table-row>
        <table:table-row table:style-name="ro1">
          <table:table-cell/>
          <table:table-cell table:style-name="Default" office:value-type="string" calcext:value-type="string">
            <text:p>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392" calcext:value-type="float">
            <text:p>0.6392</text:p>
          </table:table-cell>
          <table:table-cell office:value-type="float" office:value="7.0455" calcext:value-type="float">
            <text:p>7.0455</text:p>
          </table:table-cell>
          <table:table-cell office:value-type="float" office:value="1.6283" calcext:value-type="float">
            <text:p>1.6283</text:p>
          </table:table-cell>
        </table:table-row>
        <table:table-row table:style-name="ro1">
          <table:table-cell/>
          <table:table-cell table:style-name="Default" office:value-type="string" calcext:value-type="string">
            <text:p>Z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095" calcext:value-type="float">
            <text:p>0.8095</text:p>
          </table:table-cell>
          <table:table-cell office:value-type="float" office:value="4.0341" calcext:value-type="float">
            <text:p>4.0341</text:p>
          </table:table-cell>
          <table:table-cell office:value-type="float" office:value="1.7084" calcext:value-type="float">
            <text:p>1.7084</text:p>
          </table:table-cell>
        </table:table-row>
        <table:table-row table:style-name="ro1">
          <table:table-cell/>
          <table:table-cell table:style-name="Default" office:value-type="string" calcext:value-type="string">
            <text:p>Z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216" calcext:value-type="float">
            <text:p>0.5216</text:p>
          </table:table-cell>
          <table:table-cell office:value-type="float" office:value="10.1705" calcext:value-type="float">
            <text:p>10.1705</text:p>
          </table:table-cell>
          <table:table-cell office:value-type="float" office:value="1.6283" calcext:value-type="float">
            <text:p>1.6283</text:p>
          </table:table-cell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Element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electronegativit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float" office:value="1" calcext:value-type="float">
            <text:p>1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float" office:value="0.384" calcext:value-type="float">
            <text:p>0.3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float" office:value="0.616" calcext:value-type="float">
            <text:p>0.6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.192" calcext:value-type="float">
            <text:p>1.1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1.349" calcext:value-type="float">
            <text:p>1.3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1.561" calcext:value-type="float">
            <text:p>1.5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.365" calcext:value-type="float">
            <text:p>0.3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office:value-type="float" office:value="0.514" calcext:value-type="float">
            <text:p>0.5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float" office:value="0.631" calcext:value-type="float">
            <text:p>0.6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float" office:value="0.745" calcext:value-type="float">
            <text:p>0.7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0.859" calcext:value-type="float">
            <text:p>0.8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1.012" calcext:value-type="float">
            <text:p>1.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</text:p>
          </table:table-cell>
          <table:table-cell office:value-type="float" office:value="1" calcext:value-type="float">
            <text:p>1</text:p>
          </table:table-cell>
          <table:table-cell office:value-type="float" office:value="1.239" calcext:value-type="float">
            <text:p>1.2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float" office:value="0.322" calcext:value-type="float">
            <text:p>0.3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float" office:value="1" calcext:value-type="float">
            <text:p>1</text:p>
          </table:table-cell>
          <table:table-cell office:value-type="float" office:value="0.392" calcext:value-type="float">
            <text:p>0.3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.5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float" office:value="1" calcext:value-type="float">
            <text:p>1</text:p>
          </table:table-cell>
          <table:table-cell office:value-type="float" office:value="0.604" calcext:value-type="float">
            <text:p>0.6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float" office:value="0.639" calcext:value-type="float">
            <text:p>0.6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</text:p>
          </table:table-cell>
          <table:table-cell office:value-type="float" office:value="1" calcext:value-type="float">
            <text:p>1</text:p>
          </table:table-cell>
          <table:table-cell office:value-type="float" office:value="0.651" calcext:value-type="float">
            <text:p>0.6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n</text:p>
          </table:table-cell>
          <table:table-cell office:value-type="float" office:value="1" calcext:value-type="float">
            <text:p>1</text:p>
          </table:table-cell>
          <table:table-cell office:value-type="float" office:value="0.608" calcext:value-type="float">
            <text:p>0.6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</text:p>
          </table:table-cell>
          <table:table-cell office:value-type="float" office:value="1" calcext:value-type="float">
            <text:p>1</text:p>
          </table:table-cell>
          <table:table-cell office:value-type="float" office:value="0.718" calcext:value-type="float">
            <text:p>0.7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 office:value-type="float" office:value="0.737" calcext:value-type="float">
            <text:p>0.7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float" office:value="0.749" calcext:value-type="float">
            <text:p>0.7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float" office:value="0.745" calcext:value-type="float">
            <text:p>0.7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float" office:value="1" calcext:value-type="float">
            <text:p>1</text:p>
          </table:table-cell>
          <table:table-cell office:value-type="float" office:value="0.647" calcext:value-type="float">
            <text:p>0.6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</text:p>
          </table:table-cell>
          <table:table-cell office:value-type="float" office:value="1" calcext:value-type="float">
            <text:p>1</text:p>
          </table:table-cell>
          <table:table-cell office:value-type="float" office:value="0.788" calcext:value-type="float">
            <text:p>0.7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office:value-type="float" office:value="0.855" calcext:value-type="float">
            <text:p>0.8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</text:p>
          </table:table-cell>
          <table:table-cell office:value-type="float" office:value="1" calcext:value-type="float">
            <text:p>1</text:p>
          </table:table-cell>
          <table:table-cell office:value-type="float" office:value="1.161" calcext:value-type="float">
            <text:p>1.1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r</text:p>
          </table:table-cell>
          <table:table-cell office:value-type="float" office:value="1" calcext:value-type="float">
            <text:p>1</text:p>
          </table:table-cell>
          <table:table-cell office:value-type="float" office:value="1.176" calcext:value-type="float">
            <text:p>1.1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b</text:p>
          </table:table-cell>
          <table:table-cell office:value-type="float" office:value="1" calcext:value-type="float">
            <text:p>1</text:p>
          </table:table-cell>
          <table:table-cell office:value-type="float" office:value="0.322" calcext:value-type="float">
            <text:p>0.3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r</text:p>
          </table:table-cell>
          <table:table-cell office:value-type="float" office:value="1" calcext:value-type="float">
            <text:p>1</text:p>
          </table:table-cell>
          <table:table-cell office:value-type="float" office:value="0.373" calcext:value-type="float">
            <text:p>0.3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.478" calcext:value-type="float">
            <text:p>0.4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r</text:p>
          </table:table-cell>
          <table:table-cell office:value-type="float" office:value="1" calcext:value-type="float">
            <text:p>1</text:p>
          </table:table-cell>
          <table:table-cell office:value-type="float" office:value="0.522" calcext:value-type="float">
            <text:p>0.5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float" office:value="1" calcext:value-type="float">
            <text:p>1</text:p>
          </table:table-cell>
          <table:table-cell office:value-type="float" office:value="0.627" calcext:value-type="float">
            <text:p>0.6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float" office:value="1" calcext:value-type="float">
            <text:p>1</text:p>
          </table:table-cell>
          <table:table-cell office:value-type="float" office:value="0.847" calcext:value-type="float">
            <text:p>0.8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c</text:p>
          </table:table-cell>
          <table:table-cell office:value-type="float" office:value="1" calcext:value-type="float">
            <text:p>1</text:p>
          </table:table-cell>
          <table:table-cell office:value-type="float" office:value="0.745" calcext:value-type="float">
            <text:p>0.7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float" office:value="0.894" calcext:value-type="float">
            <text:p>0.8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d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g</text:p>
          </table:table-cell>
          <table:table-cell office:value-type="float" office:value="1" calcext:value-type="float">
            <text:p>1</text:p>
          </table:table-cell>
          <table:table-cell office:value-type="float" office:value="0.757" calcext:value-type="float">
            <text:p>0.7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office:value-type="float" office:value="1" calcext:value-type="float">
            <text:p>1</text:p>
          </table:table-cell>
          <table:table-cell office:value-type="float" office:value="0.663" calcext:value-type="float">
            <text:p>0.6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float" office:value="0.698" calcext:value-type="float">
            <text:p>0.6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n</text:p>
          </table:table-cell>
          <table:table-cell office:value-type="float" office:value="1" calcext:value-type="float">
            <text:p>1</text:p>
          </table:table-cell>
          <table:table-cell office:value-type="float" office:value="0.769" calcext:value-type="float">
            <text:p>0.76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b</text:p>
          </table:table-cell>
          <table:table-cell office:value-type="float" office:value="1" calcext:value-type="float">
            <text:p>1</text:p>
          </table:table-cell>
          <table:table-cell office:value-type="float" office:value="0.804" calcext:value-type="float">
            <text:p>0.8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float" office:value="0.824" calcext:value-type="float">
            <text:p>0.8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1.043" calcext:value-type="float">
            <text:p>1.0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e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float" office:value="0.349" calcext:value-type="float">
            <text:p>0.3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office:value-type="float" office:value="0.431" calcext:value-type="float">
            <text:p>0.4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float" office:value="0.439" calcext:value-type="float">
            <text:p>0.4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</text:p>
          </table:table-cell>
          <table:table-cell office:value-type="float" office:value="1" calcext:value-type="float">
            <text:p>1</text:p>
          </table:table-cell>
          <table:table-cell office:value-type="float" office:value="0.443" calcext:value-type="float">
            <text:p>0.4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office:value-type="float" office:value="0.447" calcext:value-type="float">
            <text:p>0.4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float" office:value="0.443" calcext:value-type="float">
            <text:p>0.4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</text:p>
          </table:table-cell>
          <table:table-cell office:value-type="float" office:value="1" calcext:value-type="float">
            <text:p>1</text:p>
          </table:table-cell>
          <table:table-cell office:value-type="float" office:value="0.459" calcext:value-type="float">
            <text:p>0.4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</text:p>
          </table:table-cell>
          <table:table-cell office:value-type="float" office:value="1" calcext:value-type="float">
            <text:p>1</text:p>
          </table:table-cell>
          <table:table-cell office:value-type="float" office:value="0.471" calcext:value-type="float">
            <text:p>0.4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d</text:p>
          </table:table-cell>
          <table:table-cell office:value-type="float" office:value="1" calcext:value-type="float">
            <text:p>1</text:p>
          </table:table-cell>
          <table:table-cell office:value-type="float" office:value="0.471" calcext:value-type="float">
            <text:p>0.4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b</text:p>
          </table:table-cell>
          <table:table-cell office:value-type="float" office:value="1" calcext:value-type="float">
            <text:p>1</text:p>
          </table:table-cell>
          <table:table-cell office:value-type="float" office:value="0.478" calcext:value-type="float">
            <text:p>0.4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y</text:p>
          </table:table-cell>
          <table:table-cell office:value-type="float" office:value="1" calcext:value-type="float">
            <text:p>1</text:p>
          </table:table-cell>
          <table:table-cell office:value-type="float" office:value="0.482" calcext:value-type="float">
            <text:p>0.4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</text:p>
          </table:table-cell>
          <table:table-cell office:value-type="float" office:value="1" calcext:value-type="float">
            <text:p>1</text:p>
          </table:table-cell>
          <table:table-cell office:value-type="float" office:value="0.486" calcext:value-type="float">
            <text:p>0.4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</text:p>
          </table:table-cell>
          <table:table-cell office:value-type="float" office:value="1" calcext:value-type="float">
            <text:p>1</text:p>
          </table:table-cell>
          <table:table-cell office:value-type="float" office:value="0.486" calcext:value-type="float">
            <text:p>0.4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b</text:p>
          </table:table-cell>
          <table:table-cell office:value-type="float" office:value="1" calcext:value-type="float">
            <text:p>1</text:p>
          </table:table-cell>
          <table:table-cell office:value-type="float" office:value="0.431" calcext:value-type="float">
            <text:p>0.4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float" office:value="1" calcext:value-type="float">
            <text:p>1</text:p>
          </table:table-cell>
          <table:table-cell office:value-type="float" office:value="0.498" calcext:value-type="float">
            <text:p>0.4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office:value-type="float" office:value="0.588" calcext:value-type="float">
            <text:p>0.5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0.925" calcext:value-type="float">
            <text:p>0.9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</text:p>
          </table:table-cell>
          <table:table-cell office:value-type="float" office:value="1" calcext:value-type="float">
            <text:p>1</text:p>
          </table:table-cell>
          <table:table-cell office:value-type="float" office:value="0.745" calcext:value-type="float">
            <text:p>0.7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float" office:value="0.894" calcext:value-type="float">
            <text:p>0.8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</text:p>
          </table:table-cell>
          <table:table-cell office:value-type="float" office:value="1" calcext:value-type="float">
            <text:p>1</text:p>
          </table:table-cell>
          <table:table-cell office:value-type="float" office:value="0.996" calcext:value-type="float">
            <text:p>0.9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g</text:p>
          </table:table-cell>
          <table:table-cell office:value-type="float" office:value="1" calcext:value-type="float">
            <text:p>1</text:p>
          </table:table-cell>
          <table:table-cell office:value-type="float" office:value="0.784" calcext:value-type="float">
            <text:p>0.7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float" office:value="0.635" calcext:value-type="float">
            <text:p>0.6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float" office:value="0.914" calcext:value-type="float">
            <text:p>0.9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</text:p>
          </table:table-cell>
          <table:table-cell office:value-type="float" office:value="1" calcext:value-type="float">
            <text:p>1</text:p>
          </table:table-cell>
          <table:table-cell office:value-type="float" office:value="0.792" calcext:value-type="float">
            <text:p>0.79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</text:p>
          </table:table-cell>
          <table:table-cell office:value-type="float" office:value="1" calcext:value-type="float">
            <text:p>1</text:p>
          </table:table-cell>
          <table:table-cell office:value-type="float" office:value="0.784" calcext:value-type="float">
            <text:p>0.78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float" office:value="1" calcext:value-type="float">
            <text:p>1</text:p>
          </table:table-cell>
          <table:table-cell office:value-type="float" office:value="0.863" calcext:value-type="float">
            <text:p>0.8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n</text:p>
          </table:table-cell>
          <table:table-cell office:value-type="float" office:value="1" calcext:value-type="float">
            <text:p>1</text:p>
          </table:table-cell>
          <table:table-cell table:formula="of:#VALUE!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float" office:value="1" calcext:value-type="float">
            <text:p>1</text:p>
          </table:table-cell>
          <table:table-cell office:value-type="float" office:value="0.275" calcext:value-type="float">
            <text:p>0.2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float" office:value="0.349" calcext:value-type="float">
            <text:p>0.3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office:value-type="float" office:value="1" calcext:value-type="float">
            <text:p>1</text:p>
          </table:table-cell>
          <table:table-cell office:value-type="float" office:value="0.431" calcext:value-type="float">
            <text:p>0.4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0.588" calcext:value-type="float">
            <text:p>0.5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541" calcext:value-type="float">
            <text:p>0.5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p</text:p>
          </table:table-cell>
          <table:table-cell office:value-type="float" office:value="1" calcext:value-type="float">
            <text:p>1</text:p>
          </table:table-cell>
          <table:table-cell office:value-type="float" office:value="0.533" calcext:value-type="float">
            <text:p>0.5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u</text:p>
          </table:table-cell>
          <table:table-cell office:value-type="float" office:value="1" calcext:value-type="float">
            <text:p>1</text:p>
          </table:table-cell>
          <table:table-cell office:value-type="float" office:value="0.502" calcext:value-type="float">
            <text:p>0.5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k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f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m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d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13:10:38.44986248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6:50:22.048274339</meta:creation-date>
    <dc:date>2022-01-28T15:38:59.631372751</dc:date>
    <meta:editing-duration>PT22H32M2S</meta:editing-duration>
    <meta:editing-cycles>34</meta:editing-cycles>
    <meta:generator>LibreOffice/7.2.5.2$Linux_X86_64 LibreOffice_project/20$Build-2</meta:generator>
    <meta:document-statistic meta:table-count="8" meta:cell-count="7703" meta:object-count="0"/>
  </office:meta>
</office:document-meta>
</file>